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425799831B092342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2.185cm" fo:break-before="auto" style:use-optimal-row-height="false"/>
    </style:style>
    <style:style style:name="ro8" style:family="table-row">
      <style:table-row-properties style:row-height="1.993cm" fo:break-before="auto" style:use-optimal-row-height="false"/>
    </style:style>
    <style:style style:name="ro9" style:family="table-row">
      <style:table-row-properties style:row-height="1.194cm" fo:break-before="auto" style:use-optimal-row-height="true"/>
    </style:style>
    <style:style style:name="ro10" style:family="table-row">
      <style:table-row-properties style:row-height="2.596cm" fo:break-before="auto" style:use-optimal-row-height="false"/>
    </style:style>
    <style:style style:name="ro11" style:family="table-row">
      <style:table-row-properties style:row-height="2.693cm" fo:break-before="auto" style:use-optimal-row-height="false"/>
    </style:style>
    <style:style style:name="ro12" style:family="table-row">
      <style:table-row-properties style:row-height="2.191cm" fo:break-before="auto" style:use-optimal-row-height="false"/>
    </style:style>
    <style:style style:name="ro13" style:family="table-row">
      <style:table-row-properties style:row-height="2.646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69a2e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97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40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40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1" style:family="table-cell" style:parent-style-name="Default">
      <style:table-cell-properties style:cell-protect="none" style:print-content="true"/>
      <style:text-properties style:font-name="Times New Roman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weight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5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887cm" svg:x2="9cm" svg:y2="19.719cm">
              <text:p/>
            </draw:line>
            <draw:line draw:style-name="gr2" draw:text-style-name="P2" svg:x1="20.619cm" svg:y1="17.896cm" svg:x2="15.5cm" svg:y2="19.815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15" table:number-columns-repeated="8"/>
          <table:table-cell table:number-columns-repeated="1016"/>
        </table:table-row>
        <table:table-row table:style-name="ro4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4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4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4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187cm" draw:z-index="3" draw:style-name="gr4" draw:text-style-name="P4" svg:width="3.393cm" svg:height="0.925cm" svg:x="1.216cm" svg:y="0.32cm" draw:control="control3"/>
          </table:table-cell>
          <table:table-cell table:number-columns-repeated="2"/>
          <table:table-cell>
            <draw:control table:end-cell-address="Aide.F26" table:end-x="1.603cm" table:end-y="0.327cm" draw:z-index="4" draw:style-name="gr4" draw:text-style-name="P4" svg:width="3.491cm" svg:height="0.965cm" svg:x="0.369cm" svg:y="0.4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partenance" table:style-name="ta2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6.091cm" svg:height="1.508cm" svg:x="42.185cm" svg:y="24.526cm" draw:control="control5"/>
          <draw:control draw:z-index="1" draw:style-name="gr5" draw:text-style-name="P3" svg:width="6.054cm" svg:height="1.486cm" svg:x="48.722cm" svg:y="24.531cm" draw:control="control6"/>
          <draw:control draw:z-index="2" draw:style-name="gr3" draw:text-style-name="P3" svg:width="4.247cm" svg:height="1.5cm" svg:x="0.753cm" svg:y="24.5cm" draw:control="control7"/>
          <draw:control draw:z-index="3" draw:style-name="gr3" draw:text-style-name="P3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6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I$1]);[$Données.$T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+10" calcext:value-type="string">
            <text:p>y = -10x+1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-2" calcext:value-type="float">
            <text:p>-2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30" calcext:value-type="float">
            <text:p>30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I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I$1]);INDEX([$Données.$K$88:$Données.$K$107];[$Données.J88])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1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-x-5" calcext:value-type="string">
            <text:p>y = -x-5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6" calcext:value-type="float">
            <text:p>6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-21" calcext:value-type="float">
            <text:p>-21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I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I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2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5" calcext:value-type="string">
            <text:p>y = 8x+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6" calcext:value-type="float">
            <text:p>6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57" calcext:value-type="float">
            <text:p>5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I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I$1]);INDEX([$Données.$K$88:$Données.$K$107];[$Données.J90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13x+8y+5=0" calcext:value-type="string">
            <text:p>13x+8y+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235294117647059" calcext:value-type="float">
            <text:p><text:s/>4/17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I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I$1]);INDEX([$Données.$K$108:$Données.$K$127];[$Données.J108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7x-4y+3=0" calcext:value-type="string">
            <text:p>7x-4y+3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6" calcext:value-type="float">
            <text:p>6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0.0666666666666667" calcext:value-type="float">
            <text:p>- 1/1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I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I$1]);INDEX([$Données.$K$108:$Données.$K$127];[$Données.J109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7x+18y+16=0" calcext:value-type="string">
            <text:p>-7x+18y+16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7" calcext:value-type="float">
            <text:p>-7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float" office:value="-3.61111111111111" calcext:value-type="float">
            <text:p>-65/18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I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I$1]);INDEX([$Données.$K$108:$Données.$K$127];[$Données.J110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14x-19y-8=0" calcext:value-type="string">
            <text:p>14x-19y-8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6.21428571428571" calcext:value-type="float">
            <text:p>-87/14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I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I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-20x+16y+4=0" calcext:value-type="string">
            <text:p>-20x+16y+4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-0.454545454545455" calcext:value-type="float">
            <text:p>- 5/11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-3" calcext:value-type="float">
            <text:p>-3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I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I$1]);INDEX([$Données.$K$128:$Données.$K$147];[$Données.J129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x/9+5/18" calcext:value-type="string">
            <text:p>y = x/9+5/18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-0.0134228187919463" calcext:value-type="float">
            <text:p>- 1/75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6" calcext:value-type="float">
            <text:p>6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I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I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2x/3-1/3" calcext:value-type="string">
            <text:p>y = 2x/3-1/3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-0.25" calcext:value-type="float">
            <text:p>- 1/4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4" calcext:value-type="float">
            <text:p>4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I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I$1]);INDEX([$Données.$K$128:$Données.$K$147];[$Données.J131]);&quot;&quot;)">
            <text:p/>
          </table:table-cell>
          <table:table-cell table:number-columns-repeated="54"/>
        </table:table-row>
        <table:table-row table:style-name="ro9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9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9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9" table:number-rows-repeated="8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9" table:number-rows-repeated="48">
          <table:table-cell table:style-name="ce226" table:number-columns-repeated="8"/>
          <table:table-cell table:number-columns-repeated="56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5.343cm" svg:height="1.5cm" svg:x="28.959cm" svg:y="24.501cm" draw:control="control9"/>
          <draw:control draw:z-index="1" draw:style-name="gr5" draw:text-style-name="P3" svg:width="5.088cm" svg:height="1.484cm" svg:x="34.871cm" svg:y="24.517cm" draw:control="control10"/>
          <draw:control draw:z-index="2" draw:style-name="gr3" draw:text-style-name="P3" svg:width="4.247cm" svg:height="1.5cm" svg:x="0.2cm" svg:y="24.427cm" draw:control="control11"/>
          <draw:control draw:z-index="3" draw:style-name="gr3" draw:text-style-name="P3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6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I$1]);[$Données.$U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10x-y+8=0" calcext:value-type="string">
            <text:p>10x-y+8=0</text:p>
          </table:table-cell>
          <table:table-cell table:style-name="ce161"/>
          <table:table-cell table:style-name="ce167" table:formula="of:=IF(AND([.$AA$3];[$Synthèse.$I$1]);IF(ISBLANK([.C3]);&quot;&quot;;IF([.C3]=[$Données.I62];&quot;VRAI&quot;;&quot;FAUX&quot;));&quot;&quot;)">
            <text:p/>
          </table:table-cell>
          <table:table-cell table:style-name="ce182" table:formula="of:=IF(AND([.$AA$3];[.$AA$4];[$Synthèse.$I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-4x-y-2=0" calcext:value-type="string">
            <text:p>-4x-y-2=0</text:p>
          </table:table-cell>
          <table:table-cell table:style-name="ce161"/>
          <table:table-cell table:style-name="ce168" table:formula="of:=IF(AND([.$AA$3];[$Synthèse.$I$1]);IF(ISBLANK([.C4]);&quot;&quot;;IF([.C4]=[$Données.I63];&quot;VRAI&quot;;&quot;FAUX&quot;));&quot;&quot;)">
            <text:p/>
          </table:table-cell>
          <table:table-cell table:style-name="ce183" table:formula="of:=IF(AND([.$AA$3];[.$AA$4];[$Synthèse.$I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-18x-12y+18=0" calcext:value-type="string">
            <text:p>-18x-12y+18=0</text:p>
          </table:table-cell>
          <table:table-cell table:style-name="ce161"/>
          <table:table-cell table:style-name="ce169" table:formula="of:=IF(AND([.$AA$3];[$Synthèse.$I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I$1]);INDEX([$Données.$I$66:$Données.$I$85];[$Données.J66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-4y-17=0" calcext:value-type="string">
            <text:p>5x-4y-17=0</text:p>
          </table:table-cell>
          <table:table-cell table:style-name="ce161"/>
          <table:table-cell table:style-name="ce170" table:formula="of:=IF(AND([.$AA$3];[$Synthèse.$I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I$1]);INDEX([$Données.$I$66:$Données.$I$85];[$Données.J67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-8x-14y+6=0" calcext:value-type="string">
            <text:p>-8x-14y+6=0</text:p>
          </table:table-cell>
          <table:table-cell table:style-name="ce161"/>
          <table:table-cell table:style-name="ce171" table:formula="of:=IF(AND([.$AA$3];[$Synthèse.$I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I$1]);INDEX([$Données.$I$66:$Données.$I$85];[$Données.J68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8x-18y+14=0" calcext:value-type="string">
            <text:p>-18x-18y+14=0</text:p>
          </table:table-cell>
          <table:table-cell table:style-name="ce161"/>
          <table:table-cell table:style-name="ce172" table:formula="of:=IF(AND([.$AA$3];[$Synthèse.$I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I$1]);INDEX([$Données.$I$66:$Données.$I$85];[$Données.J69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2x+7y-11=0" calcext:value-type="string">
            <text:p>2x+7y-11=0</text:p>
          </table:table-cell>
          <table:table-cell table:style-name="ce161"/>
          <table:table-cell table:style-name="ce173" table:formula="of:=IF(AND([.$AA$3];[$Synthèse.$I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I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18x+13y-20=0" calcext:value-type="string">
            <text:p>18x+13y-20=0</text:p>
          </table:table-cell>
          <table:table-cell table:style-name="ce161"/>
          <table:table-cell table:style-name="ce174" table:formula="of:=IF(AND([.$AA$3];[$Synthèse.$I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I$1]);INDEX([$Données.$I$66:$Données.$I$85];[$Données.J71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2x-2y-18=0" calcext:value-type="string">
            <text:p>-2x-2y-18=0</text:p>
          </table:table-cell>
          <table:table-cell table:style-name="ce161"/>
          <table:table-cell table:style-name="ce175" table:formula="of:=IF(AND([.$AA$3];[$Synthèse.$I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I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6x+7y+12=0" calcext:value-type="string">
            <text:p>-6x+7y+12=0</text:p>
          </table:table-cell>
          <table:table-cell table:style-name="ce161"/>
          <table:table-cell table:style-name="ce176" table:formula="of:=IF(AND([.$AA$3];[$Synthèse.$I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I$1]);INDEX([$Données.$I$66:$Données.$I$85];[$Données.J73]);&quot;&quot;)">
            <text:p/>
          </table:table-cell>
          <table:table-cell table:number-columns-repeated="59"/>
        </table:table-row>
        <table:table-row table:style-name="ro9" table:number-rows-repeated="2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9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9">
          <table:table-cell table:style-name="ce226" office:value-type="string" calcext:value-type="string">
            <text:p>Exemple d’équation : y=-15x/11+12/11</text:p>
          </table:table-cell>
          <table:table-cell table:style-name="ce226" table:number-columns-repeated="2"/>
          <table:table-cell table:number-columns-repeated="61"/>
        </table:table-row>
        <table:table-row table:style-name="ro9" table:number-rows-repeated="7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9" table:number-rows-repeated="48">
          <table:table-cell table:style-name="ce226" table:number-columns-repeated="3"/>
          <table:table-cell table:number-columns-repeated="61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1" draw:style-name="gr5" draw:text-style-name="P3" svg:width="5.5cm" svg:height="1.499cm" svg:x="14cm" svg:y="18.954cm" draw:control="control13"/>
          <draw:control draw:z-index="2" draw:style-name="gr5" draw:text-style-name="P3" svg:width="5.5cm" svg:height="1.511cm" svg:x="20.1cm" svg:y="18.936cm" draw:control="control14"/>
          <draw:control draw:z-index="3" draw:style-name="gr3" draw:text-style-name="P3" svg:width="4.247cm" svg:height="1.5cm" svg:x="0.454cm" svg:y="18.926cm" draw:control="control15"/>
          <draw:control draw:z-index="4" draw:style-name="gr3" draw:text-style-name="P3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0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I3];&quot;VRAI&quot;;&quot;FAUX&quot;));&quot;&quot;)">
            <text:p/>
          </table:table-cell>
          <table:table-cell table:style-name="ce53" table:formula="of:=IF(AND([.$E$22];[.$F$22];[$Synthèse.$I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I4];&quot;VRAI&quot;;&quot;FAUX&quot;));&quot;&quot;)">
            <text:p/>
          </table:table-cell>
          <table:table-cell table:style-name="ce10" table:formula="of:=IF(AND([.$E$22];[.$F$22];[$Synthèse.$I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I5];&quot;VRAI&quot;;&quot;FAUX&quot;));&quot;&quot;)">
            <text:p/>
          </table:table-cell>
          <table:table-cell table:style-name="ce54" table:formula="of:=IF(AND([.$E$22];[.$F$22];[$Synthèse.$I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I$1]);IF(ISBLANK([.B6]);&quot;&quot;;IF([.B6]=[Données.I6];&quot;VRAI&quot;;&quot;FAUX&quot;));&quot;&quot;)">
            <text:p/>
          </table:table-cell>
          <table:table-cell table:style-name="ce18" table:formula="of:=IF(AND([.$E$22];[.$F$22];[$Synthèse.$I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I7];&quot;VRAI&quot;;&quot;FAUX&quot;));&quot;&quot;)">
            <text:p/>
          </table:table-cell>
          <table:table-cell table:style-name="ce58" table:formula="of:=IF(AND([.$E$22];[.$F$22];[$Synthèse.$I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V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4x+7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2" table:style-name="ta5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5" draw:text-style-name="P3" svg:width="4.999cm" svg:height="1.519cm" svg:x="15.5cm" svg:y="19.076cm" draw:control="control17"/>
          <draw:control draw:z-index="2" draw:style-name="gr5" draw:text-style-name="P3" svg:width="4.999cm" svg:height="1.472cm" svg:x="21.1cm" svg:y="19.066cm" draw:control="control18"/>
          <draw:control draw:z-index="3" draw:style-name="gr3" draw:text-style-name="P3" svg:width="4.247cm" svg:height="1.5cm" svg:x="0.5cm" svg:y="19.038cm" draw:control="control19"/>
          <draw:control draw:z-index="4" draw:style-name="gr3" draw:text-style-name="P3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I$1]);IF(ISBLANK([.B3]);&quot;&quot;;IF([.B3]=[Données.I16];&quot;VRAI&quot;;&quot;FAUX&quot;));&quot;&quot;)">
            <text:p/>
          </table:table-cell>
          <table:table-cell table:style-name="ce53" table:formula="of:=IF(AND([.$E$22];[.$F$22];[$Synthèse.$I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I$1]);IF(ISBLANK([.B4]);&quot;&quot;;IF([.B4]=[Données.I17];&quot;VRAI&quot;;&quot;FAUX&quot;));&quot;&quot;)">
            <text:p/>
          </table:table-cell>
          <table:table-cell table:style-name="ce10" table:formula="of:=IF(AND([.$E$22];[.$F$22];[$Synthèse.$I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I$1]);IF(ISBLANK([.B5]);&quot;&quot;;IF([.B5]=[Données.I18];&quot;VRAI&quot;;&quot;FAUX&quot;));&quot;&quot;)">
            <text:p/>
          </table:table-cell>
          <table:table-cell table:style-name="ce54" table:formula="of:=IF(AND([.$E$22];[.$F$22];[$Synthèse.$I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I$1]);IF(ISBLANK([.B6]);&quot;&quot;;IF([.B6]=[Données.I19];&quot;VRAI&quot;;&quot;FAUX&quot;));&quot;&quot;)">
            <text:p/>
          </table:table-cell>
          <table:table-cell table:style-name="ce18" table:formula="of:=IF(AND([.$E$22];[.$F$22];[$Synthèse.$I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I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/>
          <table:table-cell table:style-name="ce226"/>
          <table:table-cell table:style-name="ce11" table:formula="of:=IF(AND([.$E$22];[$Synthèse.$I$1]);[$Données.$W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3x+6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3" table:style-name="ta6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1" draw:style-name="gr5" draw:text-style-name="P3" svg:width="5cm" svg:height="1.516cm" svg:x="23.01cm" svg:y="19.036cm" draw:control="control21"/>
          <draw:control draw:z-index="2" draw:style-name="gr5" draw:text-style-name="P3" svg:width="5cm" svg:height="1.599cm" svg:x="17.5cm" svg:y="18.98cm" draw:control="control22"/>
          <draw:control draw:z-index="3" draw:style-name="gr3" draw:text-style-name="P3" svg:width="4.247cm" svg:height="1.5cm" svg:x="0.263cm" svg:y="19.06cm" draw:control="control23"/>
          <draw:control draw:z-index="4" draw:style-name="gr3" draw:text-style-name="P3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K32];&quot;VRAI&quot;;&quot;FAUX&quot;));&quot;&quot;)">
            <text:p/>
          </table:table-cell>
          <table:table-cell table:style-name="ce53" table:formula="of:=IF(AND([.$E$22];[.$F$22];[$Synthèse.$I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K33];&quot;VRAI&quot;;&quot;FAUX&quot;));&quot;&quot;)">
            <text:p/>
          </table:table-cell>
          <table:table-cell table:style-name="ce10" table:formula="of:=IF(AND([.$E$22];[.$F$22];[$Synthèse.$I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K34];&quot;VRAI&quot;;&quot;FAUX&quot;));&quot;&quot;)">
            <text:p/>
          </table:table-cell>
          <table:table-cell table:style-name="ce54" table:formula="of:=IF(AND([.$E$22];[.$F$22];[$Synthèse.$I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I$1]);IF(ISBLANK([.B6]);&quot;&quot;;IF([.B6]=[Données.K35];&quot;VRAI&quot;;&quot;FAUX&quot;));&quot;&quot;)">
            <text:p/>
          </table:table-cell>
          <table:table-cell table:style-name="ce227" table:formula="of:=IF(AND([.$E$22];[.$F$22];[$Synthèse.$I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K36];&quot;VRAI&quot;;&quot;FAUX&quot;));&quot;&quot;)">
            <text:p/>
          </table:table-cell>
          <table:table-cell table:style-name="ce58" table:formula="of:=IF(AND([.$E$22];[.$F$22];[$Synthèse.$I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X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7x/6+3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onnées" table:style-name="ta7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4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4">
          <table:table-cell table:style-name="ce230" office:value-type="float" office:value="0.984036622234929" calcext:value-type="float">
            <text:p>0,98403662223492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4" calcext:value-type="float">
            <text:p>-4</text:p>
          </table:table-cell>
          <table:table-cell table:style-name="ce230" table:number-columns-repeated="2"/>
          <table:table-cell table:style-name="ce230" table:formula="of:=CONCATENATE([.C3];[.D3])" office:value-type="string" office:string-value="x=-4" calcext:value-type="string">
            <text:p>x=-4</text:p>
          </table:table-cell>
          <table:table-cell table:style-name="ce230" table:formula="of:=RANK([.A3];[.$A$3:.$A$12];0)" office:value-type="float" office:value="1" calcext:value-type="float">
            <text:p>1</text:p>
          </table:table-cell>
          <table:table-cell table:style-name="ce230" table:formula="of:=INDEX([.$G$3:.$G$12];[.H3])" office:value-type="string" office:string-value="x=-4" calcext:value-type="string">
            <text:p>x=-4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4" calcext:value-type="float">
            <text:p>-4</text:p>
          </table:table-cell>
          <table:table-cell table:style-name="ce233" table:formula="of:=IF([.H3]=1;[.$D$3];IF([.H3]=2;[.$D$4];[.$R$3]))" office:value-type="float" office:value="-4" calcext:value-type="float">
            <text:p>-4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4">
          <table:table-cell table:style-name="ce230" office:value-type="float" office:value="0.6886702818138" calcext:value-type="float">
            <text:p>0,688670281813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4" calcext:value-type="float">
            <text:p>4</text:p>
          </table:table-cell>
          <table:table-cell table:style-name="ce230" table:formula="of:=INDEX([.$G$3:.$G$12];[.H4])" office:value-type="string" office:string-value="y=10" calcext:value-type="string">
            <text:p>y=10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10" calcext:value-type="float">
            <text:p>10</text:p>
          </table:table-cell>
          <table:table-cell table:style-name="ce233" table:formula="of:=IF([.H4]=1;[.$R$5];IF([.H4]=2;[.$R$5];INDEX([.$D$3:.$D$12];[.H4])*[.N4]+INDEX([.$E$3:.$E$12];[.H4])))" office:value-type="float" office:value="10" calcext:value-type="float">
            <text:p>10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>
            <text:p/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303569330483958" calcext:value-type="float">
            <text:p>0,303569330483958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2" calcext:value-type="float">
            <text:p>-2</text:p>
          </table:table-cell>
          <table:table-cell table:style-name="ce230"/>
          <table:table-cell table:style-name="ce230" table:formula="of:=CONCATENATE([.C5];[.E5])" office:value-type="string" office:string-value="y=-2" calcext:value-type="string">
            <text:p>y=-2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3x+4" calcext:value-type="string">
            <text:p>y=3x+4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29" calcext:value-type="float">
            <text:p>-29</text:p>
          </table:table-cell>
          <table:table-cell table:style-name="ce233" table:formula="of:=IF([.H5]=1;[.$R$5];IF([.H5]=2;[.$R$5];INDEX([.$D$3:.$D$12];[.H5])*[.N5]+INDEX([.$E$3:.$E$12];[.H5])))" office:value-type="float" office:value="37" calcext:value-type="float">
            <text:p>37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>
            <text:p/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945973714358323" calcext:value-type="float">
            <text:p>0,94597371435832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0"/>
          <table:table-cell table:style-name="ce230" table:formula="of:=CONCATENATE([.C6];[.E6])" office:value-type="string" office:string-value="y=10" calcext:value-type="string">
            <text:p>y=10</text:p>
          </table:table-cell>
          <table:table-cell table:style-name="ce230" table:formula="of:=RANK([.A6];[.$A$3:.$A$12];0)" office:value-type="float" office:value="2" calcext:value-type="float">
            <text:p>2</text:p>
          </table:table-cell>
          <table:table-cell table:style-name="ce258" table:formula="of:=INDEX([.$G$3:.$G$12];[.H6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3" calcext:value-type="float">
            <text:p>3</text:p>
          </table:table-cell>
          <table:table-cell table:style-name="ce233" table:formula="of:=IF([.H6]=1;[.$D$3];IF([.H6]=2;[.$D$4];[.$R$3]))" office:value-type="float" office:value="3" calcext:value-type="float">
            <text:p>3</text:p>
          </table:table-cell>
          <table:table-cell table:style-name="ce233" table:formula="of:=IF([.H6]=1;[.$R$4];IF([.H6]=2;[.$R$4];INDEX([.$D$3:.$D$12];[.H6])*[.M6]+INDEX([.$E$3:.$E$12];[.H6])))" office:value-type="float" office:value="-11" calcext:value-type="float">
            <text:p>-11</text:p>
          </table:table-cell>
          <table:table-cell table:style-name="ce233" table:formula="of:=IF([.H6]=1;[.$R$5];IF([.H6]=2;[.$R$5];INDEX([.$D$3:.$D$12];[.H6])*[.N6]+INDEX([.$E$3:.$E$12];[.H6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>
            <text:p/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660919144011184" calcext:value-type="float">
            <text:p>0,66091914401118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5" calcext:value-type="string">
            <text:p>y=-2x+5</text:p>
          </table:table-cell>
          <table:table-cell table:style-name="ce231" table:formula="of:=RANK([.A7];[.$A$3:.$A$12];0)" office:value-type="float" office:value="5" calcext:value-type="float">
            <text:p>5</text:p>
          </table:table-cell>
          <table:table-cell table:style-name="ce231" table:formula="of:=INDEX([.$G$3:.$G$12];[.H7])" office:value-type="string" office:string-value="y=-2x+5" calcext:value-type="string">
            <text:p>y=-2x+5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27" calcext:value-type="float">
            <text:p>27</text:p>
          </table:table-cell>
          <table:table-cell table:style-name="ce233" table:formula="of:=IF([.H7]=1;[.$R$5];IF([.H7]=2;[.$R$5];INDEX([.$D$3:.$D$12];[.H7])*[.N7]+INDEX([.$E$3:.$E$12];[.H7])))" office:value-type="float" office:value="-17" calcext:value-type="float">
            <text:p>-17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>
            <text:p/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2708978979925" calcext:value-type="float">
            <text:p>0,270897897992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10" calcext:value-type="string">
            <text:p>y=-5x+10</text:p>
          </table:table-cell>
          <table:table-cell table:style-name="ce231" table:formula="of:=RANK([.A8];[.$A$3:.$A$12];0)" office:value-type="float" office:value="9" calcext:value-type="float">
            <text:p>9</text:p>
          </table:table-cell>
          <table:table-cell table:style-name="ce231" table:formula="of:=INDEX([.$G$3:.$G$12];[.H8])" office:value-type="string" office:string-value="y=x+7" calcext:value-type="string">
            <text:p>y=x+7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4" calcext:value-type="float">
            <text:p>-4</text:p>
          </table:table-cell>
          <table:table-cell table:style-name="ce233" table:formula="of:=IF([.H8]=1;[.$R$5];IF([.H8]=2;[.$R$5];INDEX([.$D$3:.$D$12];[.H8])*[.N8]+INDEX([.$E$3:.$E$12];[.H8])))" office:value-type="float" office:value="18" calcext:value-type="float">
            <text:p>18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>
            <text:p/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154224949761791" calcext:value-type="float">
            <text:p>0,154224949761791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-10" calcext:value-type="float">
            <text:p>-10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10" calcext:value-type="string">
            <text:p>y=-3x-10</text:p>
          </table:table-cell>
          <table:table-cell table:style-name="ce231" table:formula="of:=RANK([.A9];[.$A$3:.$A$12];0)" office:value-type="float" office:value="10" calcext:value-type="float">
            <text:p>10</text:p>
          </table:table-cell>
          <table:table-cell table:style-name="ce231" table:formula="of:=INDEX([.$G$3:.$G$12];[.H9])" office:value-type="string" office:string-value="y=2x-8" calcext:value-type="string">
            <text:p>y=2x-8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30" calcext:value-type="float">
            <text:p>-30</text:p>
          </table:table-cell>
          <table:table-cell table:style-name="ce233" table:formula="of:=IF([.H9]=1;[.$R$5];IF([.H9]=2;[.$R$5];INDEX([.$D$3:.$D$12];[.H9])*[.N9]+INDEX([.$E$3:.$E$12];[.H9])))" office:value-type="float" office:value="14" calcext:value-type="float">
            <text:p>14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577715344633778" calcext:value-type="float">
            <text:p>0,57771534463377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4" calcext:value-type="string">
            <text:p>y=3x+4</text:p>
          </table:table-cell>
          <table:table-cell table:style-name="ce231" table:formula="of:=RANK([.A10];[.$A$3:.$A$12];0)" office:value-type="float" office:value="6" calcext:value-type="float">
            <text:p>6</text:p>
          </table:table-cell>
          <table:table-cell table:style-name="ce231" table:formula="of:=INDEX([.$G$3:.$G$12];[.H10])" office:value-type="string" office:string-value="y=-5x+10" calcext:value-type="string">
            <text:p>y=-5x+10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65" calcext:value-type="float">
            <text:p>65</text:p>
          </table:table-cell>
          <table:table-cell table:style-name="ce233" table:formula="of:=IF([.H10]=1;[.$R$5];IF([.H10]=2;[.$R$5];INDEX([.$D$3:.$D$12];[.H10])*[.N10]+INDEX([.$E$3:.$E$12];[.H10])))" office:value-type="float" office:value="-45" calcext:value-type="float">
            <text:p>-4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1" office:value-type="float" office:value="0.426972320362332" calcext:value-type="float">
            <text:p>0,4269723203623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7" calcext:value-type="float">
            <text:p>7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x+7" calcext:value-type="string">
            <text:p>y=x+7</text:p>
          </table:table-cell>
          <table:table-cell table:style-name="ce231" table:formula="of:=RANK([.A11];[.$A$3:.$A$12];0)" office:value-type="float" office:value="7" calcext:value-type="float">
            <text:p>7</text:p>
          </table:table-cell>
          <table:table-cell table:style-name="ce231" table:formula="of:=INDEX([.$G$3:.$G$12];[.H11])" office:value-type="string" office:string-value="y=-3x-10" calcext:value-type="string">
            <text:p>y=-3x-10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23" calcext:value-type="float">
            <text:p>23</text:p>
          </table:table-cell>
          <table:table-cell table:style-name="ce233" table:formula="of:=IF([.H11]=1;[.$R$5];IF([.H11]=2;[.$R$5];INDEX([.$D$3:.$D$12];[.H11])*[.N11]+INDEX([.$E$3:.$E$12];[.H11])))" office:value-type="float" office:value="-43" calcext:value-type="float">
            <text:p>-43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75734549899461" calcext:value-type="float">
            <text:p>0,7573454989946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2x-8" calcext:value-type="string">
            <text:p>y=2x-8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2" calcext:value-type="string">
            <text:p>y=-2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2" calcext:value-type="float">
            <text:p>-2</text:p>
          </table:table-cell>
          <table:table-cell table:style-name="ce233" table:formula="of:=IF([.H12]=1;[.$R$5];IF([.H12]=2;[.$R$5];INDEX([.$D$3:.$D$12];[.H12])*[.N12]+INDEX([.$E$3:.$E$12];[.H12])))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4">
          <table:table-cell table:style-name="ce230" office:value-type="float" office:value="0.76530491448576" calcext:value-type="float">
            <text:p>0,76530491448576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6" calcext:value-type="float">
            <text:p>-6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6" calcext:value-type="string">
            <text:p>x=-6</text:p>
          </table:table-cell>
          <table:table-cell table:style-name="ce230" table:formula="of:=RANK([.A16];[.$A$16:.$A$29];0)" office:value-type="float" office:value="5" calcext:value-type="float">
            <text:p>5</text:p>
          </table:table-cell>
          <table:table-cell table:style-name="ce230" table:formula="of:=INDEX([.$G$16:.$G$29];[.H16])" office:value-type="string" office:string-value="y=-2x+11" calcext:value-type="string">
            <text:p>y=-2x+1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33" calcext:value-type="float">
            <text:p>33</text:p>
          </table:table-cell>
          <table:table-cell table:style-name="ce233" table:formula="of:=IF([.H16]=1;[.$R$5];INDEX([.$D$16:.$D$29];[.H16])*[.N16]+INDEX([.$E$16:.$E$29];[.H16]))" office:value-type="float" office:value="-11" calcext:value-type="float">
            <text:p>-1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0" calcext:value-type="float">
            <text:p>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table:style-name="ce230" office:value-type="float" office:value="0.0278748315970974" calcext:value-type="float">
            <text:p>0,027874831597097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8" calcext:value-type="float">
            <text:p>-8</text:p>
          </table:table-cell>
          <table:table-cell table:style-name="ce230"/>
          <table:table-cell table:style-name="ce230" table:formula="of:=CONCATENATE([.C17];[.E17])" office:value-type="string" office:string-value="y=-8" calcext:value-type="string">
            <text:p>y=-8</text:p>
          </table:table-cell>
          <table:table-cell table:style-name="ce230" table:formula="of:=RANK([.A17];[.$A$16:.$A$29];0)" office:value-type="float" office:value="14" calcext:value-type="float">
            <text:p>14</text:p>
          </table:table-cell>
          <table:table-cell table:style-name="ce230" table:formula="of:=INDEX([.$G$16:.$G$29];[.H17])" office:value-type="string" office:string-value="y=3x-11" calcext:value-type="string">
            <text:p>y=3x-11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44" calcext:value-type="float">
            <text:p>-44</text:p>
          </table:table-cell>
          <table:table-cell table:style-name="ce233" table:formula="of:=IF([.H17]=1;[.$R$5];INDEX([.$D$16:.$D$29];[.H17])*[.N17]+INDEX([.$E$16:.$E$29];[.H17]))" office:value-type="float" office:value="22" calcext:value-type="float">
            <text:p>2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943965636629657" calcext:value-type="float">
            <text:p>0,943965636629657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2x+2" calcext:value-type="string">
            <text:p>y=-2x+2</text:p>
          </table:table-cell>
          <table:table-cell table:style-name="ce233" table:formula="of:=RANK([.A18];[.$A$16:.$A$29];0)" office:value-type="float" office:value="1" calcext:value-type="float">
            <text:p>1</text:p>
          </table:table-cell>
          <table:table-cell table:style-name="ce233" table:formula="of:=INDEX([.$G$16:.$G$29];[.H18])" office:value-type="string" office:string-value="x=-6" calcext:value-type="string">
            <text:p>x=-6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6" calcext:value-type="float">
            <text:p>-6</text:p>
          </table:table-cell>
          <table:table-cell table:style-name="ce233" table:formula="of:=IF([.H18]=1;[.$D$16];[.$R$3])" office:value-type="float" office:value="-6" calcext:value-type="float">
            <text:p>-6</text:p>
          </table:table-cell>
          <table:table-cell table:style-name="ce233" table:formula="of:=IF([.H18]=1;[.$R$4];INDEX([.$D$16:.$D$29];[.H18])*[.M18]+INDEX([.$E$16:.$E$29];[.H18]))" office:value-type="float" office:value="-11" calcext:value-type="float">
            <text:p>-11</text:p>
          </table:table-cell>
          <table:table-cell table:style-name="ce233" table:formula="of:=IF([.H18]=1;[.$R$5];INDEX([.$D$16:.$D$29];[.H18])*[.N18]+INDEX([.$E$16:.$E$29];[.H18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414247997553153" calcext:value-type="float">
            <text:p>0,414247997553153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10" calcext:value-type="string">
            <text:p>y=-x+10</text:p>
          </table:table-cell>
          <table:table-cell table:style-name="ce233" table:formula="of:=RANK([.A19];[.$A$16:.$A$29];0)" office:value-type="float" office:value="10" calcext:value-type="float">
            <text:p>10</text:p>
          </table:table-cell>
          <table:table-cell table:style-name="ce262" table:formula="of:=INDEX([.$G$16:.$G$29];[.H19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14" calcext:value-type="float">
            <text:p>-14</text:p>
          </table:table-cell>
          <table:table-cell table:style-name="ce233" table:formula="of:=IF([.H19]=1;[.$R$5];INDEX([.$D$16:.$D$29];[.H19])*[.N19]+INDEX([.$E$16:.$E$29];[.H19]))" office:value-type="float" office:value="30" calcext:value-type="float">
            <text:p>30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784713635460319" calcext:value-type="float">
            <text:p>0,784713635460319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2x+11" calcext:value-type="string">
            <text:p>y=-2x+11</text:p>
          </table:table-cell>
          <table:table-cell table:style-name="ce231" table:formula="of:=RANK([.A20];[.$A$16:.$A$29];0)" office:value-type="float" office:value="4" calcext:value-type="float">
            <text:p>4</text:p>
          </table:table-cell>
          <table:table-cell table:style-name="ce231" table:formula="of:=INDEX([.$G$16:.$G$29];[.H20])" office:value-type="string" office:string-value="y=-x+10" calcext:value-type="string">
            <text:p>y=-x+10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21" calcext:value-type="float">
            <text:p>21</text:p>
          </table:table-cell>
          <table:table-cell table:style-name="ce233" table:formula="of:=IF([.H20]=1;[.$R$5];INDEX([.$D$16:.$D$29];[.H20])*[.N20]+INDEX([.$E$16:.$E$29];[.H20]))" office:value-type="float" office:value="-1" calcext:value-type="float">
            <text:p>-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11202030186281" calcext:value-type="float">
            <text:p>0,1120203018628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x-5" calcext:value-type="string">
            <text:p>y=-x-5</text:p>
          </table:table-cell>
          <table:table-cell table:style-name="ce231" table:formula="of:=RANK([.A21];[.$A$16:.$A$29];0)" office:value-type="float" office:value="12" calcext:value-type="float">
            <text:p>12</text:p>
          </table:table-cell>
          <table:table-cell table:style-name="ce231" table:formula="of:=INDEX([.$G$16:.$G$29];[.H21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66" calcext:value-type="float">
            <text:p>-66</text:p>
          </table:table-cell>
          <table:table-cell table:style-name="ce233" table:formula="of:=IF([.H21]=1;[.$R$5];INDEX([.$D$16:.$D$29];[.H21])*[.N21]+INDEX([.$E$16:.$E$29];[.H21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527354424115345" calcext:value-type="float">
            <text:p>0,52735442411534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8" calcext:value-type="string">
            <text:p>y=-5x-8</text:p>
          </table:table-cell>
          <table:table-cell table:style-name="ce231" table:formula="of:=RANK([.A22];[.$A$16:.$A$29];0)" office:value-type="float" office:value="8" calcext:value-type="float">
            <text:p>8</text:p>
          </table:table-cell>
          <table:table-cell table:style-name="ce231" table:formula="of:=INDEX([.$G$16:.$G$29];[.H22])" office:value-type="string" office:string-value="y=-7x+20" calcext:value-type="string">
            <text:p>y=-7x+20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97" calcext:value-type="float">
            <text:p>97</text:p>
          </table:table-cell>
          <table:table-cell table:style-name="ce233" table:formula="of:=IF([.H22]=1;[.$R$5];INDEX([.$D$16:.$D$29];[.H22])*[.N22]+INDEX([.$E$16:.$E$29];[.H22]))" office:value-type="float" office:value="-57" calcext:value-type="float">
            <text:p>-57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485989870754153" calcext:value-type="float">
            <text:p>0,485989870754153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20" calcext:value-type="string">
            <text:p>y=-7x+20</text:p>
          </table:table-cell>
          <table:table-cell table:style-name="ce231" table:formula="of:=RANK([.A23];[.$A$16:.$A$29];0)" office:value-type="float" office:value="9" calcext:value-type="float">
            <text:p>9</text:p>
          </table:table-cell>
          <table:table-cell table:style-name="ce231" table:formula="of:=INDEX([.$G$16:.$G$29];[.H23])" office:value-type="string" office:string-value="y=x+4" calcext:value-type="string">
            <text:p>y=x+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7" calcext:value-type="float">
            <text:p>-7</text:p>
          </table:table-cell>
          <table:table-cell table:style-name="ce233" table:formula="of:=IF([.H23]=1;[.$R$5];INDEX([.$D$16:.$D$29];[.H23])*[.N23]+INDEX([.$E$16:.$E$29];[.H23]))" office:value-type="float" office:value="15" calcext:value-type="float">
            <text:p>15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666725328068866" calcext:value-type="float">
            <text:p>0,66672532806886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x+4" calcext:value-type="string">
            <text:p>y=x+4</text:p>
          </table:table-cell>
          <table:table-cell table:style-name="ce231" table:formula="of:=RANK([.A24];[.$A$16:.$A$29];0)" office:value-type="float" office:value="7" calcext:value-type="float">
            <text:p>7</text:p>
          </table:table-cell>
          <table:table-cell table:style-name="ce231" table:formula="of:=INDEX([.$G$16:.$G$29];[.H24])" office:value-type="string" office:string-value="y=-5x-8" calcext:value-type="string">
            <text:p>y=-5x-8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47" calcext:value-type="float">
            <text:p>47</text:p>
          </table:table-cell>
          <table:table-cell table:style-name="ce233" table:formula="of:=IF([.H24]=1;[.$R$5];INDEX([.$D$16:.$D$29];[.H24])*[.N24]+INDEX([.$E$16:.$E$29];[.H24]))" office:value-type="float" office:value="-63" calcext:value-type="float">
            <text:p>-63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4">
          <table:table-cell table:style-name="ce231" office:value-type="float" office:value="0.920073798225562" calcext:value-type="float">
            <text:p>0,92007379822556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8" calcext:value-type="string">
            <text:p>y=2x+8</text:p>
          </table:table-cell>
          <table:table-cell table:style-name="ce231" table:formula="of:=RANK([.A25];[.$A$16:.$A$29];0)" office:value-type="float" office:value="3" calcext:value-type="float">
            <text:p>3</text:p>
          </table:table-cell>
          <table:table-cell table:style-name="ce257" table:formula="of:=INDEX([.$G$16:.$G$29];[.H25])" office:value-type="string" office:string-value="y=-2x+2" calcext:value-type="string">
            <text:p>y=-2x+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24" calcext:value-type="float">
            <text:p>24</text:p>
          </table:table-cell>
          <table:table-cell table:style-name="ce233" table:formula="of:=IF([.H25]=1;[.$R$5];INDEX([.$D$16:.$D$29];[.H25])*[.N25]+INDEX([.$E$16:.$E$29];[.H25]))" office:value-type="float" office:value="-20" calcext:value-type="float">
            <text:p>-20</text:p>
          </table:table-cell>
          <table:table-cell table:number-columns-repeated="48"/>
        </table:table-row>
        <table:table-row table:style-name="ro4">
          <table:table-cell table:style-name="ce231" office:value-type="float" office:value="0.301376876543374" calcext:value-type="float">
            <text:p>0,30137687654337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2" calcext:value-type="string">
            <text:p>y=3x-2</text:p>
          </table:table-cell>
          <table:table-cell table:style-name="ce231" table:formula="of:=RANK([.A26];[.$A$16:.$A$29];0)" office:value-type="float" office:value="11" calcext:value-type="float">
            <text:p>11</text:p>
          </table:table-cell>
          <table:table-cell table:style-name="ce231" table:formula="of:=INDEX([.$G$16:.$G$29];[.H26])" office:value-type="string" office:string-value="y=3x-2" calcext:value-type="string">
            <text:p>y=3x-2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35" calcext:value-type="float">
            <text:p>-35</text:p>
          </table:table-cell>
          <table:table-cell table:style-name="ce233" table:formula="of:=IF([.H26]=1;[.$R$5];INDEX([.$D$16:.$D$29];[.H26])*[.N26]+INDEX([.$E$16:.$E$29];[.H26]))" office:value-type="float" office:value="31" calcext:value-type="float">
            <text:p>31</text:p>
          </table:table-cell>
          <table:table-cell table:number-columns-repeated="48"/>
        </table:table-row>
        <table:table-row table:style-name="ro4">
          <table:table-cell table:style-name="ce231" office:value-type="float" office:value="0.0407561420322947" calcext:value-type="float">
            <text:p>0,040756142032294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1" calcext:value-type="string">
            <text:p>y=5x-11</text:p>
          </table:table-cell>
          <table:table-cell table:style-name="ce231" table:formula="of:=RANK([.A27];[.$A$16:.$A$29];0)" office:value-type="float" office:value="13" calcext:value-type="float">
            <text:p>13</text:p>
          </table:table-cell>
          <table:table-cell table:style-name="ce257" table:formula="of:=INDEX([.$G$16:.$G$29];[.H27])" office:value-type="string" office:string-value="y=6x-18" calcext:value-type="string">
            <text:p>y=6x-18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84" calcext:value-type="float">
            <text:p>-84</text:p>
          </table:table-cell>
          <table:table-cell table:style-name="ce233" table:formula="of:=IF([.H27]=1;[.$R$5];INDEX([.$D$16:.$D$29];[.H27])*[.N27]+INDEX([.$E$16:.$E$29];[.H27]))" office:value-type="float" office:value="48" calcext:value-type="float">
            <text:p>48</text:p>
          </table:table-cell>
          <table:table-cell table:number-columns-repeated="48"/>
        </table:table-row>
        <table:table-row table:style-name="ro4">
          <table:table-cell table:style-name="ce231" office:value-type="float" office:value="0.710171330755108" calcext:value-type="float">
            <text:p>0,71017133075510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8" calcext:value-type="string">
            <text:p>y=6x-18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x-5" calcext:value-type="string">
            <text:p>y=-x-5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6" calcext:value-type="float">
            <text:p>6</text:p>
          </table:table-cell>
          <table:table-cell table:style-name="ce233" table:formula="of:=IF([.H28]=1;[.$R$5];INDEX([.$D$16:.$D$29];[.H28])*[.N28]+INDEX([.$E$16:.$E$29];[.H28]))" office:value-type="float" office:value="-16" calcext:value-type="float">
            <text:p>-16</text:p>
          </table:table-cell>
          <table:table-cell table:number-columns-repeated="48"/>
        </table:table-row>
        <table:table-row table:style-name="ro4">
          <table:table-cell table:style-name="ce231" office:value-type="float" office:value="0.923400579703161" calcext:value-type="float">
            <text:p>0,92340057970316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1" calcext:value-type="string">
            <text:p>y=3x-11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-8" calcext:value-type="string">
            <text:p>y=-8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8" calcext:value-type="float">
            <text:p>-8</text:p>
          </table:table-cell>
          <table:table-cell table:style-name="ce233" table:formula="of:=IF([.H29]=1;[.$R$5];INDEX([.$D$16:.$D$29];[.H29])*[.N29]+INDEX([.$E$16:.$E$29];[.H29]))" office:value-type="float" office:value="-8" calcext:value-type="float">
            <text:p>-8</text:p>
          </table:table-cell>
          <table:table-cell table:number-columns-repeated="48"/>
        </table:table-row>
        <table:table-row table:style-name="ro4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0" office:value-type="float" office:value="0.14602086882663" calcext:value-type="float">
            <text:p>0,14602086882663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3" calcext:value-type="float">
            <text:p>3</text:p>
          </table:table-cell>
          <table:table-cell table:style-name="ce230" table:formula="of:=[.V32]" office:value-type="float" office:value="17" calcext:value-type="float">
            <text:p>17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3x/17+10" calcext:value-type="string">
            <text:p>y=3x/17+10</text:p>
          </table:table-cell>
          <table:table-cell table:style-name="ce230" table:formula="of:=RANK([.A32];[.$A$32:.$A$51];0)" office:value-type="float" office:value="17" calcext:value-type="float">
            <text:p>17</text:p>
          </table:table-cell>
          <table:table-cell table:style-name="ce230" table:formula="of:=INDEX([.$I$32:.$I$51];[.J32])" office:value-type="string" office:string-value="y=-3x/8+12" calcext:value-type="string">
            <text:p>y=-3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16.125" calcext:value-type="float">
            <text:p>16,12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7.875" calcext:value-type="float">
            <text:p>7,875</text:p>
          </table:table-cell>
          <table:table-cell/>
          <table:table-cell table:style-name="ce233" table:formula="of:=[.E54]-[.C54]" office:value-type="float" office:value="3" calcext:value-type="float">
            <text:p>3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3" calcext:value-type="float">
            <text:p>3</text:p>
          </table:table-cell>
          <table:table-cell table:style-name="ce262" table:formula="of:=[.S32]/[.T32]" office:value-type="float" office:value="17" calcext:value-type="float">
            <text:p>17</text:p>
          </table:table-cell>
          <table:table-cell table:style-name="ce289" table:formula="of:=[.U32]/[.V32]" office:value-type="float" office:value="0.176470588235294" calcext:value-type="float">
            <text:p><text:s/>3/17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176470588235294" calcext:value-type="float">
            <text:p><text:s/>3/17</text:p>
          </table:table-cell>
          <table:table-cell table:number-columns-repeated="40"/>
        </table:table-row>
        <table:table-row table:style-name="ro4">
          <table:table-cell table:style-name="ce230" office:value-type="float" office:value="0.61740189525771" calcext:value-type="float">
            <text:p>0,61740189525771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1" calcext:value-type="float">
            <text:p>1</text:p>
          </table:table-cell>
          <table:table-cell table:style-name="ce230" table:formula="of:=[.V33]" office:value-type="float" office:value="3" calcext:value-type="float">
            <text:p>3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x/3+6" calcext:value-type="string">
            <text:p>y=x/3+6</text:p>
          </table:table-cell>
          <table:table-cell table:style-name="ce230" table:formula="of:=RANK([.A33];[.$A$32:.$A$51];0)" office:value-type="float" office:value="5" calcext:value-type="float">
            <text:p>5</text:p>
          </table:table-cell>
          <table:table-cell table:style-name="ce258" table:formula="of:=INDEX([.$I$32:.$I$51];[.J33])" office:value-type="string" office:string-value="y=-5x+12" calcext:value-type="string">
            <text:p>y=-5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67" calcext:value-type="float">
            <text:p>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43" calcext:value-type="float">
            <text:p>-43</text:p>
          </table:table-cell>
          <table:table-cell/>
          <table:table-cell table:style-name="ce233" table:formula="of:=[.E55]-[.C55]" office:value-type="float" office:value="4" calcext:value-type="float">
            <text:p>4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33]);ABS([.S33]))" office:value-type="float" office:value="4" calcext:value-type="float">
            <text:p>4</text:p>
          </table:table-cell>
          <table:table-cell table:style-name="ce262" table:formula="of:=[.R33]/[.T33]" office:value-type="float" office:value="1" calcext:value-type="float">
            <text:p>1</text:p>
          </table:table-cell>
          <table:table-cell table:style-name="ce262" table:formula="of:=[.S33]/[.T33]" office:value-type="float" office:value="3" calcext:value-type="float">
            <text:p>3</text:p>
          </table:table-cell>
          <table:table-cell table:style-name="ce289" table:formula="of:=[.U33]/[.V33]" office:value-type="float" office:value="0.333333333333333" calcext:value-type="float">
            <text:p><text:s/>1/3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333333333333333" calcext:value-type="float">
            <text:p><text:s/>1/3 </text:p>
          </table:table-cell>
          <table:table-cell table:number-columns-repeated="40"/>
        </table:table-row>
        <table:table-row table:style-name="ro4">
          <table:table-cell table:style-name="ce230" office:value-type="float" office:value="0.22639463818196" calcext:value-type="float">
            <text:p>0,22639463818196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5" calcext:value-type="float">
            <text:p>-5</text:p>
          </table:table-cell>
          <table:table-cell table:style-name="ce230" table:formula="of:=[.V34]" office:value-type="float" office:value="8" calcext:value-type="float">
            <text:p>8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5x/8+10" calcext:value-type="string">
            <text:p>y=-5x/8+10</text:p>
          </table:table-cell>
          <table:table-cell table:style-name="ce230" table:formula="of:=RANK([.A34];[.$A$32:.$A$51];0)" office:value-type="float" office:value="11" calcext:value-type="float">
            <text:p>11</text:p>
          </table:table-cell>
          <table:table-cell table:style-name="ce230" table:formula="of:=INDEX([.$I$32:.$I$51];[.J34])" office:value-type="string" office:string-value="y=-8x/9+1" calcext:value-type="string">
            <text:p>y=-8x/9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0.7777777777778" calcext:value-type="float">
            <text:p>10,7777777777778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8.77777777777778" calcext:value-type="float">
            <text:p>-8,77777777777778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8" calcext:value-type="float">
            <text:p>8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5" calcext:value-type="float">
            <text:p>-5</text:p>
          </table:table-cell>
          <table:table-cell table:style-name="ce262" table:formula="of:=[.S34]/[.T34]" office:value-type="float" office:value="8" calcext:value-type="float">
            <text:p>8</text:p>
          </table:table-cell>
          <table:table-cell table:style-name="ce289" table:formula="of:=[.U34]/[.V34]" office:value-type="float" office:value="-0.625" calcext:value-type="float">
            <text:p>- 5/8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4">
          <table:table-cell table:style-name="ce230" office:value-type="float" office:value="0.823432440022261" calcext:value-type="float">
            <text:p>0,82343244002226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5" calcext:value-type="float">
            <text:p>-5</text:p>
          </table:table-cell>
          <table:table-cell table:style-name="ce230" table:formula="of:=[.V35]" office:value-type="float" office:value="12" calcext:value-type="float">
            <text:p>12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5x/12+9" calcext:value-type="string">
            <text:p>y=-5x/12+9</text:p>
          </table:table-cell>
          <table:table-cell table:style-name="ce230" table:formula="of:=RANK([.A35];[.$A$32:.$A$51];0)" office:value-type="float" office:value="3" calcext:value-type="float">
            <text:p>3</text:p>
          </table:table-cell>
          <table:table-cell table:style-name="ce230" table:formula="of:=INDEX([.$I$32:.$I$51];[.J35])" office:value-type="string" office:string-value="y=-5x/8+10" calcext:value-type="string">
            <text:p>y=-5x/8+10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6.875" calcext:value-type="float">
            <text:p>16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3.125" calcext:value-type="float">
            <text:p>3,125</text:p>
          </table:table-cell>
          <table:table-cell/>
          <table:table-cell table:style-name="ce233" table:formula="of:=[.E57]-[.C57]" office:value-type="float" office:value="-5" calcext:value-type="float">
            <text:p>-5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5" calcext:value-type="float">
            <text:p>-5</text:p>
          </table:table-cell>
          <table:table-cell table:style-name="ce262" table:formula="of:=[.S35]/[.T35]" office:value-type="float" office:value="12" calcext:value-type="float">
            <text:p>12</text:p>
          </table:table-cell>
          <table:table-cell table:style-name="ce289" table:formula="of:=[.U35]/[.V35]" office:value-type="float" office:value="-0.416666666666667" calcext:value-type="float">
            <text:p>- 5/12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416666666666667" calcext:value-type="float">
            <text:p>- 5/12</text:p>
          </table:table-cell>
          <table:table-cell table:number-columns-repeated="40"/>
        </table:table-row>
        <table:table-row table:style-name="ro4">
          <table:table-cell table:style-name="ce235" office:value-type="float" office:value="0.395195486459409" calcext:value-type="float">
            <text:p>0,39519548645940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5x+12" calcext:value-type="string">
            <text:p>y=-5x+12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8x/3+10" calcext:value-type="string">
            <text:p>y=8x/3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9.3333333333333" calcext:value-type="float">
            <text:p>-19,333333333333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39.3333333333333" calcext:value-type="float">
            <text:p>39,3333333333333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698649874191845" calcext:value-type="float">
            <text:p>0,698649874191845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10" calcext:value-type="string">
            <text:p>y=-2x+10</text:p>
          </table:table-cell>
          <table:table-cell table:style-name="ce235" table:formula="of:=RANK([.A37];[.$A$32:.$A$51];0)" office:value-type="float" office:value="4" calcext:value-type="float">
            <text:p>4</text:p>
          </table:table-cell>
          <table:table-cell table:style-name="ce235" table:formula="of:=INDEX([.$I$32:.$I$51];[.J37])" office:value-type="string" office:string-value="y=-5x/12+9" calcext:value-type="string">
            <text:p>y=-5x/12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3.5833333333333" calcext:value-type="float">
            <text:p>13,5833333333333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4.41666666666667" calcext:value-type="float">
            <text:p>4,41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043525563785181" calcext:value-type="float">
            <text:p>0,043525563785181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4x+12" calcext:value-type="string">
            <text:p>y=-4x+12</text:p>
          </table:table-cell>
          <table:table-cell table:style-name="ce235" table:formula="of:=RANK([.A38];[.$A$32:.$A$51];0)" office:value-type="float" office:value="19" calcext:value-type="float">
            <text:p>19</text:p>
          </table:table-cell>
          <table:table-cell table:style-name="ce235" table:formula="of:=INDEX([.$I$32:.$I$51];[.J38])" office:value-type="string" office:string-value="y=-x/6+8" calcext:value-type="string">
            <text:p>y=-x/6+8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9.83333333333333" calcext:value-type="float">
            <text:p>9,83333333333333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6.16666666666667" calcext:value-type="float">
            <text:p>6,1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962182661664867" calcext:value-type="float">
            <text:p>0,962182661664867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3x+4" calcext:value-type="string">
            <text:p>y=-3x+4</text:p>
          </table:table-cell>
          <table:table-cell table:style-name="ce235" table:formula="of:=RANK([.A39];[.$A$32:.$A$51];0)" office:value-type="float" office:value="1" calcext:value-type="float">
            <text:p>1</text:p>
          </table:table-cell>
          <table:table-cell table:style-name="ce235" table:formula="of:=INDEX([.$I$32:.$I$51];[.J39])" office:value-type="string" office:string-value="y=3x/17+10" calcext:value-type="string">
            <text:p>y=3x/17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8.05882352941176" calcext:value-type="float">
            <text:p>8,05882352941176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11.9411764705882" calcext:value-type="float">
            <text:p>11,9411764705882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1" office:value-type="float" office:value="0.542218748952165" calcext:value-type="float">
            <text:p>0,5422187489521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3+10" calcext:value-type="string">
            <text:p>y=8x/3+10</text:p>
          </table:table-cell>
          <table:table-cell table:style-name="ce231" table:formula="of:=RANK([.A40];[.$A$32:.$A$51];0)" office:value-type="float" office:value="7" calcext:value-type="float">
            <text:p>7</text:p>
          </table:table-cell>
          <table:table-cell table:style-name="ce233" table:formula="of:=INDEX([.$I$32:.$I$51];[.J40])" office:value-type="string" office:string-value="y=-4x+12" calcext:value-type="string">
            <text:p>y=-4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56" calcext:value-type="float">
            <text:p>56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32" calcext:value-type="float">
            <text:p>-32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2.66666666666667" calcext:value-type="float">
            <text:p><text:s/>8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4">
          <table:table-cell table:style-name="ce231" office:value-type="float" office:value="0.165156463933859" calcext:value-type="float">
            <text:p>0,16515646393385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10x/3+9" calcext:value-type="string">
            <text:p>y=-10x/3+9</text:p>
          </table:table-cell>
          <table:table-cell table:style-name="ce231" table:formula="of:=RANK([.A41];[.$A$32:.$A$51];0)" office:value-type="float" office:value="14" calcext:value-type="float">
            <text:p>14</text:p>
          </table:table-cell>
          <table:table-cell table:style-name="ce233" table:formula="of:=INDEX([.$I$32:.$I$51];[.J41])" office:value-type="string" office:string-value="y=6x/7" calcext:value-type="string">
            <text:p>y=6x/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9.42857142857143" calcext:value-type="float">
            <text:p>-9,42857142857143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9.42857142857143" calcext:value-type="float">
            <text:p>9,42857142857143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83" table:formula="of:=[.U41]/[.V41]" office:value-type="float" office:value="-3.33333333333333" calcext:value-type="float">
            <text:p>-10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3.33333333333333" calcext:value-type="float">
            <text:p>-10/3 </text:p>
          </table:table-cell>
          <table:table-cell table:number-columns-repeated="40"/>
        </table:table-row>
        <table:table-row table:style-name="ro4">
          <table:table-cell table:style-name="ce231" office:value-type="float" office:value="0.138310918954684" calcext:value-type="float">
            <text:p>0,13831091895468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8x/9+1" calcext:value-type="string">
            <text:p>y=-8x/9+1</text:p>
          </table:table-cell>
          <table:table-cell table:style-name="ce231" table:formula="of:=RANK([.A42];[.$A$32:.$A$51];0)" office:value-type="float" office:value="18" calcext:value-type="float">
            <text:p>18</text:p>
          </table:table-cell>
          <table:table-cell table:style-name="ce233" table:formula="of:=INDEX([.$I$32:.$I$51];[.J42])" office:value-type="string" office:string-value="y=-7x/6+3" calcext:value-type="string">
            <text:p>y=-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5.8333333333333" calcext:value-type="float">
            <text:p>15,8333333333333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9.83333333333333" calcext:value-type="float">
            <text:p>-9,83333333333333</text:p>
          </table:table-cell>
          <table:table-cell/>
          <table:table-cell table:style-name="ce257" office:value-type="float" office:value="-8" calcext:value-type="float">
            <text:p>-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-0.888888888888889" calcext:value-type="float">
            <text:p>- 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0.888888888888889" calcext:value-type="float">
            <text:p>- 8/9 </text:p>
          </table:table-cell>
          <table:table-cell table:number-columns-repeated="40"/>
        </table:table-row>
        <table:table-row table:style-name="ro4">
          <table:table-cell table:style-name="ce231" office:value-type="float" office:value="0.159513840757285" calcext:value-type="float">
            <text:p>0,159513840757285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10x/7+3" calcext:value-type="string">
            <text:p>y=-10x/7+3</text:p>
          </table:table-cell>
          <table:table-cell table:style-name="ce231" table:formula="of:=RANK([.A43];[.$A$32:.$A$51];0)" office:value-type="float" office:value="16" calcext:value-type="float">
            <text:p>16</text:p>
          </table:table-cell>
          <table:table-cell table:style-name="ce233" table:formula="of:=INDEX([.$I$32:.$I$51];[.J43])" office:value-type="string" office:string-value="y=9x/2+2" calcext:value-type="string">
            <text:p>y=9x/2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47.5" calcext:value-type="float">
            <text:p>-47,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51.5" calcext:value-type="float">
            <text:p>51,5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83" table:formula="of:=[.U43]/[.V43]" office:value-type="float" office:value="-1.42857142857143" calcext:value-type="float">
            <text:p>-10/7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1.42857142857143" calcext:value-type="float">
            <text:p>-10/7 </text:p>
          </table:table-cell>
          <table:table-cell table:number-columns-repeated="40"/>
        </table:table-row>
        <table:table-row table:style-name="ro4">
          <table:table-cell table:style-name="ce231" office:value-type="float" office:value="0.186953496264786" calcext:value-type="float">
            <text:p>0,18695349626478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10" calcext:value-type="float">
            <text:p>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10x/11+8" calcext:value-type="string">
            <text:p>y=10x/11+8</text:p>
          </table:table-cell>
          <table:table-cell table:style-name="ce231" table:formula="of:=RANK([.A44];[.$A$32:.$A$51];0)" office:value-type="float" office:value="12" calcext:value-type="float">
            <text:p>12</text:p>
          </table:table-cell>
          <table:table-cell table:style-name="ce233" table:formula="of:=INDEX([.$I$32:.$I$51];[.J44])" office:value-type="string" office:string-value="y=-10x/7+3" calcext:value-type="string">
            <text:p>y=-10x/7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8.7142857142857" calcext:value-type="float">
            <text:p>18,7142857142857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12.7142857142857" calcext:value-type="float">
            <text:p>-12,7142857142857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10" calcext:value-type="float">
            <text:p>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0.909090909090909" calcext:value-type="float">
            <text:p>10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909090909090909" calcext:value-type="float">
            <text:p>10/11</text:p>
          </table:table-cell>
          <table:table-cell table:number-columns-repeated="40"/>
        </table:table-row>
        <table:table-row table:style-name="ro4">
          <table:table-cell table:style-name="ce231" office:value-type="float" office:value="0.365947608745167" calcext:value-type="float">
            <text:p>0,36594760874516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6x/7" calcext:value-type="string">
            <text:p>y=6x/7</text:p>
          </table:table-cell>
          <table:table-cell table:style-name="ce231" table:formula="of:=RANK([.A45];[.$A$32:.$A$51];0)" office:value-type="float" office:value="10" calcext:value-type="float">
            <text:p>10</text:p>
          </table:table-cell>
          <table:table-cell table:style-name="ce233" table:formula="of:=INDEX([.$I$32:.$I$51];[.J45])" office:value-type="string" office:string-value="y=-10x/3+9" calcext:value-type="string">
            <text:p>y=-10x/3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5.6666666666667" calcext:value-type="float">
            <text:p>45,6666666666667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27.6666666666667" calcext:value-type="float">
            <text:p>-27,6666666666667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857142857142857" calcext:value-type="float">
            <text:p><text:s/>6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857142857142857" calcext:value-type="float">
            <text:p><text:s/>6/7 </text:p>
          </table:table-cell>
          <table:table-cell table:number-columns-repeated="40"/>
        </table:table-row>
        <table:table-row table:style-name="ro4">
          <table:table-cell table:style-name="ce231" office:value-type="float" office:value="0.161989947026032" calcext:value-type="float">
            <text:p>0,161989947026032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5x/4+2" calcext:value-type="string">
            <text:p>y=-5x/4+2</text:p>
          </table:table-cell>
          <table:table-cell table:style-name="ce231" table:formula="of:=RANK([.A46];[.$A$32:.$A$51];0)" office:value-type="float" office:value="15" calcext:value-type="float">
            <text:p>15</text:p>
          </table:table-cell>
          <table:table-cell table:style-name="ce233" table:formula="of:=INDEX([.$I$32:.$I$51];[.J46])" office:value-type="string" office:string-value="y=-5x/4+2" calcext:value-type="string">
            <text:p>y=-5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15.75" calcext:value-type="float">
            <text:p>15,7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11.75" calcext:value-type="float">
            <text:p>-11,75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-1.25" calcext:value-type="float">
            <text:p>- 5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1.25" calcext:value-type="float">
            <text:p>- 5/4 </text:p>
          </table:table-cell>
          <table:table-cell table:number-columns-repeated="40"/>
        </table:table-row>
        <table:table-row table:style-name="ro4">
          <table:table-cell table:style-name="ce231" office:value-type="float" office:value="0.910279532146581" calcext:value-type="float">
            <text:p>0,910279532146581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9" calcext:value-type="float">
            <text:p>9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9x/2+2" calcext:value-type="string">
            <text:p>y=9x/2+2</text:p>
          </table:table-cell>
          <table:table-cell table:style-name="ce231" table:formula="of:=RANK([.A47];[.$A$32:.$A$51];0)" office:value-type="float" office:value="2" calcext:value-type="float">
            <text:p>2</text:p>
          </table:table-cell>
          <table:table-cell table:style-name="ce233" table:formula="of:=INDEX([.$I$32:.$I$51];[.J47])" office:value-type="string" office:string-value="y=x/3+6" calcext:value-type="string">
            <text:p>y=x/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2.33333333333333" calcext:value-type="float">
            <text:p>2,333333333333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9.66666666666667" calcext:value-type="float">
            <text:p>9,66666666666667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9" calcext:value-type="float">
            <text:p>9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4.5" calcext:value-type="float">
            <text:p><text:s/>9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4.5" calcext:value-type="float">
            <text:p><text:s/>9/2 </text:p>
          </table:table-cell>
          <table:table-cell table:number-columns-repeated="40"/>
        </table:table-row>
        <table:table-row table:style-name="ro4">
          <table:table-cell table:style-name="ce231" office:value-type="float" office:value="0.0244289545524926" calcext:value-type="float">
            <text:p>0,0244289545524926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3" calcext:value-type="float">
            <text:p>-3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3x/8+12" calcext:value-type="string">
            <text:p>y=-3x/8+12</text:p>
          </table:table-cell>
          <table:table-cell table:style-name="ce231" table:formula="of:=RANK([.A48];[.$A$32:.$A$51];0)" office:value-type="float" office:value="20" calcext:value-type="float">
            <text:p>20</text:p>
          </table:table-cell>
          <table:table-cell table:style-name="ce233" table:formula="of:=INDEX([.$I$32:.$I$51];[.J48])" office:value-type="string" office:string-value="y=7x/6" calcext:value-type="string">
            <text:p>y=7x/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2.8333333333333" calcext:value-type="float">
            <text:p>-12,8333333333333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2.8333333333333" calcext:value-type="float">
            <text:p>12,8333333333333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3" calcext:value-type="float">
            <text:p>-3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-0.375" calcext:value-type="float">
            <text:p>- 3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375" calcext:value-type="float">
            <text:p>- 3/8 </text:p>
          </table:table-cell>
          <table:table-cell table:number-columns-repeated="40"/>
        </table:table-row>
        <table:table-row table:style-name="ro4">
          <table:table-cell table:style-name="ce231" office:value-type="float" office:value="0.523656356907012" calcext:value-type="float">
            <text:p>0,52365635690701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7x/6+3" calcext:value-type="string">
            <text:p>y=-7x/6+3</text:p>
          </table:table-cell>
          <table:table-cell table:style-name="ce231" table:formula="of:=RANK([.A49];[.$A$32:.$A$51];0)" office:value-type="float" office:value="8" calcext:value-type="float">
            <text:p>8</text:p>
          </table:table-cell>
          <table:table-cell table:style-name="ce233" table:formula="of:=INDEX([.$I$32:.$I$51];[.J49])" office:value-type="string" office:string-value="y=-3x+4" calcext:value-type="string">
            <text:p>y=-3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37" calcext:value-type="float">
            <text:p>3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29" calcext:value-type="float">
            <text:p>-29</text:p>
          </table:table-cell>
          <table:table-cell/>
          <table:table-cell table:style-name="ce257" office:value-type="float" office:value="-7" calcext:value-type="float">
            <text:p>-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83" table:formula="of:=[.U49]/[.V49]" office:value-type="float" office:value="-1.16666666666667" calcext:value-type="float">
            <text:p>- 7/6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1.16666666666667" calcext:value-type="float">
            <text:p>- 7/6 </text:p>
          </table:table-cell>
          <table:table-cell table:number-columns-repeated="40"/>
        </table:table-row>
        <table:table-row table:style-name="ro4">
          <table:table-cell table:style-name="ce231" office:value-type="float" office:value="0.182080404830797" calcext:value-type="float">
            <text:p>0,182080404830797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6+8" calcext:value-type="string">
            <text:p>y=-x/6+8</text:p>
          </table:table-cell>
          <table:table-cell table:style-name="ce231" table:formula="of:=RANK([.A50];[.$A$32:.$A$51];0)" office:value-type="float" office:value="13" calcext:value-type="float">
            <text:p>13</text:p>
          </table:table-cell>
          <table:table-cell table:style-name="ce233" table:formula="of:=INDEX([.$I$32:.$I$51];[.J50])" office:value-type="string" office:string-value="y=10x/11+8" calcext:value-type="string">
            <text:p>y=10x/11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" calcext:value-type="float">
            <text:p>-2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18" calcext:value-type="float">
            <text:p>18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83" table:formula="of:=[.U50]/[.V50]" office:value-type="float" office:value="-0.166666666666667" calcext:value-type="float">
            <text:p>- 1/6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166666666666667" calcext:value-type="float">
            <text:p>- 1/6 </text:p>
          </table:table-cell>
          <table:table-cell table:number-columns-repeated="40"/>
        </table:table-row>
        <table:table-row table:style-name="ro4">
          <table:table-cell table:style-name="ce231" office:value-type="float" office:value="0.557556228449136" calcext:value-type="float">
            <text:p>0,557556228449136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7" calcext:value-type="float">
            <text:p>7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7x/6" calcext:value-type="string">
            <text:p>y=7x/6</text:p>
          </table:table-cell>
          <table:table-cell table:style-name="ce231" table:formula="of:=RANK([.A51];[.$A$32:.$A$51];0)" office:value-type="float" office:value="6" calcext:value-type="float">
            <text:p>6</text:p>
          </table:table-cell>
          <table:table-cell table:style-name="ce233" table:formula="of:=INDEX([.$I$32:.$I$51];[.J51])" office:value-type="string" office:string-value="y=-2x+10" calcext:value-type="string">
            <text:p>y=-2x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32" calcext:value-type="float">
            <text:p>32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12" calcext:value-type="float">
            <text:p>-12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7" calcext:value-type="float">
            <text:p>7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1.16666666666667" calcext:value-type="float">
            <text:p><text:s/>7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4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7" calcext:value-type="float">
            <text:p>7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7" calcext:value-type="float">
            <text:p>7</text:p>
          </table:table-cell>
          <table:table-cell table:style-name="ce262" table:formula="of:=[.S55]/[.T55]" office:value-type="float" office:value="17" calcext:value-type="float">
            <text:p>17</text:p>
          </table:table-cell>
          <table:table-cell table:style-name="ce289" table:formula="of:=[.U55]/[.V55]" office:value-type="float" office:value="0.411764705882353" calcext:value-type="float">
            <text:p><text:s/>7/17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411764705882353" calcext:value-type="float">
            <text:p><text:s/>7/17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3" calcext:value-type="float">
            <text:p>-3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-4" calcext:value-type="float">
            <text:p>-4</text:p>
          </table:table-cell>
          <table:table-cell table:number-columns-repeated="12"/>
          <table:table-cell table:style-name="ce233" table:formula="of:=[.C55]*([.D55]-[.B55])-[.B55]*([.E55]-[.C55])" office:value-type="float" office:value="-72" calcext:value-type="float">
            <text:p>-72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56]);ABS([.S56]))" office:value-type="float" office:value="12" calcext:value-type="float">
            <text:p>12</text:p>
          </table:table-cell>
          <table:table-cell table:style-name="ce262" table:formula="of:=[.R56]/[.T56]" office:value-type="float" office:value="-6" calcext:value-type="float">
            <text:p>-6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6" calcext:value-type="float">
            <text:p>- 6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6" calcext:value-type="string">
            <text:p>-6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233" table:formula="of:=[.C56]*([.D56]-[.B56])-[.B56]*([.E56]-[.C56])" office:value-type="float" office:value="-7" calcext:value-type="float">
            <text:p>-7</text:p>
          </table:table-cell>
          <table:table-cell table:style-name="ce233" table:formula="of:=[.D56]-[.B56]" office:value-type="float" office:value="8" calcext:value-type="float">
            <text:p>8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-7" calcext:value-type="float">
            <text:p>-7</text:p>
          </table:table-cell>
          <table:table-cell table:style-name="ce262" table:formula="of:=[.S57]/[.T57]" office:value-type="float" office:value="8" calcext:value-type="float">
            <text:p>8</text:p>
          </table:table-cell>
          <table:table-cell table:style-name="ce289" table:formula="of:=[.U57]/[.V57]" office:value-type="float" office:value="-0.875" calcext:value-type="float">
            <text:p>- 7/8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-0.875" calcext:value-type="float">
            <text:p>- 7/8 </text:p>
          </table:table-cell>
          <table:table-cell table:number-columns-repeated="40"/>
        </table:table-row>
        <table:table-row table:style-name="ro4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90" calcext:value-type="float">
            <text:p>90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58]);ABS([.S58]))" office:value-type="float" office:value="6" calcext:value-type="float">
            <text:p>6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2" calcext:value-type="float">
            <text:p>2</text:p>
          </table:table-cell>
          <table:table-cell table:style-name="ce289" table:formula="of:=[.U58]/[.V58]" office:value-type="float" office:value="7.5" calcext:value-type="float">
            <text:p>15/2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7.5" calcext:value-type="float">
            <text:p>15/2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305"/>
          <table:table-cell table:number-columns-repeated="63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4">
          <table:table-cell table:style-name="ce237" office:value-type="float" office:value="0.310115094565515" calcext:value-type="float">
            <text:p>0,31011509456551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-y+8=0" calcext:value-type="string">
            <text:p>10x-y+8=0</text:p>
          </table:table-cell>
          <table:table-cell table:style-name="ce252" table:formula="of:=-[.C62]/[.D62]" office:value-type="float" office:value="10" calcext:value-type="float">
            <text:p>10</text:p>
          </table:table-cell>
          <table:table-cell table:style-name="ce252" table:formula="of:=-[.E62]/[.D62]" office:value-type="float" office:value="8" calcext:value-type="float">
            <text:p>8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10x+8" calcext:value-type="string">
            <text:p>y=10x+8</text:p>
          </table:table-cell>
          <table:table-cell table:style-name="ce252"/>
          <table:table-cell table:number-columns-repeated="54"/>
        </table:table-row>
        <table:table-row table:style-name="ro4">
          <table:table-cell table:style-name="ce237" office:value-type="float" office:value="0.94353179253876" calcext:value-type="float">
            <text:p>0,9435317925387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4x-y-2=0" calcext:value-type="string">
            <text:p>-4x-y-2=0</text:p>
          </table:table-cell>
          <table:table-cell table:style-name="ce252" table:formula="of:=-[.C63]/[.D63]" office:value-type="float" office:value="-4" calcext:value-type="float">
            <text:p>-4</text:p>
          </table:table-cell>
          <table:table-cell table:style-name="ce252" table:formula="of:=-[.E63]/[.D63]" office:value-type="float" office:value="-2" calcext:value-type="float">
            <text:p>-2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4x-2" calcext:value-type="string">
            <text:p>y=-4x-2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4">
          <table:table-cell table:style-name="ce237" office:value-type="float" office:value="0.420269188793615" calcext:value-type="float">
            <text:p>0,42026918879361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10" calcext:value-type="float">
            <text:p>-10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10x+y+1=0" calcext:value-type="string">
            <text:p>-10x+y+1=0</text:p>
          </table:table-cell>
          <table:table-cell table:style-name="ce252" table:formula="of:=-[.C64]/[.D64]" office:value-type="float" office:value="10" calcext:value-type="float">
            <text:p>10</text:p>
          </table:table-cell>
          <table:table-cell table:style-name="ce252" table:formula="of:=-[.E64]/[.D64]" office:value-type="float" office:value="-1" calcext:value-type="float">
            <text:p>-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10x-1" calcext:value-type="string">
            <text:p>y=10x-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37" office:value-type="float" office:value="0.127362546594074" calcext:value-type="float">
            <text:p>0,127362546594074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8x+y+8=0" calcext:value-type="string">
            <text:p>8x+y+8=0</text:p>
          </table:table-cell>
          <table:table-cell table:style-name="ce252" table:formula="of:=-[.C65]/[.D65]" office:value-type="float" office:value="-8" calcext:value-type="float">
            <text:p>-8</text:p>
          </table:table-cell>
          <table:table-cell table:style-name="ce252" table:formula="of:=-[.E65]/[.D65]" office:value-type="float" office:value="-8" calcext:value-type="float">
            <text:p>-8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8x-8" calcext:value-type="string">
            <text:p>y=-8x-8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8" office:value-type="float" office:value="0.474455672210404" calcext:value-type="float">
            <text:p>0,474455672210404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6x-9y+10=0" calcext:value-type="string">
            <text:p>16x-9y+10=0</text:p>
          </table:table-cell>
          <table:table-cell table:style-name="ce260" table:formula="of:=-[.C66]/[.D66]" office:value-type="float" office:value="1.77777777777778" calcext:value-type="float">
            <text:p>16/9 </text:p>
          </table:table-cell>
          <table:table-cell table:style-name="ce260" table:formula="of:=-[.E66]/[.D66]" office:value-type="float" office:value="1.11111111111111" calcext:value-type="float">
            <text:p>10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6x/9+10/9" calcext:value-type="string">
            <text:p>y=16x/9+10/9</text:p>
          </table:table-cell>
          <table:table-cell table:style-name="ce253" table:formula="of:=RANK([.A66];[.$A$66:.$A$85];0)" office:value-type="float" office:value="8" calcext:value-type="float">
            <text:p>8</text:p>
          </table:table-cell>
          <table:table-cell table:style-name="ce231" table:formula="of:=-ABS([.C66])*SIGN([.C66]*[.D66])" office:value-type="float" office:value="16" calcext:value-type="float">
            <text:p>16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6" calcext:value-type="float">
            <text:p>16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1.77777777777778" calcext:value-type="float">
            <text:p>16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77777777777778" calcext:value-type="float">
            <text:p>16/9 </text:p>
          </table:table-cell>
          <table:table-cell table:style-name="ce231" table:formula="of:=-ABS([.E66])*SIGN([.D66]*[.E66])" office:value-type="float" office:value="10" calcext:value-type="float">
            <text:p>10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10" calcext:value-type="float">
            <text:p>10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1.11111111111111" calcext:value-type="float">
            <text:p>10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1.11111111111111" calcext:value-type="float">
            <text:p>10/9 </text:p>
          </table:table-cell>
          <table:table-cell table:number-columns-repeated="40"/>
        </table:table-row>
        <table:table-row table:style-name="ro4">
          <table:table-cell table:style-name="ce238" office:value-type="float" office:value="0.939092015471196" calcext:value-type="float">
            <text:p>0,939092015471196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5x-4y-17=0" calcext:value-type="string">
            <text:p>5x-4y-17=0</text:p>
          </table:table-cell>
          <table:table-cell table:style-name="ce260" table:formula="of:=-[.C67]/[.D67]" office:value-type="float" office:value="1.25" calcext:value-type="float">
            <text:p><text:s/>5/4 </text:p>
          </table:table-cell>
          <table:table-cell table:style-name="ce260" table:formula="of:=-[.E67]/[.D67]" office:value-type="float" office:value="-4.25" calcext:value-type="float">
            <text:p>-17/4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5x/4-17/4" calcext:value-type="string">
            <text:p>y=5x/4-17/4</text:p>
          </table:table-cell>
          <table:table-cell table:style-name="ce253" table:formula="of:=RANK([.A67];[.$A$66:.$A$85];0)" office:value-type="float" office:value="2" calcext:value-type="float">
            <text:p>2</text:p>
          </table:table-cell>
          <table:table-cell table:style-name="ce231" table:formula="of:=-ABS([.C67])*SIGN([.C67]*[.D67])" office:value-type="float" office:value="5" calcext:value-type="float">
            <text:p>5</text:p>
          </table:table-cell>
          <table:table-cell table:style-name="ce231" table:formula="of:=ABS([.D67])" office:value-type="float" office:value="4" calcext:value-type="float">
            <text:p>4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5" calcext:value-type="float">
            <text:p>5</text:p>
          </table:table-cell>
          <table:table-cell table:style-name="ce270" table:formula="of:=[.L67]/[.M67]" office:value-type="float" office:value="4" calcext:value-type="float">
            <text:p>4</text:p>
          </table:table-cell>
          <table:table-cell table:style-name="ce283" table:formula="of:=[.N67]/[.O67]" office:value-type="float" office:value="1.25" calcext:value-type="float">
            <text:p><text:s/>5/4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1.25" calcext:value-type="float">
            <text:p><text:s/>5/4 </text:p>
          </table:table-cell>
          <table:table-cell table:style-name="ce231" table:formula="of:=-ABS([.E67])*SIGN([.D67]*[.E67])" office:value-type="float" office:value="-17" calcext:value-type="float">
            <text:p>-17</text:p>
          </table:table-cell>
          <table:table-cell table:style-name="ce231" table:formula="of:=ABS([.D67])" office:value-type="float" office:value="4" calcext:value-type="float">
            <text:p>4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17" calcext:value-type="float">
            <text:p>-17</text:p>
          </table:table-cell>
          <table:table-cell table:style-name="ce270" table:formula="of:=[.S67]/[.T67]" office:value-type="float" office:value="4" calcext:value-type="float">
            <text:p>4</text:p>
          </table:table-cell>
          <table:table-cell table:style-name="ce283" table:formula="of:=[.U67]/[.V67]" office:value-type="float" office:value="-4.25" calcext:value-type="float">
            <text:p>-17/4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25" calcext:value-type="float">
            <text:p>-17/4 </text:p>
          </table:table-cell>
          <table:table-cell table:number-columns-repeated="40"/>
        </table:table-row>
        <table:table-row table:style-name="ro4">
          <table:table-cell table:style-name="ce238" office:value-type="float" office:value="0.177333326957755" calcext:value-type="float">
            <text:p>0,177333326957755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5x+2y-19=0" calcext:value-type="string">
            <text:p>-15x+2y-19=0</text:p>
          </table:table-cell>
          <table:table-cell table:style-name="ce260" table:formula="of:=-[.C68]/[.D68]" office:value-type="float" office:value="7.5" calcext:value-type="float">
            <text:p>15/2 </text:p>
          </table:table-cell>
          <table:table-cell table:style-name="ce260" table:formula="of:=-[.E68]/[.D68]" office:value-type="float" office:value="9.5" calcext:value-type="float">
            <text:p>19/2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5x/2+19/2" calcext:value-type="string">
            <text:p>y=15x/2+19/2</text:p>
          </table:table-cell>
          <table:table-cell table:style-name="ce253" table:formula="of:=RANK([.A68];[.$A$66:.$A$85];0)" office:value-type="float" office:value="12" calcext:value-type="float">
            <text:p>12</text:p>
          </table:table-cell>
          <table:table-cell table:style-name="ce231" table:formula="of:=-ABS([.C68])*SIGN([.C68]*[.D68])" office:value-type="float" office:value="15" calcext:value-type="float">
            <text:p>15</text:p>
          </table:table-cell>
          <table:table-cell table:style-name="ce231" table:formula="of:=ABS([.D68])" office:value-type="float" office:value="2" calcext:value-type="float">
            <text:p>2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15" calcext:value-type="float">
            <text:p>15</text:p>
          </table:table-cell>
          <table:table-cell table:style-name="ce270" table:formula="of:=[.L68]/[.M68]" office:value-type="float" office:value="2" calcext:value-type="float">
            <text:p>2</text:p>
          </table:table-cell>
          <table:table-cell table:style-name="ce283" table:formula="of:=[.N68]/[.O68]" office:value-type="float" office:value="7.5" calcext:value-type="float">
            <text:p>15/2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7.5" calcext:value-type="float">
            <text:p>15/2 </text:p>
          </table:table-cell>
          <table:table-cell table:style-name="ce231" table:formula="of:=-ABS([.E68])*SIGN([.D68]*[.E68])" office:value-type="float" office:value="19" calcext:value-type="float">
            <text:p>19</text:p>
          </table:table-cell>
          <table:table-cell table:style-name="ce231" table:formula="of:=ABS([.D68])" office:value-type="float" office:value="2" calcext:value-type="float">
            <text:p>2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9" calcext:value-type="float">
            <text:p>19</text:p>
          </table:table-cell>
          <table:table-cell table:style-name="ce270" table:formula="of:=[.S68]/[.T68]" office:value-type="float" office:value="2" calcext:value-type="float">
            <text:p>2</text:p>
          </table:table-cell>
          <table:table-cell table:style-name="ce283" table:formula="of:=[.U68]/[.V68]" office:value-type="float" office:value="9.5" calcext:value-type="float">
            <text:p>19/2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9.5" calcext:value-type="float">
            <text:p>19/2 </text:p>
          </table:table-cell>
          <table:table-cell table:number-columns-repeated="40"/>
        </table:table-row>
        <table:table-row table:style-name="ro4">
          <table:table-cell table:style-name="ce238" office:value-type="float" office:value="0.0133191016343868" calcext:value-type="float">
            <text:p>0,0133191016343868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14x-9y+9=0" calcext:value-type="string">
            <text:p>14x-9y+9=0</text:p>
          </table:table-cell>
          <table:table-cell table:style-name="ce260" table:formula="of:=-[.C69]/[.D69]" office:value-type="float" office:value="1.55555555555556" calcext:value-type="float">
            <text:p>14/9 </text:p>
          </table:table-cell>
          <table:table-cell table:style-name="ce260" table:formula="of:=-[.E69]/[.D69]" office:value-type="float" office:value="1" calcext:value-type="float">
            <text:p><text:s/>1/1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14x/9+1" calcext:value-type="string">
            <text:p>y=14x/9+1</text:p>
          </table:table-cell>
          <table:table-cell table:style-name="ce253" table:formula="of:=RANK([.A69];[.$A$66:.$A$85];0)" office:value-type="float" office:value="20" calcext:value-type="float">
            <text:p>20</text:p>
          </table:table-cell>
          <table:table-cell table:style-name="ce231" table:formula="of:=-ABS([.C69])*SIGN([.C69]*[.D69])" office:value-type="float" office:value="14" calcext:value-type="float">
            <text:p>14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14" calcext:value-type="float">
            <text:p>14</text:p>
          </table:table-cell>
          <table:table-cell table:style-name="ce270" table:formula="of:=[.L69]/[.M69]" office:value-type="float" office:value="9" calcext:value-type="float">
            <text:p>9</text:p>
          </table:table-cell>
          <table:table-cell table:style-name="ce283" table:formula="of:=[.N69]/[.O69]" office:value-type="float" office:value="1.55555555555556" calcext:value-type="float">
            <text:p>14/9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1.55555555555556" calcext:value-type="float">
            <text:p>14/9 </text:p>
          </table:table-cell>
          <table:table-cell table:style-name="ce231" table:formula="of:=-ABS([.E69])*SIGN([.D69]*[.E69])" office:value-type="float" office:value="9" calcext:value-type="float">
            <text:p>9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R69]);ABS([.S69]))" office:value-type="float" office:value="9" calcext:value-type="float">
            <text:p>9</text:p>
          </table:table-cell>
          <table:table-cell table:style-name="ce270" table:formula="of:=[.R69]/[.T69]" office:value-type="float" office:value="1" calcext:value-type="float">
            <text:p>1</text:p>
          </table:table-cell>
          <table:table-cell table:style-name="ce270" table:formula="of:=[.S69]/[.T69]" office:value-type="float" office:value="1" calcext:value-type="float">
            <text:p>1</text:p>
          </table:table-cell>
          <table:table-cell table:style-name="ce283" table:formula="of:=[.U69]/[.V69]" office:value-type="float" office:value="1" calcext:value-type="float">
            <text:p><text:s/>1/1 </text:p>
          </table:table-cell>
          <table:table-cell table:style-name="ce283" table:formula="of:=IF([.R69]=0;&quot;0&quot;;(IF([.R69]=[.S69];&quot;1&quot;;(IF([.R69]=-[.S69];&quot;-1&quot;;IF([.V69]=1;TEXT([.U69];10);[.W69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256495022486175" calcext:value-type="float">
            <text:p>0,256495022486175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4x+11y+6=0" calcext:value-type="string">
            <text:p>-14x+11y+6=0</text:p>
          </table:table-cell>
          <table:table-cell table:style-name="ce260" table:formula="of:=-[.C70]/[.D70]" office:value-type="float" office:value="1.27272727272727" calcext:value-type="float">
            <text:p>14/11</text:p>
          </table:table-cell>
          <table:table-cell table:style-name="ce260" table:formula="of:=-[.E70]/[.D70]" office:value-type="float" office:value="-0.545454545454545" calcext:value-type="float">
            <text:p>- 6/11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4x/11-6/11" calcext:value-type="string">
            <text:p>y=14x/11-6/11</text:p>
          </table:table-cell>
          <table:table-cell table:style-name="ce253" table:formula="of:=RANK([.A70];[.$A$66:.$A$85];0)" office:value-type="float" office:value="11" calcext:value-type="float">
            <text:p>11</text:p>
          </table:table-cell>
          <table:table-cell table:style-name="ce231" table:formula="of:=-ABS([.C70])*SIGN([.C70]*[.D70])" office:value-type="float" office:value="14" calcext:value-type="float">
            <text:p>14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4" calcext:value-type="float">
            <text:p>14</text:p>
          </table:table-cell>
          <table:table-cell table:style-name="ce270" table:formula="of:=[.L70]/[.M70]" office:value-type="float" office:value="11" calcext:value-type="float">
            <text:p>11</text:p>
          </table:table-cell>
          <table:table-cell table:style-name="ce283" table:formula="of:=[.N70]/[.O70]" office:value-type="float" office:value="1.27272727272727" calcext:value-type="float">
            <text:p>14/11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27272727272727" calcext:value-type="float">
            <text:p>14/11</text:p>
          </table:table-cell>
          <table:table-cell table:style-name="ce231" table:formula="of:=-ABS([.E70])*SIGN([.D70]*[.E70])" office:value-type="float" office:value="-6" calcext:value-type="float">
            <text:p>-6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6" calcext:value-type="float">
            <text:p>-6</text:p>
          </table:table-cell>
          <table:table-cell table:style-name="ce270" table:formula="of:=[.S70]/[.T70]" office:value-type="float" office:value="11" calcext:value-type="float">
            <text:p>11</text:p>
          </table:table-cell>
          <table:table-cell table:style-name="ce283" table:formula="of:=[.U70]/[.V70]" office:value-type="float" office:value="-0.545454545454545" calcext:value-type="float">
            <text:p>- 6/11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545454545454545" calcext:value-type="float">
            <text:p>- 6/11</text:p>
          </table:table-cell>
          <table:table-cell table:number-columns-repeated="40"/>
        </table:table-row>
        <table:table-row table:style-name="ro4">
          <table:table-cell table:style-name="ce238" office:value-type="float" office:value="0.309063774081792" calcext:value-type="float">
            <text:p>0,309063774081792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8x+10y+4=0" calcext:value-type="string">
            <text:p>18x+10y+4=0</text:p>
          </table:table-cell>
          <table:table-cell table:style-name="ce260" table:formula="of:=-[.C71]/[.D71]" office:value-type="float" office:value="-1.8" calcext:value-type="float">
            <text:p>- 9/5 </text:p>
          </table:table-cell>
          <table:table-cell table:style-name="ce260" table:formula="of:=-[.E71]/[.D71]" office:value-type="float" office:value="-0.4" calcext:value-type="float">
            <text:p>- 2/5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9x/5-2/5" calcext:value-type="string">
            <text:p>y=-9x/5-2/5</text:p>
          </table:table-cell>
          <table:table-cell table:style-name="ce253" table:formula="of:=RANK([.A71];[.$A$66:.$A$85];0)" office:value-type="float" office:value="10" calcext:value-type="float">
            <text:p>10</text:p>
          </table:table-cell>
          <table:table-cell table:style-name="ce231" table:formula="of:=-ABS([.C71])*SIGN([.C71]*[.D71])" office:value-type="float" office:value="-18" calcext:value-type="float">
            <text:p>-18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-9" calcext:value-type="float">
            <text:p>-9</text:p>
          </table:table-cell>
          <table:table-cell table:style-name="ce270" table:formula="of:=[.L71]/[.M71]" office:value-type="float" office:value="5" calcext:value-type="float">
            <text:p>5</text:p>
          </table:table-cell>
          <table:table-cell table:style-name="ce283" table:formula="of:=[.N71]/[.O71]" office:value-type="float" office:value="-1.8" calcext:value-type="float">
            <text:p>- 9/5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1.8" calcext:value-type="float">
            <text:p>- 9/5 </text:p>
          </table:table-cell>
          <table:table-cell table:style-name="ce231" table:formula="of:=-ABS([.E71])*SIGN([.D71]*[.E71])" office:value-type="float" office:value="-4" calcext:value-type="float">
            <text:p>-4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2" calcext:value-type="float">
            <text:p>-2</text:p>
          </table:table-cell>
          <table:table-cell table:style-name="ce270" table:formula="of:=[.S71]/[.T71]" office:value-type="float" office:value="5" calcext:value-type="float">
            <text:p>5</text:p>
          </table:table-cell>
          <table:table-cell table:style-name="ce283" table:formula="of:=[.U71]/[.V71]" office:value-type="float" office:value="-0.4" calcext:value-type="float">
            <text:p>- 2/5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4" calcext:value-type="float">
            <text:p>- 2/5 </text:p>
          </table:table-cell>
          <table:table-cell table:number-columns-repeated="40"/>
        </table:table-row>
        <table:table-row table:style-name="ro4">
          <table:table-cell table:style-name="ce238" office:value-type="float" office:value="0.137892637901511" calcext:value-type="float">
            <text:p>0,137892637901511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6x+7y+12=0" calcext:value-type="string">
            <text:p>-6x+7y+12=0</text:p>
          </table:table-cell>
          <table:table-cell table:style-name="ce260" table:formula="of:=-[.C72]/[.D72]" office:value-type="float" office:value="0.857142857142857" calcext:value-type="float">
            <text:p><text:s/>6/7 </text:p>
          </table:table-cell>
          <table:table-cell table:style-name="ce260" table:formula="of:=-[.E72]/[.D72]" office:value-type="float" office:value="-1.71428571428571" calcext:value-type="float">
            <text:p>-12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6x/7-12/7" calcext:value-type="string">
            <text:p>y=6x/7-12/7</text:p>
          </table:table-cell>
          <table:table-cell table:style-name="ce253" table:formula="of:=RANK([.A72];[.$A$66:.$A$85];0)" office:value-type="float" office:value="13" calcext:value-type="float">
            <text:p>13</text:p>
          </table:table-cell>
          <table:table-cell table:style-name="ce231" table:formula="of:=-ABS([.C72])*SIGN([.C72]*[.D72])" office:value-type="float" office:value="6" calcext:value-type="float">
            <text:p>6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6" calcext:value-type="float">
            <text:p>6</text:p>
          </table:table-cell>
          <table:table-cell table:style-name="ce270" table:formula="of:=[.L72]/[.M72]" office:value-type="float" office:value="7" calcext:value-type="float">
            <text:p>7</text:p>
          </table:table-cell>
          <table:table-cell table:style-name="ce283" table:formula="of:=[.N72]/[.O72]" office:value-type="float" office:value="0.857142857142857" calcext:value-type="float">
            <text:p><text:s/>6/7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0.857142857142857" calcext:value-type="float">
            <text:p><text:s/>6/7 </text:p>
          </table:table-cell>
          <table:table-cell table:style-name="ce231" table:formula="of:=-ABS([.E72])*SIGN([.D72]*[.E72])" office:value-type="float" office:value="-12" calcext:value-type="float">
            <text:p>-12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12" calcext:value-type="float">
            <text:p>-12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-1.71428571428571" calcext:value-type="float">
            <text:p>-12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71428571428571" calcext:value-type="float">
            <text:p>-12/7 </text:p>
          </table:table-cell>
          <table:table-cell table:number-columns-repeated="40"/>
        </table:table-row>
        <table:table-row table:style-name="ro4">
          <table:table-cell table:style-name="ce238" office:value-type="float" office:value="0.501966159379774" calcext:value-type="float">
            <text:p>0,501966159379774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8x-12y+18=0" calcext:value-type="string">
            <text:p>-18x-12y+18=0</text:p>
          </table:table-cell>
          <table:table-cell table:style-name="ce260" table:formula="of:=-[.C73]/[.D73]" office:value-type="float" office:value="-1.5" calcext:value-type="float">
            <text:p>- 3/2 </text:p>
          </table:table-cell>
          <table:table-cell table:style-name="ce260" table:formula="of:=-[.E73]/[.D73]" office:value-type="float" office:value="1.5" calcext:value-type="float">
            <text:p><text:s/>3/2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3x/2+3/2" calcext:value-type="string">
            <text:p>y=-3x/2+3/2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8" calcext:value-type="float">
            <text:p>-18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K73]);ABS([.L73]))" office:value-type="float" office:value="6" calcext:value-type="float">
            <text:p>6</text:p>
          </table:table-cell>
          <table:table-cell table:style-name="ce270" table:formula="of:=[.K73]/[.M73]" office:value-type="float" office:value="-3" calcext:value-type="float">
            <text:p>-3</text:p>
          </table:table-cell>
          <table:table-cell table:style-name="ce270" table:formula="of:=[.L73]/[.M73]" office:value-type="float" office:value="2" calcext:value-type="float">
            <text:p>2</text:p>
          </table:table-cell>
          <table:table-cell table:style-name="ce283" table:formula="of:=[.N73]/[.O73]" office:value-type="float" office:value="-1.5" calcext:value-type="float">
            <text:p>- 3/2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1.5" calcext:value-type="float">
            <text:p>- 3/2 </text:p>
          </table:table-cell>
          <table:table-cell table:style-name="ce231" table:formula="of:=-ABS([.E73])*SIGN([.D73]*[.E73])" office:value-type="float" office:value="18" calcext:value-type="float">
            <text:p>18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R73]);ABS([.S73]))" office:value-type="float" office:value="6" calcext:value-type="float">
            <text:p>6</text:p>
          </table:table-cell>
          <table:table-cell table:style-name="ce270" table:formula="of:=[.R73]/[.T73]" office:value-type="float" office:value="3" calcext:value-type="float">
            <text:p>3</text:p>
          </table:table-cell>
          <table:table-cell table:style-name="ce270" table:formula="of:=[.S73]/[.T73]" office:value-type="float" office:value="2" calcext:value-type="float">
            <text:p>2</text:p>
          </table:table-cell>
          <table:table-cell table:style-name="ce283" table:formula="of:=[.U73]/[.V73]" office:value-type="float" office:value="1.5" calcext:value-type="float">
            <text:p><text:s/>3/2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5" calcext:value-type="float">
            <text:p><text:s/>3/2 </text:p>
          </table:table-cell>
          <table:table-cell table:number-columns-repeated="40"/>
        </table:table-row>
        <table:table-row table:style-name="ro4">
          <table:table-cell table:style-name="ce238" office:value-type="float" office:value="0.10422808333844" calcext:value-type="float">
            <text:p>0,10422808333844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6x+15y-9=0" calcext:value-type="string">
            <text:p>-6x+15y-9=0</text:p>
          </table:table-cell>
          <table:table-cell table:style-name="ce260" table:formula="of:=-[.C74]/[.D74]" office:value-type="float" office:value="0.4" calcext:value-type="float">
            <text:p><text:s/>2/5 </text:p>
          </table:table-cell>
          <table:table-cell table:style-name="ce260" table:formula="of:=-[.E74]/[.D74]" office:value-type="float" office:value="0.6" calcext:value-type="float">
            <text:p><text:s/>3/5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2x/5+3/5" calcext:value-type="string">
            <text:p>y=2x/5+3/5</text:p>
          </table:table-cell>
          <table:table-cell table:style-name="ce253" table:formula="of:=RANK([.A74];[.$A$66:.$A$85];0)" office:value-type="float" office:value="16" calcext:value-type="float">
            <text:p>16</text:p>
          </table:table-cell>
          <table:table-cell table:style-name="ce231" table:formula="of:=-ABS([.C74])*SIGN([.C74]*[.D74])" office:value-type="float" office:value="6" calcext:value-type="float">
            <text:p>6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K74]);ABS([.L74]))" office:value-type="float" office:value="3" calcext:value-type="float">
            <text:p>3</text:p>
          </table:table-cell>
          <table:table-cell table:style-name="ce270" table:formula="of:=[.K74]/[.M74]" office:value-type="float" office:value="2" calcext:value-type="float">
            <text:p>2</text:p>
          </table:table-cell>
          <table:table-cell table:style-name="ce270" table:formula="of:=[.L74]/[.M74]" office:value-type="float" office:value="5" calcext:value-type="float">
            <text:p>5</text:p>
          </table:table-cell>
          <table:table-cell table:style-name="ce283" table:formula="of:=[.N74]/[.O74]" office:value-type="float" office:value="0.4" calcext:value-type="float">
            <text:p><text:s/>2/5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4" calcext:value-type="float">
            <text:p><text:s/>2/5 </text:p>
          </table:table-cell>
          <table:table-cell table:style-name="ce231" table:formula="of:=-ABS([.E74])*SIGN([.D74]*[.E74])" office:value-type="float" office:value="9" calcext:value-type="float">
            <text:p>9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R74]);ABS([.S74]))" office:value-type="float" office:value="3" calcext:value-type="float">
            <text:p>3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5" calcext:value-type="float">
            <text:p>5</text:p>
          </table:table-cell>
          <table:table-cell table:style-name="ce283" table:formula="of:=[.U74]/[.V74]" office:value-type="float" office:value="0.6" calcext:value-type="float">
            <text:p><text:s/>3/5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0.6" calcext:value-type="float">
            <text:p><text:s/>3/5 </text:p>
          </table:table-cell>
          <table:table-cell table:number-columns-repeated="40"/>
        </table:table-row>
        <table:table-row table:style-name="ro4">
          <table:table-cell table:style-name="ce238" office:value-type="float" office:value="0.0158121373634616" calcext:value-type="float">
            <text:p>0,015812137363461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8x+13y-20=0" calcext:value-type="string">
            <text:p>18x+13y-20=0</text:p>
          </table:table-cell>
          <table:table-cell table:style-name="ce260" table:formula="of:=-[.C75]/[.D75]" office:value-type="float" office:value="-1.38461538461538" calcext:value-type="float">
            <text:p>-18/13</text:p>
          </table:table-cell>
          <table:table-cell table:style-name="ce260" table:formula="of:=-[.E75]/[.D75]" office:value-type="float" office:value="1.53846153846154" calcext:value-type="float">
            <text:p>20/13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8x/13+20/13" calcext:value-type="string">
            <text:p>y=-18x/13+20/13</text:p>
          </table:table-cell>
          <table:table-cell table:style-name="ce253" table:formula="of:=RANK([.A75];[.$A$66:.$A$85];0)" office:value-type="float" office:value="19" calcext:value-type="float">
            <text:p>19</text:p>
          </table:table-cell>
          <table:table-cell table:style-name="ce231" table:formula="of:=-ABS([.C75])*SIGN([.C75]*[.D75])" office:value-type="float" office:value="-18" calcext:value-type="float">
            <text:p>-18</text:p>
          </table:table-cell>
          <table:table-cell table:style-name="ce231" table:formula="of:=ABS([.D75])" office:value-type="float" office:value="13" calcext:value-type="float">
            <text:p>13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8" calcext:value-type="float">
            <text:p>-18</text:p>
          </table:table-cell>
          <table:table-cell table:style-name="ce270" table:formula="of:=[.L75]/[.M75]" office:value-type="float" office:value="13" calcext:value-type="float">
            <text:p>13</text:p>
          </table:table-cell>
          <table:table-cell table:style-name="ce283" table:formula="of:=[.N75]/[.O75]" office:value-type="float" office:value="-1.38461538461538" calcext:value-type="float">
            <text:p>-18/13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38461538461538" calcext:value-type="float">
            <text:p>-18/13</text:p>
          </table:table-cell>
          <table:table-cell table:style-name="ce231" table:formula="of:=-ABS([.E75])*SIGN([.D75]*[.E75])" office:value-type="float" office:value="20" calcext:value-type="float">
            <text:p>20</text:p>
          </table:table-cell>
          <table:table-cell table:style-name="ce231" table:formula="of:=ABS([.D75])" office:value-type="float" office:value="13" calcext:value-type="float">
            <text:p>13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20" calcext:value-type="float">
            <text:p>20</text:p>
          </table:table-cell>
          <table:table-cell table:style-name="ce270" table:formula="of:=[.S75]/[.T75]" office:value-type="float" office:value="13" calcext:value-type="float">
            <text:p>13</text:p>
          </table:table-cell>
          <table:table-cell table:style-name="ce283" table:formula="of:=[.U75]/[.V75]" office:value-type="float" office:value="1.53846153846154" calcext:value-type="float">
            <text:p>20/13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1.53846153846154" calcext:value-type="float">
            <text:p>20/13</text:p>
          </table:table-cell>
          <table:table-cell table:number-columns-repeated="40"/>
        </table:table-row>
        <table:table-row table:style-name="ro4">
          <table:table-cell table:style-name="ce238" office:value-type="float" office:value="0.336954761173269" calcext:value-type="float">
            <text:p>0,336954761173269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2x+7y-11=0" calcext:value-type="string">
            <text:p>2x+7y-11=0</text:p>
          </table:table-cell>
          <table:table-cell table:style-name="ce260" table:formula="of:=-[.C76]/[.D76]" office:value-type="float" office:value="-0.285714285714286" calcext:value-type="float">
            <text:p>- 2/7 </text:p>
          </table:table-cell>
          <table:table-cell table:style-name="ce260" table:formula="of:=-[.E76]/[.D76]" office:value-type="float" office:value="1.57142857142857" calcext:value-type="float">
            <text:p>11/7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2x/7+11/7" calcext:value-type="string">
            <text:p>y=-2x/7+11/7</text:p>
          </table:table-cell>
          <table:table-cell table:style-name="ce253" table:formula="of:=RANK([.A76];[.$A$66:.$A$85];0)" office:value-type="float" office:value="9" calcext:value-type="float">
            <text:p>9</text:p>
          </table:table-cell>
          <table:table-cell table:style-name="ce231" table:formula="of:=-ABS([.C76])*SIGN([.C76]*[.D76])" office:value-type="float" office:value="-2" calcext:value-type="float">
            <text:p>-2</text:p>
          </table:table-cell>
          <table:table-cell table:style-name="ce231" table:formula="of:=ABS([.D76])" office:value-type="float" office:value="7" calcext:value-type="float">
            <text:p>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-2" calcext:value-type="float">
            <text:p>-2</text:p>
          </table:table-cell>
          <table:table-cell table:style-name="ce270" table:formula="of:=[.L76]/[.M76]" office:value-type="float" office:value="7" calcext:value-type="float">
            <text:p>7</text:p>
          </table:table-cell>
          <table:table-cell table:style-name="ce283" table:formula="of:=[.N76]/[.O76]" office:value-type="float" office:value="-0.285714285714286" calcext:value-type="float">
            <text:p>- 2/7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0.285714285714286" calcext:value-type="float">
            <text:p>- 2/7 </text:p>
          </table:table-cell>
          <table:table-cell table:style-name="ce231" table:formula="of:=-ABS([.E76])*SIGN([.D76]*[.E76])" office:value-type="float" office:value="11" calcext:value-type="float">
            <text:p>11</text:p>
          </table:table-cell>
          <table:table-cell table:style-name="ce231" table:formula="of:=ABS([.D76])" office:value-type="float" office:value="7" calcext:value-type="float">
            <text:p>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11" calcext:value-type="float">
            <text:p>11</text:p>
          </table:table-cell>
          <table:table-cell table:style-name="ce270" table:formula="of:=[.S76]/[.T76]" office:value-type="float" office:value="7" calcext:value-type="float">
            <text:p>7</text:p>
          </table:table-cell>
          <table:table-cell table:style-name="ce283" table:formula="of:=[.U76]/[.V76]" office:value-type="float" office:value="1.57142857142857" calcext:value-type="float">
            <text:p>11/7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1.57142857142857" calcext:value-type="float">
            <text:p>11/7 </text:p>
          </table:table-cell>
          <table:table-cell table:number-columns-repeated="40"/>
        </table:table-row>
        <table:table-row table:style-name="ro4">
          <table:table-cell table:style-name="ce238" office:value-type="float" office:value="0.902531913445885" calcext:value-type="float">
            <text:p>0,902531913445885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8x-14y+6=0" calcext:value-type="string">
            <text:p>-8x-14y+6=0</text:p>
          </table:table-cell>
          <table:table-cell table:style-name="ce260" table:formula="of:=-[.C77]/[.D77]" office:value-type="float" office:value="-0.571428571428571" calcext:value-type="float">
            <text:p>- 4/7 </text:p>
          </table:table-cell>
          <table:table-cell table:style-name="ce260" table:formula="of:=-[.E77]/[.D77]" office:value-type="float" office:value="0.428571428571429" calcext:value-type="float">
            <text:p><text:s/>3/7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7+3/7" calcext:value-type="string">
            <text:p>y=-4x/7+3/7</text:p>
          </table:table-cell>
          <table:table-cell table:style-name="ce253" table:formula="of:=RANK([.A77];[.$A$66:.$A$85];0)" office:value-type="float" office:value="3" calcext:value-type="float">
            <text:p>3</text:p>
          </table:table-cell>
          <table:table-cell table:style-name="ce231" table:formula="of:=-ABS([.C77])*SIGN([.C77]*[.D77])" office:value-type="float" office:value="-8" calcext:value-type="float">
            <text:p>-8</text:p>
          </table:table-cell>
          <table:table-cell table:style-name="ce231" table:formula="of:=ABS([.D77])" office:value-type="float" office:value="14" calcext:value-type="float">
            <text:p>14</text:p>
          </table:table-cell>
          <table:table-cell table:style-name="ce231" table:formula="of:=GCD(ABS([.K77]);ABS([.L77]))" office:value-type="float" office:value="2" calcext:value-type="float">
            <text:p>2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7" calcext:value-type="float">
            <text:p>7</text:p>
          </table:table-cell>
          <table:table-cell table:style-name="ce283" table:formula="of:=[.N77]/[.O77]" office:value-type="float" office:value="-0.571428571428571" calcext:value-type="float">
            <text:p>- 4/7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0.571428571428571" calcext:value-type="float">
            <text:p>- 4/7 </text:p>
          </table:table-cell>
          <table:table-cell table:style-name="ce231" table:formula="of:=-ABS([.E77])*SIGN([.D77]*[.E77])" office:value-type="float" office:value="6" calcext:value-type="float">
            <text:p>6</text:p>
          </table:table-cell>
          <table:table-cell table:style-name="ce231" table:formula="of:=ABS([.D77])" office:value-type="float" office:value="14" calcext:value-type="float">
            <text:p>1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3" calcext:value-type="float">
            <text:p>3</text:p>
          </table:table-cell>
          <table:table-cell table:style-name="ce270" table:formula="of:=[.S77]/[.T77]" office:value-type="float" office:value="7" calcext:value-type="float">
            <text:p>7</text:p>
          </table:table-cell>
          <table:table-cell table:style-name="ce283" table:formula="of:=[.U77]/[.V77]" office:value-type="float" office:value="0.428571428571429" calcext:value-type="float">
            <text:p><text:s/>3/7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428571428571429" calcext:value-type="float">
            <text:p><text:s/>3/7 </text:p>
          </table:table-cell>
          <table:table-cell table:number-columns-repeated="40"/>
        </table:table-row>
        <table:table-row table:style-name="ro4">
          <table:table-cell table:style-name="ce238" office:value-type="float" office:value="0.0658435863421777" calcext:value-type="float">
            <text:p>0,0658435863421777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number-columns-repeated="2" table:style-name="ce253" office:value-type="float" office:value="-2" calcext:value-type="float">
            <text:p>-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x-2y-18=0" calcext:value-type="string">
            <text:p>-2x-2y-18=0</text:p>
          </table:table-cell>
          <table:table-cell table:style-name="ce260" table:formula="of:=-[.C78]/[.D78]" office:value-type="float" office:value="-1" calcext:value-type="float">
            <text:p>- 1/1 </text:p>
          </table:table-cell>
          <table:table-cell table:style-name="ce260" table:formula="of:=-[.E78]/[.D78]" office:value-type="float" office:value="-9" calcext:value-type="float">
            <text:p>- 9/1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x-9" calcext:value-type="string">
            <text:p>y=-x-9</text:p>
          </table:table-cell>
          <table:table-cell table:style-name="ce253" table:formula="of:=RANK([.A78];[.$A$66:.$A$85];0)" office:value-type="float" office:value="17" calcext:value-type="float">
            <text:p>17</text:p>
          </table:table-cell>
          <table:table-cell table:style-name="ce231" table:formula="of:=-ABS([.C78])*SIGN([.C78]*[.D78])" office:value-type="float" office:value="-2" calcext:value-type="float">
            <text:p>-2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K78]);ABS([.L78]))" office:value-type="float" office:value="2" calcext:value-type="float">
            <text:p>2</text:p>
          </table:table-cell>
          <table:table-cell table:style-name="ce270" table:formula="of:=[.K78]/[.M78]" office:value-type="float" office:value="-1" calcext:value-type="float">
            <text:p>-1</text:p>
          </table:table-cell>
          <table:table-cell table:style-name="ce270" table:formula="of:=[.L78]/[.M78]" office:value-type="float" office:value="1" calcext:value-type="float">
            <text:p>1</text:p>
          </table:table-cell>
          <table:table-cell table:style-name="ce283" table:formula="of:=[.N78]/[.O78]" office:value-type="float" office:value="-1" calcext:value-type="float">
            <text:p>- 1/1 </text:p>
          </table:table-cell>
          <table:table-cell table:style-name="ce283" table:formula="of:=IF([.K78]=0;&quot;0&quot;;(IF([.K78]=[.L78];&quot;1&quot;;(IF([.K78]=-[.L78];&quot;-1&quot;;IF([.O78]=1;TEXT([.N78];10);[.P78]))))))" office:value-type="string" office:string-value="-1" calcext:value-type="string">
            <text:p>-1</text:p>
          </table:table-cell>
          <table:table-cell table:style-name="ce231" table:formula="of:=-ABS([.E78])*SIGN([.D78]*[.E78])" office:value-type="float" office:value="-18" calcext:value-type="float">
            <text:p>-18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-9" calcext:value-type="float">
            <text:p>-9</text:p>
          </table:table-cell>
          <table:table-cell table:style-name="ce270" table:formula="of:=[.S78]/[.T78]" office:value-type="float" office:value="1" calcext:value-type="float">
            <text:p>1</text:p>
          </table:table-cell>
          <table:table-cell table:style-name="ce283" table:formula="of:=[.U78]/[.V78]" office:value-type="float" office:value="-9" calcext:value-type="float">
            <text:p>- 9/1 </text:p>
          </table:table-cell>
          <table:table-cell table:style-name="ce283" table:formula="of:=IF([.R78]=0;&quot;0&quot;;(IF([.R78]=[.S78];&quot;1&quot;;(IF([.R78]=-[.S78];&quot;-1&quot;;IF([.V78]=1;TEXT([.U78];10);[.W78]))))))" office:value-type="string" office:string-value="-9" calcext:value-type="string">
            <text:p>-9</text:p>
          </table:table-cell>
          <table:table-cell table:number-columns-repeated="40"/>
        </table:table-row>
        <table:table-row table:style-name="ro4">
          <table:table-cell table:style-name="ce238" office:value-type="float" office:value="0.694619217353588" calcext:value-type="float">
            <text:p>0,694619217353588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6x+15y-17=0" calcext:value-type="string">
            <text:p>-6x+15y-17=0</text:p>
          </table:table-cell>
          <table:table-cell table:style-name="ce260" table:formula="of:=-[.C79]/[.D79]" office:value-type="float" office:value="0.4" calcext:value-type="float">
            <text:p><text:s/>2/5 </text:p>
          </table:table-cell>
          <table:table-cell table:style-name="ce260" table:formula="of:=-[.E79]/[.D79]" office:value-type="float" office:value="1.13333333333333" calcext:value-type="float">
            <text:p>17/15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2x/5+17/15" calcext:value-type="string">
            <text:p>y=2x/5+17/15</text:p>
          </table:table-cell>
          <table:table-cell table:style-name="ce253" table:formula="of:=RANK([.A79];[.$A$66:.$A$85];0)" office:value-type="float" office:value="5" calcext:value-type="float">
            <text:p>5</text:p>
          </table:table-cell>
          <table:table-cell table:style-name="ce231" table:formula="of:=-ABS([.C79])*SIGN([.C79]*[.D79])" office:value-type="float" office:value="6" calcext:value-type="float">
            <text:p>6</text:p>
          </table:table-cell>
          <table:table-cell table:style-name="ce231" table:formula="of:=ABS([.D79])" office:value-type="float" office:value="15" calcext:value-type="float">
            <text:p>15</text:p>
          </table:table-cell>
          <table:table-cell table:style-name="ce231" table:formula="of:=GCD(ABS([.K79]);ABS([.L79]))" office:value-type="float" office:value="3" calcext:value-type="float">
            <text:p>3</text:p>
          </table:table-cell>
          <table:table-cell table:style-name="ce270" table:formula="of:=[.K79]/[.M79]" office:value-type="float" office:value="2" calcext:value-type="float">
            <text:p>2</text:p>
          </table:table-cell>
          <table:table-cell table:style-name="ce270" table:formula="of:=[.L79]/[.M79]" office:value-type="float" office:value="5" calcext:value-type="float">
            <text:p>5</text:p>
          </table:table-cell>
          <table:table-cell table:style-name="ce283" table:formula="of:=[.N79]/[.O79]" office:value-type="float" office:value="0.4" calcext:value-type="float">
            <text:p><text:s/>2/5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4" calcext:value-type="float">
            <text:p><text:s/>2/5 </text:p>
          </table:table-cell>
          <table:table-cell table:style-name="ce231" table:formula="of:=-ABS([.E79])*SIGN([.D79]*[.E79])" office:value-type="float" office:value="17" calcext:value-type="float">
            <text:p>17</text:p>
          </table:table-cell>
          <table:table-cell table:style-name="ce231" table:formula="of:=ABS([.D79])" office:value-type="float" office:value="15" calcext:value-type="float">
            <text:p>15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17" calcext:value-type="float">
            <text:p>17</text:p>
          </table:table-cell>
          <table:table-cell table:style-name="ce270" table:formula="of:=[.S79]/[.T79]" office:value-type="float" office:value="15" calcext:value-type="float">
            <text:p>15</text:p>
          </table:table-cell>
          <table:table-cell table:style-name="ce283" table:formula="of:=[.U79]/[.V79]" office:value-type="float" office:value="1.13333333333333" calcext:value-type="float">
            <text:p>17/15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1.13333333333333" calcext:value-type="float">
            <text:p>17/15</text:p>
          </table:table-cell>
          <table:table-cell table:number-columns-repeated="40"/>
        </table:table-row>
        <table:table-row table:style-name="ro4">
          <table:table-cell table:style-name="ce238" office:value-type="float" office:value="0.0584397314511897" calcext:value-type="float">
            <text:p>0,058439731451189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5x+19y+16=0" calcext:value-type="string">
            <text:p>-5x+19y+16=0</text:p>
          </table:table-cell>
          <table:table-cell table:style-name="ce260" table:formula="of:=-[.C80]/[.D80]" office:value-type="float" office:value="0.263157894736842" calcext:value-type="float">
            <text:p><text:s/>5/19</text:p>
          </table:table-cell>
          <table:table-cell table:style-name="ce260" table:formula="of:=-[.E80]/[.D80]" office:value-type="float" office:value="-0.842105263157895" calcext:value-type="float">
            <text:p>-16/19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5x/19-16/19" calcext:value-type="string">
            <text:p>y=5x/19-16/19</text:p>
          </table:table-cell>
          <table:table-cell table:style-name="ce253" table:formula="of:=RANK([.A80];[.$A$66:.$A$85];0)" office:value-type="float" office:value="18" calcext:value-type="float">
            <text:p>18</text:p>
          </table:table-cell>
          <table:table-cell table:style-name="ce231" table:formula="of:=-ABS([.C80])*SIGN([.C80]*[.D80])" office:value-type="float" office:value="5" calcext:value-type="float">
            <text:p>5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5" calcext:value-type="float">
            <text:p>5</text:p>
          </table:table-cell>
          <table:table-cell table:style-name="ce270" table:formula="of:=[.L80]/[.M80]" office:value-type="float" office:value="19" calcext:value-type="float">
            <text:p>19</text:p>
          </table:table-cell>
          <table:table-cell table:style-name="ce283" table:formula="of:=[.N80]/[.O80]" office:value-type="float" office:value="0.263157894736842" calcext:value-type="float">
            <text:p><text:s/>5/19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263157894736842" calcext:value-type="float">
            <text:p><text:s/>5/19</text:p>
          </table:table-cell>
          <table:table-cell table:style-name="ce231" table:formula="of:=-ABS([.E80])*SIGN([.D80]*[.E80])" office:value-type="float" office:value="-16" calcext:value-type="float">
            <text:p>-16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6" calcext:value-type="float">
            <text:p>-16</text:p>
          </table:table-cell>
          <table:table-cell table:style-name="ce270" table:formula="of:=[.S80]/[.T80]" office:value-type="float" office:value="19" calcext:value-type="float">
            <text:p>19</text:p>
          </table:table-cell>
          <table:table-cell table:style-name="ce283" table:formula="of:=[.U80]/[.V80]" office:value-type="float" office:value="-0.842105263157895" calcext:value-type="float">
            <text:p>-16/19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842105263157895" calcext:value-type="float">
            <text:p>-16/19</text:p>
          </table:table-cell>
          <table:table-cell table:number-columns-repeated="40"/>
        </table:table-row>
        <table:table-row table:style-name="ro4">
          <table:table-cell table:style-name="ce238" office:value-type="float" office:value="0.113668731043288" calcext:value-type="float">
            <text:p>0,11366873104328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6x-6y+6=0" calcext:value-type="string">
            <text:p>6x-6y+6=0</text:p>
          </table:table-cell>
          <table:table-cell table:style-name="ce260" table:formula="of:=-[.C81]/[.D81]" office:value-type="float" office:value="1" calcext:value-type="float">
            <text:p><text:s/>1/1 </text:p>
          </table:table-cell>
          <table:table-cell table:style-name="ce260" table:formula="of:=-[.E81]/[.D81]" office:value-type="float" office:value="1" calcext:value-type="float">
            <text:p><text:s/>1/1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x+1" calcext:value-type="string">
            <text:p>y=x+1</text:p>
          </table:table-cell>
          <table:table-cell table:style-name="ce253" table:formula="of:=RANK([.A81];[.$A$66:.$A$85];0)" office:value-type="float" office:value="15" calcext:value-type="float">
            <text:p>15</text:p>
          </table:table-cell>
          <table:table-cell table:style-name="ce231" table:formula="of:=-ABS([.C81])*SIGN([.C81]*[.D81])" office:value-type="float" office:value="6" calcext:value-type="float">
            <text:p>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K81]);ABS([.L81]))" office:value-type="float" office:value="6" calcext:value-type="float">
            <text:p>6</text:p>
          </table:table-cell>
          <table:table-cell table:style-name="ce270" table:formula="of:=[.K81]/[.M81]" office:value-type="float" office:value="1" calcext:value-type="float">
            <text:p>1</text:p>
          </table:table-cell>
          <table:table-cell table:style-name="ce270" table:formula="of:=[.L81]/[.M81]" office:value-type="float" office:value="1" calcext:value-type="float">
            <text:p>1</text:p>
          </table:table-cell>
          <table:table-cell table:style-name="ce283" table:formula="of:=[.N81]/[.O81]" office:value-type="float" office:value="1" calcext:value-type="float">
            <text:p><text:s/>1/1 </text:p>
          </table:table-cell>
          <table:table-cell table:style-name="ce283" table:formula="of:=IF([.K81]=0;&quot;0&quot;;(IF([.K81]=[.L81];&quot;1&quot;;(IF([.K81]=-[.L81];&quot;-1&quot;;IF([.O81]=1;TEXT([.N81];10);[.P81]))))))" office:value-type="string" office:string-value="1" calcext:value-type="string">
            <text:p>1</text:p>
          </table:table-cell>
          <table:table-cell table:style-name="ce231" table:formula="of:=-ABS([.E81])*SIGN([.D81]*[.E81])" office:value-type="float" office:value="6" calcext:value-type="float">
            <text:p>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R81]);ABS([.S81]))" office:value-type="float" office:value="6" calcext:value-type="float">
            <text:p>6</text:p>
          </table:table-cell>
          <table:table-cell table:style-name="ce270" table:formula="of:=[.R81]/[.T81]" office:value-type="float" office:value="1" calcext:value-type="float">
            <text:p>1</text:p>
          </table:table-cell>
          <table:table-cell table:style-name="ce270" table:formula="of:=[.S81]/[.T81]" office:value-type="float" office:value="1" calcext:value-type="float">
            <text:p>1</text:p>
          </table:table-cell>
          <table:table-cell table:style-name="ce283" table:formula="of:=[.U81]/[.V81]" office:value-type="float" office:value="1" calcext:value-type="float">
            <text:p><text:s/>1/1 </text:p>
          </table:table-cell>
          <table:table-cell table:style-name="ce283" table:formula="of:=IF([.R81]=0;&quot;0&quot;;(IF([.R81]=[.S81];&quot;1&quot;;(IF([.R81]=-[.S81];&quot;-1&quot;;IF([.V81]=1;TEXT([.U81];10);[.W81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977964169997265" calcext:value-type="float">
            <text:p>0,97796416999726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4x-7y+15=0" calcext:value-type="string">
            <text:p>-14x-7y+15=0</text:p>
          </table:table-cell>
          <table:table-cell table:style-name="ce260" table:formula="of:=-[.C82]/[.D82]" office:value-type="float" office:value="-2" calcext:value-type="float">
            <text:p>- 2/1 </text:p>
          </table:table-cell>
          <table:table-cell table:style-name="ce260" table:formula="of:=-[.E82]/[.D82]" office:value-type="float" office:value="2.14285714285714" calcext:value-type="float">
            <text:p>15/7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2x+15/7" calcext:value-type="string">
            <text:p>y=-2x+15/7</text:p>
          </table:table-cell>
          <table:table-cell table:style-name="ce253" table:formula="of:=RANK([.A82];[.$A$66:.$A$85];0)" office:value-type="float" office:value="1" calcext:value-type="float">
            <text:p>1</text:p>
          </table:table-cell>
          <table:table-cell table:style-name="ce231" table:formula="of:=-ABS([.C82])*SIGN([.C82]*[.D82])" office:value-type="float" office:value="-14" calcext:value-type="float">
            <text:p>-14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K82]);ABS([.L82]))" office:value-type="float" office:value="7" calcext:value-type="float">
            <text:p>7</text:p>
          </table:table-cell>
          <table:table-cell table:style-name="ce270" table:formula="of:=[.K82]/[.M82]" office:value-type="float" office:value="-2" calcext:value-type="float">
            <text:p>-2</text:p>
          </table:table-cell>
          <table:table-cell table:style-name="ce270" table:formula="of:=[.L82]/[.M82]" office:value-type="float" office:value="1" calcext:value-type="float">
            <text:p>1</text:p>
          </table:table-cell>
          <table:table-cell table:style-name="ce283" table:formula="of:=[.N82]/[.O82]" office:value-type="float" office:value="-2" calcext:value-type="float">
            <text:p>- 2/1 </text:p>
          </table:table-cell>
          <table:table-cell table:style-name="ce283" table:formula="of:=IF([.K82]=0;&quot;0&quot;;(IF([.K82]=[.L82];&quot;1&quot;;(IF([.K82]=-[.L82];&quot;-1&quot;;IF([.O82]=1;TEXT([.N82];10);[.P82]))))))" office:value-type="string" office:string-value="-2" calcext:value-type="string">
            <text:p>-2</text:p>
          </table:table-cell>
          <table:table-cell table:style-name="ce231" table:formula="of:=-ABS([.E82])*SIGN([.D82]*[.E82])" office:value-type="float" office:value="15" calcext:value-type="float">
            <text:p>15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5" calcext:value-type="float">
            <text:p>15</text:p>
          </table:table-cell>
          <table:table-cell table:style-name="ce270" table:formula="of:=[.S82]/[.T82]" office:value-type="float" office:value="7" calcext:value-type="float">
            <text:p>7</text:p>
          </table:table-cell>
          <table:table-cell table:style-name="ce283" table:formula="of:=[.U82]/[.V82]" office:value-type="float" office:value="2.14285714285714" calcext:value-type="float">
            <text:p>15/7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2.14285714285714" calcext:value-type="float">
            <text:p>15/7 </text:p>
          </table:table-cell>
          <table:table-cell table:number-columns-repeated="40"/>
        </table:table-row>
        <table:table-row table:style-name="ro4">
          <table:table-cell table:style-name="ce238" office:value-type="float" office:value="0.779275358312202" calcext:value-type="float">
            <text:p>0,779275358312202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8x+5y-14=0" calcext:value-type="string">
            <text:p>-18x+5y-14=0</text:p>
          </table:table-cell>
          <table:table-cell table:style-name="ce260" table:formula="of:=-[.C83]/[.D83]" office:value-type="float" office:value="3.6" calcext:value-type="float">
            <text:p>18/5 </text:p>
          </table:table-cell>
          <table:table-cell table:style-name="ce260" table:formula="of:=-[.E83]/[.D83]" office:value-type="float" office:value="2.8" calcext:value-type="float">
            <text:p>14/5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8x/5+14/5" calcext:value-type="string">
            <text:p>y=18x/5+14/5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18" calcext:value-type="float">
            <text:p>18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18" calcext:value-type="float">
            <text:p>18</text:p>
          </table:table-cell>
          <table:table-cell table:style-name="ce270" table:formula="of:=[.L83]/[.M83]" office:value-type="float" office:value="5" calcext:value-type="float">
            <text:p>5</text:p>
          </table:table-cell>
          <table:table-cell table:style-name="ce283" table:formula="of:=[.N83]/[.O83]" office:value-type="float" office:value="3.6" calcext:value-type="float">
            <text:p>18/5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3.6" calcext:value-type="float">
            <text:p>18/5 </text:p>
          </table:table-cell>
          <table:table-cell table:style-name="ce231" table:formula="of:=-ABS([.E83])*SIGN([.D83]*[.E83])" office:value-type="float" office:value="14" calcext:value-type="float">
            <text:p>14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14" calcext:value-type="float">
            <text:p>14</text:p>
          </table:table-cell>
          <table:table-cell table:style-name="ce270" table:formula="of:=[.S83]/[.T83]" office:value-type="float" office:value="5" calcext:value-type="float">
            <text:p>5</text:p>
          </table:table-cell>
          <table:table-cell table:style-name="ce283" table:formula="of:=[.U83]/[.V83]" office:value-type="float" office:value="2.8" calcext:value-type="float">
            <text:p>14/5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2.8" calcext:value-type="float">
            <text:p>14/5 </text:p>
          </table:table-cell>
          <table:table-cell table:number-columns-repeated="40"/>
        </table:table-row>
        <table:table-row table:style-name="ro4">
          <table:table-cell table:style-name="ce238" office:value-type="float" office:value="0.543439290347343" calcext:value-type="float">
            <text:p>0,543439290347343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8x+9y-20=0" calcext:value-type="string">
            <text:p>18x+9y-20=0</text:p>
          </table:table-cell>
          <table:table-cell table:style-name="ce260" table:formula="of:=-[.C84]/[.D84]" office:value-type="float" office:value="-2" calcext:value-type="float">
            <text:p>- 2/1 </text:p>
          </table:table-cell>
          <table:table-cell table:style-name="ce260" table:formula="of:=-[.E84]/[.D84]" office:value-type="float" office:value="2.22222222222222" calcext:value-type="float">
            <text:p>20/9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2x+20/9" calcext:value-type="string">
            <text:p>y=-2x+20/9</text:p>
          </table:table-cell>
          <table:table-cell table:style-name="ce253" table:formula="of:=RANK([.A84];[.$A$66:.$A$85];0)" office:value-type="float" office:value="6" calcext:value-type="float">
            <text:p>6</text:p>
          </table:table-cell>
          <table:table-cell table:style-name="ce231" table:formula="of:=-ABS([.C84])*SIGN([.C84]*[.D84])" office:value-type="float" office:value="-18" calcext:value-type="float">
            <text:p>-18</text:p>
          </table:table-cell>
          <table:table-cell table:style-name="ce231" table:formula="of:=ABS([.D84])" office:value-type="float" office:value="9" calcext:value-type="float">
            <text:p>9</text:p>
          </table:table-cell>
          <table:table-cell table:style-name="ce231" table:formula="of:=GCD(ABS([.K84]);ABS([.L84]))" office:value-type="float" office:value="9" calcext:value-type="float">
            <text:p>9</text:p>
          </table:table-cell>
          <table:table-cell table:style-name="ce270" table:formula="of:=[.K84]/[.M84]" office:value-type="float" office:value="-2" calcext:value-type="float">
            <text:p>-2</text:p>
          </table:table-cell>
          <table:table-cell table:style-name="ce270" table:formula="of:=[.L84]/[.M84]" office:value-type="float" office:value="1" calcext:value-type="float">
            <text:p>1</text:p>
          </table:table-cell>
          <table:table-cell table:style-name="ce283" table:formula="of:=[.N84]/[.O84]" office:value-type="float" office:value="-2" calcext:value-type="float">
            <text:p>- 2/1 </text:p>
          </table:table-cell>
          <table:table-cell table:style-name="ce283" table:formula="of:=IF([.K84]=0;&quot;0&quot;;(IF([.K84]=[.L84];&quot;1&quot;;(IF([.K84]=-[.L84];&quot;-1&quot;;IF([.O84]=1;TEXT([.N84];10);[.P84]))))))" office:value-type="string" office:string-value="-2" calcext:value-type="string">
            <text:p>-2</text:p>
          </table:table-cell>
          <table:table-cell table:style-name="ce231" table:formula="of:=-ABS([.E84])*SIGN([.D84]*[.E84])" office:value-type="float" office:value="20" calcext:value-type="float">
            <text:p>20</text:p>
          </table:table-cell>
          <table:table-cell table:style-name="ce231" table:formula="of:=ABS([.D84])" office:value-type="float" office:value="9" calcext:value-type="float">
            <text:p>9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20" calcext:value-type="float">
            <text:p>20</text:p>
          </table:table-cell>
          <table:table-cell table:style-name="ce270" table:formula="of:=[.S84]/[.T84]" office:value-type="float" office:value="9" calcext:value-type="float">
            <text:p>9</text:p>
          </table:table-cell>
          <table:table-cell table:style-name="ce283" table:formula="of:=[.U84]/[.V84]" office:value-type="float" office:value="2.22222222222222" calcext:value-type="float">
            <text:p>20/9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2.22222222222222" calcext:value-type="float">
            <text:p>20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24876591525843" calcext:value-type="float">
            <text:p>0,124876591525843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number-columns-repeated="2" table:style-name="ce253" office:value-type="float" office:value="-18" calcext:value-type="float">
            <text:p>-18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8x-18y+14=0" calcext:value-type="string">
            <text:p>-18x-18y+14=0</text:p>
          </table:table-cell>
          <table:table-cell table:style-name="ce260" table:formula="of:=-[.C85]/[.D85]" office:value-type="float" office:value="-1" calcext:value-type="float">
            <text:p>- 1/1 </text:p>
          </table:table-cell>
          <table:table-cell table:style-name="ce260" table:formula="of:=-[.E85]/[.D85]" office:value-type="float" office:value="0.777777777777778" calcext:value-type="float">
            <text:p><text:s/>7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x+7/9" calcext:value-type="string">
            <text:p>y=-x+7/9</text:p>
          </table:table-cell>
          <table:table-cell table:style-name="ce253" table:formula="of:=RANK([.A85];[.$A$66:.$A$85];0)" office:value-type="float" office:value="14" calcext:value-type="float">
            <text:p>14</text:p>
          </table:table-cell>
          <table:table-cell table:style-name="ce231" table:formula="of:=-ABS([.C85])*SIGN([.C85]*[.D85])" office:value-type="float" office:value="-18" calcext:value-type="float">
            <text:p>-1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18" calcext:value-type="float">
            <text:p>18</text:p>
          </table:table-cell>
          <table:table-cell table:style-name="ce270" table:formula="of:=[.K85]/[.M85]" office:value-type="float" office:value="-1" calcext:value-type="float">
            <text:p>-1</text:p>
          </table:table-cell>
          <table:table-cell table:style-name="ce270" table:formula="of:=[.L85]/[.M85]" office:value-type="float" office:value="1" calcext:value-type="float">
            <text:p>1</text:p>
          </table:table-cell>
          <table:table-cell table:style-name="ce283" table:formula="of:=[.N85]/[.O85]" office:value-type="float" office:value="-1" calcext:value-type="float">
            <text:p>- 1/1 </text:p>
          </table:table-cell>
          <table:table-cell table:style-name="ce283" table:formula="of:=IF([.K85]=0;&quot;0&quot;;(IF([.K85]=[.L85];&quot;1&quot;;(IF([.K85]=-[.L85];&quot;-1&quot;;IF([.O85]=1;TEXT([.N85];10);[.P85]))))))" office:value-type="string" office:string-value="-1" calcext:value-type="string">
            <text:p>-1</text:p>
          </table:table-cell>
          <table:table-cell table:style-name="ce231" table:formula="of:=-ABS([.E85])*SIGN([.D85]*[.E85])" office:value-type="float" office:value="14" calcext:value-type="float">
            <text:p>14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7" calcext:value-type="float">
            <text:p>7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0.777777777777778" calcext:value-type="float">
            <text:p><text:s/>7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0.777777777777778" calcext:value-type="float">
            <text:p><text:s/>7/9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56894828364865" calcext:value-type="float">
            <text:p>0,45689482836486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3x+y-8=0" calcext:value-type="string">
            <text:p>3x+y-8=0</text:p>
          </table:table-cell>
          <table:table-cell table:style-name="ce252" table:formula="of:=-[.C88]/[.D88]" office:value-type="float" office:value="-3" calcext:value-type="float">
            <text:p>-3</text:p>
          </table:table-cell>
          <table:table-cell table:style-name="ce252" table:formula="of:=-[.E88]/[.D88]" office:value-type="float" office:value="8" calcext:value-type="float">
            <text:p>8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3x+8" calcext:value-type="string">
            <text:p>y = -3x+8</text:p>
          </table:table-cell>
          <table:table-cell table:style-name="ce252" table:formula="of:=RANK([.A88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88]*[.L88]+[.H88]" office:value-type="float" office:value="-13" calcext:value-type="float">
            <text:p>-1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05546972519148" calcext:value-type="float">
            <text:p>0,40554697251914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3" calcext:value-type="float">
            <text:p>3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8" calcext:value-type="float">
            <text:p>-8</text:p>
          </table:table-cell>
          <table:table-cell table:style-name="ce237" table:formula="of:=[.F88]" office:value-type="string" office:string-value="3x+y-8=0" calcext:value-type="string">
            <text:p>3x+y-8=0</text:p>
          </table:table-cell>
          <table:table-cell table:style-name="ce237" table:formula="of:=[.G88]" office:value-type="float" office:value="-3" calcext:value-type="float">
            <text:p>-3</text:p>
          </table:table-cell>
          <table:table-cell table:style-name="ce237" table:formula="of:=[.H88]" office:value-type="float" office:value="8" calcext:value-type="float">
            <text:p>8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3x+8" calcext:value-type="string">
            <text:p>y = -3x+8</text:p>
          </table:table-cell>
          <table:table-cell table:style-name="ce252" table:formula="of:=RANK([.A89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89]*[.L89]+[.H89]+[.O89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162702049739035" calcext:value-type="float">
            <text:p>0,16270204973903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5x-y-10=0" calcext:value-type="string">
            <text:p>-5x-y-10=0</text:p>
          </table:table-cell>
          <table:table-cell table:style-name="ce252" table:formula="of:=-[.C90]/[.D90]" office:value-type="float" office:value="-5" calcext:value-type="float">
            <text:p>-5</text:p>
          </table:table-cell>
          <table:table-cell table:style-name="ce252" table:formula="of:=-[.E90]/[.D90]" office:value-type="float" office:value="-10" calcext:value-type="float">
            <text:p>-1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5x-10" calcext:value-type="string">
            <text:p>y = -5x-10</text:p>
          </table:table-cell>
          <table:table-cell table:style-name="ce252" table:formula="of:=RANK([.A90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0]*[.L90]+[.H90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955224608502516" calcext:value-type="float">
            <text:p>0,955224608502516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5" calcext:value-type="float">
            <text:p>-5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10" calcext:value-type="float">
            <text:p>-10</text:p>
          </table:table-cell>
          <table:table-cell table:style-name="ce237" table:formula="of:=[.F90]" office:value-type="string" office:string-value="-5x-y-10=0" calcext:value-type="string">
            <text:p>-5x-y-10=0</text:p>
          </table:table-cell>
          <table:table-cell table:style-name="ce237" table:formula="of:=[.G90]" office:value-type="float" office:value="-5" calcext:value-type="float">
            <text:p>-5</text:p>
          </table:table-cell>
          <table:table-cell table:style-name="ce237" table:formula="of:=[.H90]" office:value-type="float" office:value="-10" calcext:value-type="float">
            <text:p>-1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5x-10" calcext:value-type="string">
            <text:p>y = -5x-10</text:p>
          </table:table-cell>
          <table:table-cell table:style-name="ce252" table:formula="of:=RANK([.A91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1]*[.L91]+[.H91]+[.O91]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106970798631313" calcext:value-type="float">
            <text:p>0,106970798631313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10x-y+10=0" calcext:value-type="string">
            <text:p>-10x-y+10=0</text:p>
          </table:table-cell>
          <table:table-cell table:style-name="ce252" table:formula="of:=-[.C92]/[.D92]" office:value-type="float" office:value="-10" calcext:value-type="float">
            <text:p>-10</text:p>
          </table:table-cell>
          <table:table-cell table:style-name="ce252" table:formula="of:=-[.E92]/[.D92]" office:value-type="float" office:value="10" calcext:value-type="float">
            <text:p>1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10x+10" calcext:value-type="string">
            <text:p>y = -10x+10</text:p>
          </table:table-cell>
          <table:table-cell table:style-name="ce252" table:formula="of:=RANK([.A92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2]*[.L92]+[.H92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35535217611069" calcext:value-type="float">
            <text:p>0,83553521761106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0" calcext:value-type="float">
            <text:p>-10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10" calcext:value-type="float">
            <text:p>10</text:p>
          </table:table-cell>
          <table:table-cell table:style-name="ce237" table:formula="of:=[.F92]" office:value-type="string" office:string-value="-10x-y+10=0" calcext:value-type="string">
            <text:p>-10x-y+10=0</text:p>
          </table:table-cell>
          <table:table-cell table:style-name="ce237" table:formula="of:=[.G92]" office:value-type="float" office:value="-10" calcext:value-type="float">
            <text:p>-10</text:p>
          </table:table-cell>
          <table:table-cell table:style-name="ce237" table:formula="of:=[.H92]" office:value-type="float" office:value="10" calcext:value-type="float">
            <text:p>1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10x+10" calcext:value-type="string">
            <text:p>y = -10x+10</text:p>
          </table:table-cell>
          <table:table-cell table:style-name="ce252" table:formula="of:=RANK([.A9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3]*[.L93]+[.H93]+[.O93]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655984706455841" calcext:value-type="float">
            <text:p>0,655984706455841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4x-y-4=0" calcext:value-type="string">
            <text:p>4x-y-4=0</text:p>
          </table:table-cell>
          <table:table-cell table:style-name="ce252" table:formula="of:=-[.C94]/[.D94]" office:value-type="float" office:value="4" calcext:value-type="float">
            <text:p>4</text:p>
          </table:table-cell>
          <table:table-cell table:style-name="ce252" table:formula="of:=-[.E94]/[.D94]" office:value-type="float" office:value="-4" calcext:value-type="float">
            <text:p>-4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4x-4" calcext:value-type="string">
            <text:p>y = 4x-4</text:p>
          </table:table-cell>
          <table:table-cell table:style-name="ce252" table:formula="of:=RANK([.A94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4]*[.L94]+[.H94]" office:value-type="float" office:value="-40" calcext:value-type="float">
            <text:p>-4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183991481018079" calcext:value-type="float">
            <text:p>0,183991481018079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4" calcext:value-type="float">
            <text:p>4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4" calcext:value-type="float">
            <text:p>-4</text:p>
          </table:table-cell>
          <table:table-cell table:style-name="ce237" table:formula="of:=[.F94]" office:value-type="string" office:string-value="4x-y-4=0" calcext:value-type="string">
            <text:p>4x-y-4=0</text:p>
          </table:table-cell>
          <table:table-cell table:style-name="ce237" table:formula="of:=[.G94]" office:value-type="float" office:value="4" calcext:value-type="float">
            <text:p>4</text:p>
          </table:table-cell>
          <table:table-cell table:style-name="ce237" table:formula="of:=[.H94]" office:value-type="float" office:value="-4" calcext:value-type="float">
            <text:p>-4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4x-4" calcext:value-type="string">
            <text:p>y = 4x-4</text:p>
          </table:table-cell>
          <table:table-cell table:style-name="ce252" table:formula="of:=RANK([.A95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5]*[.L95]+[.H95]+[.O95]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676328426279276" calcext:value-type="float">
            <text:p>0,0676328426279276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10x+y+9=0" calcext:value-type="string">
            <text:p>-10x+y+9=0</text:p>
          </table:table-cell>
          <table:table-cell table:style-name="ce252" table:formula="of:=-[.C96]/[.D96]" office:value-type="float" office:value="10" calcext:value-type="float">
            <text:p>10</text:p>
          </table:table-cell>
          <table:table-cell table:style-name="ce252" table:formula="of:=-[.E96]/[.D96]" office:value-type="float" office:value="-9" calcext:value-type="float">
            <text:p>-9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10x-9" calcext:value-type="string">
            <text:p>y = 10x-9</text:p>
          </table:table-cell>
          <table:table-cell table:style-name="ce252" table:formula="of:=RANK([.A96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96]*[.L96]+[.H96]" office:value-type="float" office:value="-29" calcext:value-type="float">
            <text:p>-2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54194253164398" calcext:value-type="float">
            <text:p>0,254194253164398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10" calcext:value-type="float">
            <text:p>-10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9" calcext:value-type="float">
            <text:p>9</text:p>
          </table:table-cell>
          <table:table-cell table:style-name="ce237" table:formula="of:=[.F96]" office:value-type="string" office:string-value="-10x+y+9=0" calcext:value-type="string">
            <text:p>-10x+y+9=0</text:p>
          </table:table-cell>
          <table:table-cell table:style-name="ce237" table:formula="of:=[.G96]" office:value-type="float" office:value="10" calcext:value-type="float">
            <text:p>10</text:p>
          </table:table-cell>
          <table:table-cell table:style-name="ce237" table:formula="of:=[.H96]" office:value-type="float" office:value="-9" calcext:value-type="float">
            <text:p>-9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10x-9" calcext:value-type="string">
            <text:p>y = 10x-9</text:p>
          </table:table-cell>
          <table:table-cell table:style-name="ce252" table:formula="of:=RANK([.A97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[.G97]*[.L97]+[.H97]+[.O97]" office:value-type="float" office:value="31" calcext:value-type="float">
            <text:p>3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10391878909984" calcext:value-type="float">
            <text:p>0,510391878909984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10x-y+10=0" calcext:value-type="string">
            <text:p>-10x-y+10=0</text:p>
          </table:table-cell>
          <table:table-cell table:style-name="ce252" table:formula="of:=-[.C98]/[.D98]" office:value-type="float" office:value="-10" calcext:value-type="float">
            <text:p>-10</text:p>
          </table:table-cell>
          <table:table-cell table:style-name="ce252" table:formula="of:=-[.E98]/[.D98]" office:value-type="float" office:value="10" calcext:value-type="float">
            <text:p>1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10x+10" calcext:value-type="string">
            <text:p>y = -10x+10</text:p>
          </table:table-cell>
          <table:table-cell table:style-name="ce252" table:formula="of:=RANK([.A98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98]*[.L98]+[.H98]" office:value-type="float" office:value="30" calcext:value-type="float">
            <text:p>3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776829052812886" calcext:value-type="float">
            <text:p>0,77682905281288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10" calcext:value-type="float">
            <text:p>-10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10" calcext:value-type="float">
            <text:p>10</text:p>
          </table:table-cell>
          <table:table-cell table:style-name="ce237" table:formula="of:=[.F98]" office:value-type="string" office:string-value="-10x-y+10=0" calcext:value-type="string">
            <text:p>-10x-y+10=0</text:p>
          </table:table-cell>
          <table:table-cell table:style-name="ce237" table:formula="of:=[.G98]" office:value-type="float" office:value="-10" calcext:value-type="float">
            <text:p>-10</text:p>
          </table:table-cell>
          <table:table-cell table:style-name="ce237" table:formula="of:=[.H98]" office:value-type="float" office:value="10" calcext:value-type="float">
            <text:p>1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10x+10" calcext:value-type="string">
            <text:p>y = -10x+10</text:p>
          </table:table-cell>
          <table:table-cell table:style-name="ce252" table:formula="of:=RANK([.A9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99]*[.L99]+[.H99]+[.O99]" office:value-type="float" office:value="42" calcext:value-type="float">
            <text:p>4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719107423580043" calcext:value-type="float">
            <text:p>0,719107423580043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-y-5=0" calcext:value-type="string">
            <text:p>-x-y-5=0</text:p>
          </table:table-cell>
          <table:table-cell table:style-name="ce252" table:formula="of:=-[.C100]/[.D100]" office:value-type="float" office:value="-1" calcext:value-type="float">
            <text:p>-1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x-5" calcext:value-type="string">
            <text:p>y = -x-5</text:p>
          </table:table-cell>
          <table:table-cell table:style-name="ce252" table:formula="of:=RANK([.A100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0]*[.L100]+[.H100]" office:value-type="float" office:value="-1" calcext:value-type="float">
            <text:p>-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570241579010593" calcext:value-type="float">
            <text:p>0,570241579010593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-5" calcext:value-type="float">
            <text:p>-5</text:p>
          </table:table-cell>
          <table:table-cell table:style-name="ce237" table:formula="of:=[.F100]" office:value-type="string" office:string-value="-x-y-5=0" calcext:value-type="string">
            <text:p>-x-y-5=0</text:p>
          </table:table-cell>
          <table:table-cell table:style-name="ce237" table:formula="of:=[.G100]" office:value-type="float" office:value="-1" calcext:value-type="float">
            <text:p>-1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x-5" calcext:value-type="string">
            <text:p>y = -x-5</text:p>
          </table:table-cell>
          <table:table-cell table:style-name="ce252" table:formula="of:=RANK([.A101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1]*[.L101]+[.H101]+[.O101]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512587977996138" calcext:value-type="float">
            <text:p>0,512587977996138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9" calcext:value-type="float">
            <text:p>9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9x+y+1=0" calcext:value-type="string">
            <text:p>9x+y+1=0</text:p>
          </table:table-cell>
          <table:table-cell table:style-name="ce252" table:formula="of:=-[.C102]/[.D102]" office:value-type="float" office:value="-9" calcext:value-type="float">
            <text:p>-9</text:p>
          </table:table-cell>
          <table:table-cell table:style-name="ce252" table:formula="of:=-[.E102]/[.D102]" office:value-type="float" office:value="-1" calcext:value-type="float">
            <text:p>-1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9x-1" calcext:value-type="string">
            <text:p>y = -9x-1</text:p>
          </table:table-cell>
          <table:table-cell table:style-name="ce252" table:formula="of:=RANK([.A102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2]*[.L102]+[.H102]" office:value-type="float" office:value="35" calcext:value-type="float">
            <text:p>3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175105906529738" calcext:value-type="float">
            <text:p>0,17510590652973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9" calcext:value-type="float">
            <text:p>9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1" calcext:value-type="float">
            <text:p>1</text:p>
          </table:table-cell>
          <table:table-cell table:style-name="ce237" table:formula="of:=[.F102]" office:value-type="string" office:string-value="9x+y+1=0" calcext:value-type="string">
            <text:p>9x+y+1=0</text:p>
          </table:table-cell>
          <table:table-cell table:style-name="ce237" table:formula="of:=[.G102]" office:value-type="float" office:value="-9" calcext:value-type="float">
            <text:p>-9</text:p>
          </table:table-cell>
          <table:table-cell table:style-name="ce237" table:formula="of:=[.H102]" office:value-type="float" office:value="-1" calcext:value-type="float">
            <text:p>-1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9x-1" calcext:value-type="string">
            <text:p>y = -9x-1</text:p>
          </table:table-cell>
          <table:table-cell table:style-name="ce252" table:formula="of:=RANK([.A103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103]*[.L103]+[.H103]+[.O103]" office:value-type="float" office:value="-76" calcext:value-type="float">
            <text:p>-7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418586847693644" calcext:value-type="float">
            <text:p>0,41858684769364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8x+y-5=0" calcext:value-type="string">
            <text:p>-8x+y-5=0</text:p>
          </table:table-cell>
          <table:table-cell table:style-name="ce252" table:formula="of:=-[.C104]/[.D104]" office:value-type="float" office:value="8" calcext:value-type="float">
            <text:p>8</text:p>
          </table:table-cell>
          <table:table-cell table:style-name="ce252" table:formula="of:=-[.E104]/[.D104]" office:value-type="float" office:value="5" calcext:value-type="float">
            <text:p>5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8x+5" calcext:value-type="string">
            <text:p>y = 8x+5</text:p>
          </table:table-cell>
          <table:table-cell table:style-name="ce252" table:formula="of:=RANK([.A104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[.G104]*[.L104]+[.H104]" office:value-type="float" office:value="-59" calcext:value-type="float">
            <text:p>-5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421886095231956" calcext:value-type="float">
            <text:p>0,421886095231956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8" calcext:value-type="float">
            <text:p>-8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5" calcext:value-type="float">
            <text:p>-5</text:p>
          </table:table-cell>
          <table:table-cell table:style-name="ce237" table:formula="of:=[.F104]" office:value-type="string" office:string-value="-8x+y-5=0" calcext:value-type="string">
            <text:p>-8x+y-5=0</text:p>
          </table:table-cell>
          <table:table-cell table:style-name="ce237" table:formula="of:=[.G104]" office:value-type="float" office:value="8" calcext:value-type="float">
            <text:p>8</text:p>
          </table:table-cell>
          <table:table-cell table:style-name="ce237" table:formula="of:=[.H104]" office:value-type="float" office:value="5" calcext:value-type="float">
            <text:p>5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8x+5" calcext:value-type="string">
            <text:p>y = 8x+5</text:p>
          </table:table-cell>
          <table:table-cell table:style-name="ce252" table:formula="of:=RANK([.A105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5]*[.L105]+[.H105]+[.O105]" office:value-type="float" office:value="57" calcext:value-type="float">
            <text:p>57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919321827059153" calcext:value-type="float">
            <text:p>0,91932182705915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x-y+10=0" calcext:value-type="string">
            <text:p>-x-y+10=0</text:p>
          </table:table-cell>
          <table:table-cell table:style-name="ce252" table:formula="of:=-[.C106]/[.D106]" office:value-type="float" office:value="-1" calcext:value-type="float">
            <text:p>-1</text:p>
          </table:table-cell>
          <table:table-cell table:style-name="ce252" table:formula="of:=-[.E106]/[.D106]" office:value-type="float" office:value="10" calcext:value-type="float">
            <text:p>10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x+10" calcext:value-type="string">
            <text:p>y = -x+10</text:p>
          </table:table-cell>
          <table:table-cell table:style-name="ce252" table:formula="of:=RANK([.A10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[.G106]*[.L106]+[.H106]" office:value-type="float" office:value="15" calcext:value-type="float">
            <text:p>1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5">
          <table:table-cell table:style-name="ce237" office:value-type="float" office:value="0.989502014577994" calcext:value-type="float">
            <text:p>0,98950201457799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1" calcext:value-type="float">
            <text:p>-1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10" calcext:value-type="float">
            <text:p>10</text:p>
          </table:table-cell>
          <table:table-cell table:style-name="ce237" table:formula="of:=[.F106]" office:value-type="string" office:string-value="-x-y+10=0" calcext:value-type="string">
            <text:p>-x-y+10=0</text:p>
          </table:table-cell>
          <table:table-cell table:style-name="ce237" table:formula="of:=[.G106]" office:value-type="float" office:value="-1" calcext:value-type="float">
            <text:p>-1</text:p>
          </table:table-cell>
          <table:table-cell table:style-name="ce237" table:formula="of:=[.H106]" office:value-type="float" office:value="10" calcext:value-type="float">
            <text:p>10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x+10" calcext:value-type="string">
            <text:p>y = -x+10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7]*[.L107]+[.H107]+[.O107]" office:value-type="float" office:value="1" calcext:value-type="float">
            <text:p>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5">
          <table:table-cell table:style-name="ce239" office:value-type="float" office:value="0.406395099271976" calcext:value-type="float">
            <text:p>0,406395099271976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7x-4y+3=0" calcext:value-type="string">
            <text:p>7x-4y+3=0</text:p>
          </table:table-cell>
          <table:table-cell table:style-name="ce261" table:formula="of:=-[.C108]/[.D108]" office:value-type="float" office:value="1.75" calcext:value-type="float">
            <text:p><text:s/>7/4 </text:p>
          </table:table-cell>
          <table:table-cell table:style-name="ce261" table:formula="of:=-[.E108]/[.D108]" office:value-type="float" office:value="0.75" calcext:value-type="float">
            <text:p><text:s/>3/4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7x/4+3/4" calcext:value-type="string">
            <text:p>y = 7x/4+3/4</text:p>
          </table:table-cell>
          <table:table-cell table:style-name="ce254" table:formula="of:=RANK([.A108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08]" office:value-type="string" office:string-value="-15" calcext:value-type="string">
            <text:p>-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7" calcext:value-type="float">
            <text:p>7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7" calcext:value-type="float">
            <text:p>7</text:p>
          </table:table-cell>
          <table:table-cell table:style-name="ce252" table:formula="of:=[.R108]/[.S108]" office:value-type="float" office:value="4" calcext:value-type="float">
            <text:p>4</text:p>
          </table:table-cell>
          <table:table-cell table:style-name="ce287" table:formula="of:=[.T108]/[.U108]" office:value-type="float" office:value="1.75" calcext:value-type="float">
            <text:p><text:s/>7/4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1.75" calcext:value-type="float">
            <text:p><text:s/>7/4 </text:p>
          </table:table-cell>
          <table:table-cell table:style-name="ce254" table:formula="of:=-ABS([.E108])*SIGN([.D108]*[.E108])" office:value-type="float" office:value="3" calcext:value-type="float">
            <text:p>3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3" calcext:value-type="float">
            <text:p>3</text:p>
          </table:table-cell>
          <table:table-cell table:style-name="ce252" table:formula="of:=[.Y108]/[.Z108]" office:value-type="float" office:value="4" calcext:value-type="float">
            <text:p>4</text:p>
          </table:table-cell>
          <table:table-cell table:style-name="ce287" table:formula="of:=[.AA108]/[.AB108]" office:value-type="float" office:value="0.75" calcext:value-type="float">
            <text:p><text:s/>3/4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0.75" calcext:value-type="float">
            <text:p><text:s/>3/4 </text:p>
          </table:table-cell>
          <table:table-cell table:style-name="ce254" table:formula="of:=(-[.C108]*[.L108]-[.E108])*SIGN([.D108])" office:value-type="float" office:value="-60" calcext:value-type="float">
            <text:p>-60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AE108]);ABS([.AF108]))" office:value-type="float" office:value="4" calcext:value-type="float">
            <text:p>4</text:p>
          </table:table-cell>
          <table:table-cell table:style-name="ce252" table:formula="of:=[.AE108]/[.AG108]" office:value-type="float" office:value="-15" calcext:value-type="float">
            <text:p>-15</text:p>
          </table:table-cell>
          <table:table-cell table:style-name="ce252" table:formula="of:=[.AF108]/[.AG108]" office:value-type="float" office:value="1" calcext:value-type="float">
            <text:p>1</text:p>
          </table:table-cell>
          <table:table-cell table:style-name="ce287" table:formula="of:=[.AH108]/[.AI108]" office:value-type="float" office:value="-15" calcext:value-type="float">
            <text:p>-15/1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string" office:string-value="-15" calcext:value-type="string">
            <text:p>-15</text:p>
          </table:table-cell>
          <table:table-cell table:number-columns-repeated="27"/>
        </table:table-row>
        <table:table-row table:style-name="ro15">
          <table:table-cell table:style-name="ce239" office:value-type="float" office:value="0.835524025472094" calcext:value-type="float">
            <text:p>0,83552402547209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7" calcext:value-type="float">
            <text:p>7</text:p>
          </table:table-cell>
          <table:table-cell table:style-name="ce254" table:formula="of:=[.D108]" office:value-type="float" office:value="-4" calcext:value-type="float">
            <text:p>-4</text:p>
          </table:table-cell>
          <table:table-cell table:style-name="ce254" table:formula="of:=[.E108]" office:value-type="float" office:value="3" calcext:value-type="float">
            <text:p>3</text:p>
          </table:table-cell>
          <table:table-cell table:style-name="ce254" table:formula="of:=[.F108]" office:value-type="string" office:string-value="7x-4y+3=0" calcext:value-type="string">
            <text:p>7x-4y+3=0</text:p>
          </table:table-cell>
          <table:table-cell table:style-name="ce261" table:formula="of:=[.G108]" office:value-type="float" office:value="1.75" calcext:value-type="float">
            <text:p><text:s/>7/4 </text:p>
          </table:table-cell>
          <table:table-cell table:style-name="ce261" table:formula="of:=[.H108]" office:value-type="float" office:value="0.75" calcext:value-type="float">
            <text:p><text:s/>3/4 </text:p>
          </table:table-cell>
          <table:table-cell table:style-name="ce261" table:formula="of:=[.I108]" office:value-type="string" office:string-value="y = 7x/4+3/4" calcext:value-type="string">
            <text:p>y = 7x/4+3/4</text:p>
          </table:table-cell>
          <table:table-cell table:style-name="ce254" table:formula="of:=RANK([.A109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09]" office:value-type="float" office:value="-0.0666666666666667" calcext:value-type="float">
            <text:p>- 1/15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09])*SIGN([.C109]*[.D109])" office:value-type="float" office:value="7" calcext:value-type="float">
            <text:p>7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7" calcext:value-type="float">
            <text:p>7</text:p>
          </table:table-cell>
          <table:table-cell table:style-name="ce252" table:formula="of:=[.R109]/[.S109]" office:value-type="float" office:value="4" calcext:value-type="float">
            <text:p>4</text:p>
          </table:table-cell>
          <table:table-cell table:style-name="ce287" table:formula="of:=[.T109]/[.U109]" office:value-type="float" office:value="1.75" calcext:value-type="float">
            <text:p><text:s/>7/4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1.75" calcext:value-type="float">
            <text:p><text:s/>7/4 </text:p>
          </table:table-cell>
          <table:table-cell table:style-name="ce254" table:formula="of:=-ABS([.E109])*SIGN([.D109]*[.E109])+[.O109]" office:value-type="float" office:value="0" calcext:value-type="float">
            <text:p>0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X109]);ABS([.Y109]))" office:value-type="float" office:value="4" calcext:value-type="float">
            <text:p>4</text:p>
          </table:table-cell>
          <table:table-cell table:style-name="ce252" table:formula="of:=[.X109]/[.Z109]" office:value-type="float" office:value="0" calcext:value-type="float">
            <text:p>0</text:p>
          </table:table-cell>
          <table:table-cell table:style-name="ce252" table:formula="of:=[.Y109]/[.Z109]" office:value-type="float" office:value="1" calcext:value-type="float">
            <text:p>1</text:p>
          </table:table-cell>
          <table:table-cell table:style-name="ce287" table:formula="of:=[.AA109]/[.AB109]" office:value-type="float" office:value="0" calcext:value-type="float">
            <text:p><text:s/>0/1 </text:p>
          </table:table-cell>
          <table:table-cell table:style-name="ce287" table:formula="of:=IF([.X109]=0;&quot;0&quot;;(IF([.X109]=[.Y109];&quot;1&quot;;(IF([.X109]=-[.Y109];&quot;-1&quot;;IF([.AB109]=1;TEXT([.AA109];10);[.AC109]))))))" office:value-type="string" office:string-value="0" calcext:value-type="string">
            <text:p>0</text:p>
          </table:table-cell>
          <table:table-cell table:style-name="ce254" table:formula="of:=[.AF108]" office:value-type="float" office:value="4" calcext:value-type="float">
            <text:p>4</text:p>
          </table:table-cell>
          <table:table-cell table:style-name="ce254" table:formula="of:=[.AE108]" office:value-type="float" office:value="-60" calcext:value-type="float">
            <text:p>-60</text:p>
          </table:table-cell>
          <table:table-cell table:style-name="ce254" table:formula="of:=GCD(ABS([.AE109]);ABS([.AF109]))" office:value-type="float" office:value="4" calcext:value-type="float">
            <text:p>4</text:p>
          </table:table-cell>
          <table:table-cell table:style-name="ce252" table:formula="of:=[.AE109]/[.AG109]" office:value-type="float" office:value="1" calcext:value-type="float">
            <text:p>1</text:p>
          </table:table-cell>
          <table:table-cell table:style-name="ce252" table:formula="of:=[.AF109]/[.AG109]" office:value-type="float" office:value="-15" calcext:value-type="float">
            <text:p>-15</text:p>
          </table:table-cell>
          <table:table-cell table:style-name="ce287" table:formula="of:=[.AH109]/[.AI109]" office:value-type="float" office:value="-0.0666666666666667" calcext:value-type="float">
            <text:p>- 1/15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0666666666666667" calcext:value-type="float">
            <text:p>- 1/15</text:p>
          </table:table-cell>
          <table:table-cell table:number-columns-repeated="27"/>
        </table:table-row>
        <table:table-row table:style-name="ro15">
          <table:table-cell table:style-name="ce239" office:value-type="float" office:value="0.170462532663982" calcext:value-type="float">
            <text:p>0,170462532663982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7x+15y+3=0" calcext:value-type="string">
            <text:p>17x+15y+3=0</text:p>
          </table:table-cell>
          <table:table-cell table:style-name="ce261" table:formula="of:=-[.C110]/[.D110]" office:value-type="float" office:value="-1.13333333333333" calcext:value-type="float">
            <text:p>-17/15</text:p>
          </table:table-cell>
          <table:table-cell table:style-name="ce261" table:formula="of:=-[.E110]/[.D110]" office:value-type="float" office:value="-0.2" calcext:value-type="float">
            <text:p>- 1/5 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17x/15-1/5" calcext:value-type="string">
            <text:p>y = -17x/15-1/5</text:p>
          </table:table-cell>
          <table:table-cell table:style-name="ce254" table:formula="of:=RANK([.A11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2.06666666666667" calcext:value-type="float">
            <text:p>31/15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-17" calcext:value-type="float">
            <text:p>-17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Q110]);ABS([.R110]))" office:value-type="float" office:value="1" calcext:value-type="float">
            <text:p>1</text:p>
          </table:table-cell>
          <table:table-cell table:style-name="ce252" table:formula="of:=[.Q110]/[.S110]" office:value-type="float" office:value="-17" calcext:value-type="float">
            <text:p>-17</text:p>
          </table:table-cell>
          <table:table-cell table:style-name="ce252" table:formula="of:=[.R110]/[.S110]" office:value-type="float" office:value="15" calcext:value-type="float">
            <text:p>15</text:p>
          </table:table-cell>
          <table:table-cell table:style-name="ce287" table:formula="of:=[.T110]/[.U110]" office:value-type="float" office:value="-1.13333333333333" calcext:value-type="float">
            <text:p>-17/15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-1.13333333333333" calcext:value-type="float">
            <text:p>-17/15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X110]);ABS([.Y110]))" office:value-type="float" office:value="3" calcext:value-type="float">
            <text:p>3</text:p>
          </table:table-cell>
          <table:table-cell table:style-name="ce252" table:formula="of:=[.X110]/[.Z110]" office:value-type="float" office:value="-1" calcext:value-type="float">
            <text:p>-1</text:p>
          </table:table-cell>
          <table:table-cell table:style-name="ce252" table:formula="of:=[.Y110]/[.Z110]" office:value-type="float" office:value="5" calcext:value-type="float">
            <text:p>5</text:p>
          </table:table-cell>
          <table:table-cell table:style-name="ce287" table:formula="of:=[.AA110]/[.AB110]" office:value-type="float" office:value="-0.2" calcext:value-type="float">
            <text:p>- 1/5 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" calcext:value-type="float">
            <text:p>- 1/5 </text:p>
          </table:table-cell>
          <table:table-cell table:style-name="ce254" table:formula="of:=(-[.C110]*[.L110]-[.E110])*SIGN([.D110])" office:value-type="float" office:value="31" calcext:value-type="float">
            <text:p>31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31" calcext:value-type="float">
            <text:p>31</text:p>
          </table:table-cell>
          <table:table-cell table:style-name="ce252" table:formula="of:=[.AF110]/[.AG110]" office:value-type="float" office:value="15" calcext:value-type="float">
            <text:p>15</text:p>
          </table:table-cell>
          <table:table-cell table:style-name="ce287" table:formula="of:=[.AH110]/[.AI110]" office:value-type="float" office:value="2.06666666666667" calcext:value-type="float">
            <text:p>31/15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2.06666666666667" calcext:value-type="float">
            <text:p>31/15</text:p>
          </table:table-cell>
          <table:table-cell table:number-columns-repeated="27"/>
        </table:table-row>
        <table:table-row table:style-name="ro15">
          <table:table-cell table:style-name="ce239" office:value-type="float" office:value="0.53969180022751" calcext:value-type="float">
            <text:p>0,5396918002275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7" calcext:value-type="float">
            <text:p>17</text:p>
          </table:table-cell>
          <table:table-cell table:style-name="ce254" table:formula="of:=[.D110]" office:value-type="float" office:value="15" calcext:value-type="float">
            <text:p>15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17x+15y+3=0" calcext:value-type="string">
            <text:p>17x+15y+3=0</text:p>
          </table:table-cell>
          <table:table-cell table:style-name="ce261" table:formula="of:=[.G110]" office:value-type="float" office:value="-1.13333333333333" calcext:value-type="float">
            <text:p>-17/15</text:p>
          </table:table-cell>
          <table:table-cell table:style-name="ce261" table:formula="of:=[.H110]" office:value-type="float" office:value="-0.2" calcext:value-type="float">
            <text:p>- 1/5 </text:p>
          </table:table-cell>
          <table:table-cell table:style-name="ce261" table:formula="of:=[.I110]" office:value-type="string" office:string-value="y = -17x/15-1/5" calcext:value-type="string">
            <text:p>y = -17x/15-1/5</text:p>
          </table:table-cell>
          <table:table-cell table:style-name="ce254" table:formula="of:=RANK([.A111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1]" office:value-type="float" office:value="0.483870967741936" calcext:value-type="float">
            <text:p>15/31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11])*SIGN([.C111]*[.D111])" office:value-type="float" office:value="-17" calcext:value-type="float">
            <text:p>-17</text:p>
          </table:table-cell>
          <table:table-cell table:style-name="ce254" table:formula="of:=ABS([.D111])" office:value-type="float" office:value="15" calcext:value-type="float">
            <text:p>15</text:p>
          </table:table-cell>
          <table:table-cell table:style-name="ce254" table:formula="of:=GCD(ABS([.Q111]);ABS([.R111]))" office:value-type="float" office:value="1" calcext:value-type="float">
            <text:p>1</text:p>
          </table:table-cell>
          <table:table-cell table:style-name="ce252" table:formula="of:=[.Q111]/[.S111]" office:value-type="float" office:value="-17" calcext:value-type="float">
            <text:p>-17</text:p>
          </table:table-cell>
          <table:table-cell table:style-name="ce252" table:formula="of:=[.R111]/[.S111]" office:value-type="float" office:value="15" calcext:value-type="float">
            <text:p>15</text:p>
          </table:table-cell>
          <table:table-cell table:style-name="ce287" table:formula="of:=[.T111]/[.U111]" office:value-type="float" office:value="-1.13333333333333" calcext:value-type="float">
            <text:p>-17/15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-1.13333333333333" calcext:value-type="float">
            <text:p>-17/15</text:p>
          </table:table-cell>
          <table:table-cell table:style-name="ce254" table:formula="of:=-ABS([.E111])*SIGN([.D111]*[.E111])+[.O111]" office:value-type="float" office:value="0" calcext:value-type="float">
            <text:p>0</text:p>
          </table:table-cell>
          <table:table-cell table:style-name="ce254" table:formula="of:=ABS([.D111])" office:value-type="float" office:value="15" calcext:value-type="float">
            <text:p>15</text:p>
          </table:table-cell>
          <table:table-cell table:style-name="ce254" table:formula="of:=GCD(ABS([.X111]);ABS([.Y111]))" office:value-type="float" office:value="15" calcext:value-type="float">
            <text:p>15</text:p>
          </table:table-cell>
          <table:table-cell table:style-name="ce252" table:formula="of:=[.X111]/[.Z111]" office:value-type="float" office:value="0" calcext:value-type="float">
            <text:p>0</text:p>
          </table:table-cell>
          <table:table-cell table:style-name="ce252" table:formula="of:=[.Y111]/[.Z111]" office:value-type="float" office:value="1" calcext:value-type="float">
            <text:p>1</text:p>
          </table:table-cell>
          <table:table-cell table:style-name="ce287" table:formula="of:=[.AA111]/[.AB111]" office:value-type="float" office:value="0" calcext:value-type="float">
            <text:p><text:s/>0/1 </text:p>
          </table:table-cell>
          <table:table-cell table:style-name="ce287" table:formula="of:=IF([.X111]=0;&quot;0&quot;;(IF([.X111]=[.Y111];&quot;1&quot;;(IF([.X111]=-[.Y111];&quot;-1&quot;;IF([.AB111]=1;TEXT([.AA111];10);[.AC111]))))))" office:value-type="string" office:string-value="0" calcext:value-type="string">
            <text:p>0</text:p>
          </table:table-cell>
          <table:table-cell table:style-name="ce254" table:formula="of:=[.AF110]" office:value-type="float" office:value="15" calcext:value-type="float">
            <text:p>15</text:p>
          </table:table-cell>
          <table:table-cell table:style-name="ce254" table:formula="of:=[.AE110]" office:value-type="float" office:value="31" calcext:value-type="float">
            <text:p>31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5" calcext:value-type="float">
            <text:p>15</text:p>
          </table:table-cell>
          <table:table-cell table:style-name="ce252" table:formula="of:=[.AF111]/[.AG111]" office:value-type="float" office:value="31" calcext:value-type="float">
            <text:p>31</text:p>
          </table:table-cell>
          <table:table-cell table:style-name="ce287" table:formula="of:=[.AH111]/[.AI111]" office:value-type="float" office:value="0.483870967741936" calcext:value-type="float">
            <text:p>15/31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483870967741936" calcext:value-type="float">
            <text:p>15/31</text:p>
          </table:table-cell>
          <table:table-cell table:number-columns-repeated="27"/>
        </table:table-row>
        <table:table-row table:style-name="ro15">
          <table:table-cell table:style-name="ce239" office:value-type="float" office:value="0.431692573472162" calcext:value-type="float">
            <text:p>0,431692573472162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4" calcext:value-type="float">
            <text:p>4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2x-4y+4=0" calcext:value-type="string">
            <text:p>2x-4y+4=0</text:p>
          </table:table-cell>
          <table:table-cell table:style-name="ce261" table:formula="of:=-[.C112]/[.D112]" office:value-type="float" office:value="0.5" calcext:value-type="float">
            <text:p><text:s/>1/2 </text:p>
          </table:table-cell>
          <table:table-cell table:style-name="ce261" table:formula="of:=-[.E112]/[.D112]" office:value-type="float" office:value="1" calcext:value-type="float">
            <text:p><text:s/>1/1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x/2+1" calcext:value-type="string">
            <text:p>y = x/2+1</text:p>
          </table:table-cell>
          <table:table-cell table:style-name="ce254" table:formula="of:=RANK([.A112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2]" office:value-type="float" office:value="-0.5" calcext:value-type="float">
            <text:p>- 1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2" calcext:value-type="float">
            <text:p>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Q112]);ABS([.R112]))" office:value-type="float" office:value="2" calcext:value-type="float">
            <text:p>2</text:p>
          </table:table-cell>
          <table:table-cell table:style-name="ce252" table:formula="of:=[.Q112]/[.S112]" office:value-type="float" office:value="1" calcext:value-type="float">
            <text:p>1</text:p>
          </table:table-cell>
          <table:table-cell table:style-name="ce252" table:formula="of:=[.R112]/[.S112]" office:value-type="float" office:value="2" calcext:value-type="float">
            <text:p>2</text:p>
          </table:table-cell>
          <table:table-cell table:style-name="ce287" table:formula="of:=[.T112]/[.U112]" office:value-type="float" office:value="0.5" calcext:value-type="float">
            <text:p><text:s/>1/2 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0.5" calcext:value-type="float">
            <text:p><text:s/>1/2 </text:p>
          </table:table-cell>
          <table:table-cell table:style-name="ce254" table:formula="of:=-ABS([.E112])*SIGN([.D112]*[.E112])" office:value-type="float" office:value="4" calcext:value-type="float">
            <text:p>4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X112]);ABS([.Y112]))" office:value-type="float" office:value="4" calcext:value-type="float">
            <text:p>4</text:p>
          </table:table-cell>
          <table:table-cell table:style-name="ce252" table:formula="of:=[.X112]/[.Z112]" office:value-type="float" office:value="1" calcext:value-type="float">
            <text:p>1</text:p>
          </table:table-cell>
          <table:table-cell table:style-name="ce252" table:formula="of:=[.Y112]/[.Z112]" office:value-type="float" office:value="1" calcext:value-type="float">
            <text:p>1</text:p>
          </table:table-cell>
          <table:table-cell table:style-name="ce287" table:formula="of:=[.AA112]/[.AB112]" office:value-type="float" office:value="1" calcext:value-type="float">
            <text:p><text:s/>1/1 </text:p>
          </table:table-cell>
          <table:table-cell table:style-name="ce287" table:formula="of:=IF([.X112]=0;&quot;0&quot;;(IF([.X112]=[.Y112];&quot;1&quot;;(IF([.X112]=-[.Y112];&quot;-1&quot;;IF([.AB112]=1;TEXT([.AA112];10);[.AC112]))))))" office:value-type="string" office:string-value="1" calcext:value-type="string">
            <text:p>1</text:p>
          </table:table-cell>
          <table:table-cell table:style-name="ce254" table:formula="of:=(-[.C112]*[.L112]-[.E112])*SIGN([.D112])" office:value-type="float" office:value="-2" calcext:value-type="float">
            <text:p>-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AE112]);ABS([.AF112]))" office:value-type="float" office:value="2" calcext:value-type="float">
            <text:p>2</text:p>
          </table:table-cell>
          <table:table-cell table:style-name="ce252" table:formula="of:=[.AE112]/[.AG112]" office:value-type="float" office:value="-1" calcext:value-type="float">
            <text:p>-1</text:p>
          </table:table-cell>
          <table:table-cell table:style-name="ce252" table:formula="of:=[.AF112]/[.AG112]" office:value-type="float" office:value="2" calcext:value-type="float">
            <text:p>2</text:p>
          </table:table-cell>
          <table:table-cell table:style-name="ce287" table:formula="of:=[.AH112]/[.AI112]" office:value-type="float" office:value="-0.5" calcext:value-type="float">
            <text:p>- 1/2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-0.5" calcext:value-type="float">
            <text:p>- 1/2 </text:p>
          </table:table-cell>
          <table:table-cell table:number-columns-repeated="27"/>
        </table:table-row>
        <table:table-row table:style-name="ro15">
          <table:table-cell table:style-name="ce239" office:value-type="float" office:value="0.728521216753844" calcext:value-type="float">
            <text:p>0,728521216753844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2" calcext:value-type="float">
            <text:p>2</text:p>
          </table:table-cell>
          <table:table-cell table:style-name="ce254" table:formula="of:=[.D112]" office:value-type="float" office:value="-4" calcext:value-type="float">
            <text:p>-4</text:p>
          </table:table-cell>
          <table:table-cell table:style-name="ce254" table:formula="of:=[.E112]" office:value-type="float" office:value="4" calcext:value-type="float">
            <text:p>4</text:p>
          </table:table-cell>
          <table:table-cell table:style-name="ce254" table:formula="of:=[.F112]" office:value-type="string" office:string-value="2x-4y+4=0" calcext:value-type="string">
            <text:p>2x-4y+4=0</text:p>
          </table:table-cell>
          <table:table-cell table:style-name="ce261" table:formula="of:=[.G112]" office:value-type="float" office:value="0.5" calcext:value-type="float">
            <text:p><text:s/>1/2 </text:p>
          </table:table-cell>
          <table:table-cell table:style-name="ce261" table:formula="of:=[.H112]" office:value-type="float" office:value="1" calcext:value-type="float">
            <text:p><text:s/>1/1 </text:p>
          </table:table-cell>
          <table:table-cell table:style-name="ce261" table:formula="of:=[.I112]" office:value-type="string" office:string-value="y = x/2+1" calcext:value-type="string">
            <text:p>y = x/2+1</text:p>
          </table:table-cell>
          <table:table-cell table:style-name="ce254" table:formula="of:=RANK([.A113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0" calcext:value-type="float">
            <text:p>-10</text:p>
          </table:table-cell>
          <table:table-cell table:style-name="ce261" table:formula="of:=[.AK113]" office:value-type="float" office:value="-2" calcext:value-type="float">
            <text:p>- 2/1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3])*SIGN([.C113]*[.D113])" office:value-type="float" office:value="2" calcext:value-type="float">
            <text:p>2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Q113]);ABS([.R113]))" office:value-type="float" office:value="2" calcext:value-type="float">
            <text:p>2</text:p>
          </table:table-cell>
          <table:table-cell table:style-name="ce252" table:formula="of:=[.Q113]/[.S113]" office:value-type="float" office:value="1" calcext:value-type="float">
            <text:p>1</text:p>
          </table:table-cell>
          <table:table-cell table:style-name="ce252" table:formula="of:=[.R113]/[.S113]" office:value-type="float" office:value="2" calcext:value-type="float">
            <text:p>2</text:p>
          </table:table-cell>
          <table:table-cell table:style-name="ce287" table:formula="of:=[.T113]/[.U113]" office:value-type="float" office:value="0.5" calcext:value-type="float">
            <text:p><text:s/>1/2 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0.5" calcext:value-type="float">
            <text:p><text:s/>1/2 </text:p>
          </table:table-cell>
          <table:table-cell table:style-name="ce254" table:formula="of:=-ABS([.E113])*SIGN([.D113]*[.E113])+[.O113]" office:value-type="float" office:value="-3" calcext:value-type="float">
            <text:p>-3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-3" calcext:value-type="float">
            <text:p>-3</text:p>
          </table:table-cell>
          <table:table-cell table:style-name="ce252" table:formula="of:=[.Y113]/[.Z113]" office:value-type="float" office:value="4" calcext:value-type="float">
            <text:p>4</text:p>
          </table:table-cell>
          <table:table-cell table:style-name="ce287" table:formula="of:=[.AA113]/[.AB113]" office:value-type="float" office:value="-0.75" calcext:value-type="float">
            <text:p>- 3/4 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-0.75" calcext:value-type="float">
            <text:p>- 3/4 </text:p>
          </table:table-cell>
          <table:table-cell table:style-name="ce254" table:formula="of:=[.AF112]" office:value-type="float" office:value="4" calcext:value-type="float">
            <text:p>4</text:p>
          </table:table-cell>
          <table:table-cell table:style-name="ce254" table:formula="of:=[.AE112]" office:value-type="float" office:value="-2" calcext:value-type="float">
            <text:p>-2</text:p>
          </table:table-cell>
          <table:table-cell table:style-name="ce254" table:formula="of:=GCD(ABS([.AE113]);ABS([.AF113]))" office:value-type="float" office:value="2" calcext:value-type="float">
            <text:p>2</text:p>
          </table:table-cell>
          <table:table-cell table:style-name="ce252" table:formula="of:=[.AE113]/[.AG113]" office:value-type="float" office:value="2" calcext:value-type="float">
            <text:p>2</text:p>
          </table:table-cell>
          <table:table-cell table:style-name="ce252" table:formula="of:=[.AF113]/[.AG113]" office:value-type="float" office:value="-1" calcext:value-type="float">
            <text:p>-1</text:p>
          </table:table-cell>
          <table:table-cell table:style-name="ce287" table:formula="of:=[.AH113]/[.AI113]" office:value-type="float" office:value="-2" calcext:value-type="float">
            <text:p>- 2/1 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-2" calcext:value-type="float">
            <text:p>- 2/1 </text:p>
          </table:table-cell>
          <table:table-cell table:number-columns-repeated="27"/>
        </table:table-row>
        <table:table-row table:style-name="ro15">
          <table:table-cell table:style-name="ce239" office:value-type="float" office:value="0.301806297905534" calcext:value-type="float">
            <text:p>0,301806297905534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8x-17y-18=0" calcext:value-type="string">
            <text:p>18x-17y-18=0</text:p>
          </table:table-cell>
          <table:table-cell table:style-name="ce261" table:formula="of:=-[.C114]/[.D114]" office:value-type="float" office:value="1.05882352941176" calcext:value-type="float">
            <text:p>18/17</text:p>
          </table:table-cell>
          <table:table-cell table:style-name="ce261" table:formula="of:=-[.E114]/[.D114]" office:value-type="float" office:value="-1.05882352941176" calcext:value-type="float">
            <text:p>-18/17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8x/17+18/17" calcext:value-type="string">
            <text:p>y = 18x/17+18/17</text:p>
          </table:table-cell>
          <table:table-cell table:style-name="ce254" table:formula="of:=RANK([.A114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4]" office:value-type="float" office:value="6.35294117647059" calcext:value-type="float">
            <text:p>108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8" calcext:value-type="float">
            <text:p>1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8" calcext:value-type="float">
            <text:p>18</text:p>
          </table:table-cell>
          <table:table-cell table:style-name="ce252" table:formula="of:=[.R114]/[.S114]" office:value-type="float" office:value="17" calcext:value-type="float">
            <text:p>17</text:p>
          </table:table-cell>
          <table:table-cell table:style-name="ce287" table:formula="of:=[.T114]/[.U114]" office:value-type="float" office:value="1.05882352941176" calcext:value-type="float">
            <text:p>18/17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05882352941176" calcext:value-type="float">
            <text:p>18/17</text:p>
          </table:table-cell>
          <table:table-cell table:style-name="ce254" table:formula="of:=-ABS([.E114])*SIGN([.D114]*[.E114])" office:value-type="float" office:value="-18" calcext:value-type="float">
            <text:p>-1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18" calcext:value-type="float">
            <text:p>-18</text:p>
          </table:table-cell>
          <table:table-cell table:style-name="ce252" table:formula="of:=[.Y114]/[.Z114]" office:value-type="float" office:value="17" calcext:value-type="float">
            <text:p>17</text:p>
          </table:table-cell>
          <table:table-cell table:style-name="ce287" table:formula="of:=[.AA114]/[.AB114]" office:value-type="float" office:value="-1.05882352941176" calcext:value-type="float">
            <text:p>-18/17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05882352941176" calcext:value-type="float">
            <text:p>-18/17</text:p>
          </table:table-cell>
          <table:table-cell table:style-name="ce254" table:formula="of:=(-[.C114]*[.L114]-[.E114])*SIGN([.D114])" office:value-type="float" office:value="108" calcext:value-type="float">
            <text:p>10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108" calcext:value-type="float">
            <text:p>108</text:p>
          </table:table-cell>
          <table:table-cell table:style-name="ce252" table:formula="of:=[.AF114]/[.AG114]" office:value-type="float" office:value="17" calcext:value-type="float">
            <text:p>17</text:p>
          </table:table-cell>
          <table:table-cell table:style-name="ce287" table:formula="of:=[.AH114]/[.AI114]" office:value-type="float" office:value="6.35294117647059" calcext:value-type="float">
            <text:p>108/17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6.35294117647059" calcext:value-type="float">
            <text:p>108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902862228934433" calcext:value-type="float">
            <text:p>0,0902862228934433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8" calcext:value-type="float">
            <text:p>18</text:p>
          </table:table-cell>
          <table:table-cell table:style-name="ce254" table:formula="of:=[.D114]" office:value-type="float" office:value="-17" calcext:value-type="float">
            <text:p>-17</text:p>
          </table:table-cell>
          <table:table-cell table:style-name="ce254" table:formula="of:=[.E114]" office:value-type="float" office:value="-18" calcext:value-type="float">
            <text:p>-18</text:p>
          </table:table-cell>
          <table:table-cell table:style-name="ce254" table:formula="of:=[.F114]" office:value-type="string" office:string-value="18x-17y-18=0" calcext:value-type="string">
            <text:p>18x-17y-18=0</text:p>
          </table:table-cell>
          <table:table-cell table:style-name="ce261" table:formula="of:=[.G114]" office:value-type="float" office:value="1.05882352941176" calcext:value-type="float">
            <text:p>18/17</text:p>
          </table:table-cell>
          <table:table-cell table:style-name="ce261" table:formula="of:=[.H114]" office:value-type="float" office:value="-1.05882352941176" calcext:value-type="float">
            <text:p>-18/17</text:p>
          </table:table-cell>
          <table:table-cell table:style-name="ce261" table:formula="of:=[.I114]" office:value-type="string" office:string-value="y = 18x/17+18/17" calcext:value-type="string">
            <text:p>y = 18x/17+18/17</text:p>
          </table:table-cell>
          <table:table-cell table:style-name="ce254" table:formula="of:=RANK([.A115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5]" office:value-type="float" office:value="0.157407407407407" calcext:value-type="float">
            <text:p>14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5])*SIGN([.C115]*[.D115])" office:value-type="float" office:value="18" calcext:value-type="float">
            <text:p>18</text:p>
          </table:table-cell>
          <table:table-cell table:style-name="ce254" table:formula="of:=ABS([.D115])" office:value-type="float" office:value="17" calcext:value-type="float">
            <text:p>17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8" calcext:value-type="float">
            <text:p>18</text:p>
          </table:table-cell>
          <table:table-cell table:style-name="ce252" table:formula="of:=[.R115]/[.S115]" office:value-type="float" office:value="17" calcext:value-type="float">
            <text:p>17</text:p>
          </table:table-cell>
          <table:table-cell table:style-name="ce287" table:formula="of:=[.T115]/[.U115]" office:value-type="float" office:value="1.05882352941176" calcext:value-type="float">
            <text:p>18/17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05882352941176" calcext:value-type="float">
            <text:p>18/17</text:p>
          </table:table-cell>
          <table:table-cell table:style-name="ce254" table:formula="of:=-ABS([.E115])*SIGN([.D115]*[.E115])+[.O115]" office:value-type="float" office:value="-25" calcext:value-type="float">
            <text:p>-25</text:p>
          </table:table-cell>
          <table:table-cell table:style-name="ce254" table:formula="of:=ABS([.D115])" office:value-type="float" office:value="17" calcext:value-type="float">
            <text:p>17</text:p>
          </table:table-cell>
          <table:table-cell table:style-name="ce254" table:formula="of:=GCD(ABS([.X115]);ABS([.Y115]))" office:value-type="float" office:value="1" calcext:value-type="float">
            <text:p>1</text:p>
          </table:table-cell>
          <table:table-cell table:style-name="ce252" table:formula="of:=[.X115]/[.Z115]" office:value-type="float" office:value="-25" calcext:value-type="float">
            <text:p>-25</text:p>
          </table:table-cell>
          <table:table-cell table:style-name="ce252" table:formula="of:=[.Y115]/[.Z115]" office:value-type="float" office:value="17" calcext:value-type="float">
            <text:p>17</text:p>
          </table:table-cell>
          <table:table-cell table:style-name="ce287" table:formula="of:=[.AA115]/[.AB115]" office:value-type="float" office:value="-1.47058823529412" calcext:value-type="float">
            <text:p>-25/17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1.47058823529412" calcext:value-type="float">
            <text:p>-25/17</text:p>
          </table:table-cell>
          <table:table-cell table:style-name="ce254" table:formula="of:=[.AF114]" office:value-type="float" office:value="17" calcext:value-type="float">
            <text:p>17</text:p>
          </table:table-cell>
          <table:table-cell table:style-name="ce254" table:formula="of:=[.AE114]" office:value-type="float" office:value="108" calcext:value-type="float">
            <text:p>108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17" calcext:value-type="float">
            <text:p>17</text:p>
          </table:table-cell>
          <table:table-cell table:style-name="ce252" table:formula="of:=[.AF115]/[.AG115]" office:value-type="float" office:value="108" calcext:value-type="float">
            <text:p>108</text:p>
          </table:table-cell>
          <table:table-cell table:style-name="ce287" table:formula="of:=[.AH115]/[.AI115]" office:value-type="float" office:value="0.157407407407407" calcext:value-type="float">
            <text:p>14/89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57407407407407" calcext:value-type="float">
            <text:p>14/89</text:p>
          </table:table-cell>
          <table:table-cell table:number-columns-repeated="27"/>
        </table:table-row>
        <table:table-row table:style-name="ro15">
          <table:table-cell table:style-name="ce239" office:value-type="float" office:value="0.00111803541203473" calcext:value-type="float">
            <text:p>0,00111803541203473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7" calcext:value-type="float">
            <text:p>7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5x+12y+7=0" calcext:value-type="string">
            <text:p>5x+12y+7=0</text:p>
          </table:table-cell>
          <table:table-cell table:style-name="ce261" table:formula="of:=-[.C116]/[.D116]" office:value-type="float" office:value="-0.416666666666667" calcext:value-type="float">
            <text:p>- 5/12</text:p>
          </table:table-cell>
          <table:table-cell table:style-name="ce261" table:formula="of:=-[.E116]/[.D116]" office:value-type="float" office:value="-0.583333333333333" calcext:value-type="float">
            <text:p>- 7/12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5x/12-7/12" calcext:value-type="string">
            <text:p>y = -5x/12-7/12</text:p>
          </table:table-cell>
          <table:table-cell table:style-name="ce254" table:formula="of:=RANK([.A116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16]" office:value-type="float" office:value="1.08333333333333" calcext:value-type="float">
            <text:p>13/12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5" calcext:value-type="float">
            <text:p>-5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Q116]);ABS([.R116]))" office:value-type="float" office:value="1" calcext:value-type="float">
            <text:p>1</text:p>
          </table:table-cell>
          <table:table-cell table:style-name="ce252" table:formula="of:=[.Q116]/[.S116]" office:value-type="float" office:value="-5" calcext:value-type="float">
            <text:p>-5</text:p>
          </table:table-cell>
          <table:table-cell table:style-name="ce252" table:formula="of:=[.R116]/[.S116]" office:value-type="float" office:value="12" calcext:value-type="float">
            <text:p>12</text:p>
          </table:table-cell>
          <table:table-cell table:style-name="ce287" table:formula="of:=[.T116]/[.U116]" office:value-type="float" office:value="-0.416666666666667" calcext:value-type="float">
            <text:p>- 5/12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416666666666667" calcext:value-type="float">
            <text:p>- 5/12</text:p>
          </table:table-cell>
          <table:table-cell table:style-name="ce254" table:formula="of:=-ABS([.E116])*SIGN([.D116]*[.E116])" office:value-type="float" office:value="-7" calcext:value-type="float">
            <text:p>-7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X116]);ABS([.Y116]))" office:value-type="float" office:value="1" calcext:value-type="float">
            <text:p>1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2" calcext:value-type="float">
            <text:p>12</text:p>
          </table:table-cell>
          <table:table-cell table:style-name="ce287" table:formula="of:=[.AA116]/[.AB116]" office:value-type="float" office:value="-0.583333333333333" calcext:value-type="float">
            <text:p>- 7/12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583333333333333" calcext:value-type="float">
            <text:p>- 7/12</text:p>
          </table:table-cell>
          <table:table-cell table:style-name="ce254" table:formula="of:=(-[.C116]*[.L116]-[.E116])*SIGN([.D116])" office:value-type="float" office:value="13" calcext:value-type="float">
            <text:p>13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AE116]);ABS([.AF116]))" office:value-type="float" office:value="1" calcext:value-type="float">
            <text:p>1</text:p>
          </table:table-cell>
          <table:table-cell table:style-name="ce252" table:formula="of:=[.AE116]/[.AG116]" office:value-type="float" office:value="13" calcext:value-type="float">
            <text:p>13</text:p>
          </table:table-cell>
          <table:table-cell table:style-name="ce252" table:formula="of:=[.AF116]/[.AG116]" office:value-type="float" office:value="12" calcext:value-type="float">
            <text:p>12</text:p>
          </table:table-cell>
          <table:table-cell table:style-name="ce287" table:formula="of:=[.AH116]/[.AI116]" office:value-type="float" office:value="1.08333333333333" calcext:value-type="float">
            <text:p>13/12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float" office:value="1.08333333333333" calcext:value-type="float">
            <text:p>13/12</text:p>
          </table:table-cell>
          <table:table-cell table:number-columns-repeated="27"/>
        </table:table-row>
        <table:table-row table:style-name="ro15">
          <table:table-cell table:style-name="ce239" office:value-type="float" office:value="0.19615008101712" calcext:value-type="float">
            <text:p>0,1961500810171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5" calcext:value-type="float">
            <text:p>5</text:p>
          </table:table-cell>
          <table:table-cell table:style-name="ce254" table:formula="of:=[.D116]" office:value-type="float" office:value="12" calcext:value-type="float">
            <text:p>12</text:p>
          </table:table-cell>
          <table:table-cell table:style-name="ce254" table:formula="of:=[.E116]" office:value-type="float" office:value="7" calcext:value-type="float">
            <text:p>7</text:p>
          </table:table-cell>
          <table:table-cell table:style-name="ce254" table:formula="of:=[.F116]" office:value-type="string" office:string-value="5x+12y+7=0" calcext:value-type="string">
            <text:p>5x+12y+7=0</text:p>
          </table:table-cell>
          <table:table-cell table:style-name="ce261" table:formula="of:=[.G116]" office:value-type="float" office:value="-0.416666666666667" calcext:value-type="float">
            <text:p>- 5/12</text:p>
          </table:table-cell>
          <table:table-cell table:style-name="ce261" table:formula="of:=[.H116]" office:value-type="float" office:value="-0.583333333333333" calcext:value-type="float">
            <text:p>- 7/12</text:p>
          </table:table-cell>
          <table:table-cell table:style-name="ce261" table:formula="of:=[.I116]" office:value-type="string" office:string-value="y = -5x/12-7/12" calcext:value-type="string">
            <text:p>y = -5x/12-7/12</text:p>
          </table:table-cell>
          <table:table-cell table:style-name="ce254" table:formula="of:=RANK([.A117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7]" office:value-type="float" office:value="0.923076923076923" calcext:value-type="float">
            <text:p>12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17])*SIGN([.C117]*[.D117])" office:value-type="float" office:value="-5" calcext:value-type="float">
            <text:p>-5</text:p>
          </table:table-cell>
          <table:table-cell table:style-name="ce254" table:formula="of:=ABS([.D117])" office:value-type="float" office:value="12" calcext:value-type="float">
            <text:p>12</text:p>
          </table:table-cell>
          <table:table-cell table:style-name="ce254" table:formula="of:=GCD(ABS([.Q117]);ABS([.R117]))" office:value-type="float" office:value="1" calcext:value-type="float">
            <text:p>1</text:p>
          </table:table-cell>
          <table:table-cell table:style-name="ce252" table:formula="of:=[.Q117]/[.S117]" office:value-type="float" office:value="-5" calcext:value-type="float">
            <text:p>-5</text:p>
          </table:table-cell>
          <table:table-cell table:style-name="ce252" table:formula="of:=[.R117]/[.S117]" office:value-type="float" office:value="12" calcext:value-type="float">
            <text:p>12</text:p>
          </table:table-cell>
          <table:table-cell table:style-name="ce287" table:formula="of:=[.T117]/[.U117]" office:value-type="float" office:value="-0.416666666666667" calcext:value-type="float">
            <text:p>- 5/12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416666666666667" calcext:value-type="float">
            <text:p>- 5/12</text:p>
          </table:table-cell>
          <table:table-cell table:style-name="ce254" table:formula="of:=-ABS([.E117])*SIGN([.D117]*[.E117])+[.O117]" office:value-type="float" office:value="-11" calcext:value-type="float">
            <text:p>-11</text:p>
          </table:table-cell>
          <table:table-cell table:style-name="ce254" table:formula="of:=ABS([.D117])" office:value-type="float" office:value="12" calcext:value-type="float">
            <text:p>12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-11" calcext:value-type="float">
            <text:p>-11</text:p>
          </table:table-cell>
          <table:table-cell table:style-name="ce252" table:formula="of:=[.Y117]/[.Z117]" office:value-type="float" office:value="12" calcext:value-type="float">
            <text:p>12</text:p>
          </table:table-cell>
          <table:table-cell table:style-name="ce287" table:formula="of:=[.AA117]/[.AB117]" office:value-type="float" office:value="-0.916666666666667" calcext:value-type="float">
            <text:p>-11/12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916666666666667" calcext:value-type="float">
            <text:p>-11/12</text:p>
          </table:table-cell>
          <table:table-cell table:style-name="ce254" table:formula="of:=[.AF116]" office:value-type="float" office:value="12" calcext:value-type="float">
            <text:p>12</text:p>
          </table:table-cell>
          <table:table-cell table:style-name="ce254" table:formula="of:=[.AE116]" office:value-type="float" office:value="13" calcext:value-type="float">
            <text:p>13</text:p>
          </table:table-cell>
          <table:table-cell table:style-name="ce254" table:formula="of:=GCD(ABS([.AE117]);ABS([.AF117]))" office:value-type="float" office:value="1" calcext:value-type="float">
            <text:p>1</text:p>
          </table:table-cell>
          <table:table-cell table:style-name="ce252" table:formula="of:=[.AE117]/[.AG117]" office:value-type="float" office:value="12" calcext:value-type="float">
            <text:p>12</text:p>
          </table:table-cell>
          <table:table-cell table:style-name="ce252" table:formula="of:=[.AF117]/[.AG117]" office:value-type="float" office:value="13" calcext:value-type="float">
            <text:p>13</text:p>
          </table:table-cell>
          <table:table-cell table:style-name="ce287" table:formula="of:=[.AH117]/[.AI117]" office:value-type="float" office:value="0.923076923076923" calcext:value-type="float">
            <text:p>12/13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float" office:value="0.923076923076923" calcext:value-type="float">
            <text:p>12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00867686069863186" calcext:value-type="float">
            <text:p>0,00867686069863186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5" calcext:value-type="float">
            <text:p>5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13x+8y+5=0" calcext:value-type="string">
            <text:p>13x+8y+5=0</text:p>
          </table:table-cell>
          <table:table-cell table:style-name="ce261" table:formula="of:=-[.C118]/[.D118]" office:value-type="float" office:value="-1.625" calcext:value-type="float">
            <text:p>-13/8 </text:p>
          </table:table-cell>
          <table:table-cell table:style-name="ce261" table:formula="of:=-[.E118]/[.D118]" office:value-type="float" office:value="-0.625" calcext:value-type="float">
            <text:p>- 5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13x/8-5/8" calcext:value-type="string">
            <text:p>y = -13x/8-5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8]" office:value-type="float" office:value="4.25" calcext:value-type="float">
            <text:p>17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3" calcext:value-type="float">
            <text:p>-1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13" calcext:value-type="float">
            <text:p>-13</text:p>
          </table:table-cell>
          <table:table-cell table:style-name="ce252" table:formula="of:=[.R118]/[.S118]" office:value-type="float" office:value="8" calcext:value-type="float">
            <text:p>8</text:p>
          </table:table-cell>
          <table:table-cell table:style-name="ce287" table:formula="of:=[.T118]/[.U118]" office:value-type="float" office:value="-1.625" calcext:value-type="float">
            <text:p>-13/8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625" calcext:value-type="float">
            <text:p>-13/8 </text:p>
          </table:table-cell>
          <table:table-cell table:style-name="ce254" table:formula="of:=-ABS([.E118])*SIGN([.D118]*[.E118])" office:value-type="float" office:value="-5" calcext:value-type="float">
            <text:p>-5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5" calcext:value-type="float">
            <text:p>-5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625" calcext:value-type="float">
            <text:p>- 5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625" calcext:value-type="float">
            <text:p>- 5/8 </text:p>
          </table:table-cell>
          <table:table-cell table:style-name="ce254" table:formula="of:=(-[.C118]*[.L118]-[.E118])*SIGN([.D118])" office:value-type="float" office:value="34" calcext:value-type="float">
            <text:p>34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2" calcext:value-type="float">
            <text:p>2</text:p>
          </table:table-cell>
          <table:table-cell table:style-name="ce252" table:formula="of:=[.AE118]/[.AG118]" office:value-type="float" office:value="17" calcext:value-type="float">
            <text:p>17</text:p>
          </table:table-cell>
          <table:table-cell table:style-name="ce252" table:formula="of:=[.AF118]/[.AG118]" office:value-type="float" office:value="4" calcext:value-type="float">
            <text:p>4</text:p>
          </table:table-cell>
          <table:table-cell table:style-name="ce287" table:formula="of:=[.AH118]/[.AI118]" office:value-type="float" office:value="4.25" calcext:value-type="float">
            <text:p>17/4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4.25" calcext:value-type="float">
            <text:p>17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698409753132007" calcext:value-type="float">
            <text:p>0,698409753132007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13" calcext:value-type="float">
            <text:p>13</text:p>
          </table:table-cell>
          <table:table-cell table:style-name="ce254" table:formula="of:=[.D118]" office:value-type="float" office:value="8" calcext:value-type="float">
            <text:p>8</text:p>
          </table:table-cell>
          <table:table-cell table:style-name="ce254" table:formula="of:=[.E118]" office:value-type="float" office:value="5" calcext:value-type="float">
            <text:p>5</text:p>
          </table:table-cell>
          <table:table-cell table:style-name="ce254" table:formula="of:=[.F118]" office:value-type="string" office:string-value="13x+8y+5=0" calcext:value-type="string">
            <text:p>13x+8y+5=0</text:p>
          </table:table-cell>
          <table:table-cell table:style-name="ce261" table:formula="of:=[.G118]" office:value-type="float" office:value="-1.625" calcext:value-type="float">
            <text:p>-13/8 </text:p>
          </table:table-cell>
          <table:table-cell table:style-name="ce261" table:formula="of:=[.H118]" office:value-type="float" office:value="-0.625" calcext:value-type="float">
            <text:p>- 5/8 </text:p>
          </table:table-cell>
          <table:table-cell table:style-name="ce261" table:formula="of:=[.I118]" office:value-type="string" office:string-value="y = -13x/8-5/8" calcext:value-type="string">
            <text:p>y = -13x/8-5/8</text:p>
          </table:table-cell>
          <table:table-cell table:style-name="ce254" table:formula="of:=RANK([.A119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9]" office:value-type="float" office:value="0.235294117647059" calcext:value-type="float">
            <text:p><text:s/>4/1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19])*SIGN([.C119]*[.D119])" office:value-type="float" office:value="-13" calcext:value-type="float">
            <text:p>-13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13" calcext:value-type="float">
            <text:p>-13</text:p>
          </table:table-cell>
          <table:table-cell table:style-name="ce252" table:formula="of:=[.R119]/[.S119]" office:value-type="float" office:value="8" calcext:value-type="float">
            <text:p>8</text:p>
          </table:table-cell>
          <table:table-cell table:style-name="ce287" table:formula="of:=[.T119]/[.U119]" office:value-type="float" office:value="-1.625" calcext:value-type="float">
            <text:p>-13/8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625" calcext:value-type="float">
            <text:p>-13/8 </text:p>
          </table:table-cell>
          <table:table-cell table:style-name="ce254" table:formula="of:=-ABS([.E119])*SIGN([.D119]*[.E119])+[.O119]" office:value-type="float" office:value="-7" calcext:value-type="float">
            <text:p>-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-7" calcext:value-type="float">
            <text:p>-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-0.875" calcext:value-type="float">
            <text:p>- 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0.875" calcext:value-type="float">
            <text:p>- 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34" calcext:value-type="float">
            <text:p>34</text:p>
          </table:table-cell>
          <table:table-cell table:style-name="ce254" table:formula="of:=GCD(ABS([.AE119]);ABS([.AF119]))" office:value-type="float" office:value="2" calcext:value-type="float">
            <text:p>2</text:p>
          </table:table-cell>
          <table:table-cell table:style-name="ce252" table:formula="of:=[.AE119]/[.AG119]" office:value-type="float" office:value="4" calcext:value-type="float">
            <text:p>4</text:p>
          </table:table-cell>
          <table:table-cell table:style-name="ce252" table:formula="of:=[.AF119]/[.AG119]" office:value-type="float" office:value="17" calcext:value-type="float">
            <text:p>17</text:p>
          </table:table-cell>
          <table:table-cell table:style-name="ce287" table:formula="of:=[.AH119]/[.AI119]" office:value-type="float" office:value="0.235294117647059" calcext:value-type="float">
            <text:p><text:s/>4/1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0.235294117647059" calcext:value-type="float">
            <text:p><text:s/>4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577934483408259" calcext:value-type="float">
            <text:p>0,577934483408259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6x-16y-8=0" calcext:value-type="string">
            <text:p>6x-16y-8=0</text:p>
          </table:table-cell>
          <table:table-cell table:style-name="ce261" table:formula="of:=-[.C120]/[.D120]" office:value-type="float" office:value="0.375" calcext:value-type="float">
            <text:p><text:s/>3/8 </text:p>
          </table:table-cell>
          <table:table-cell table:style-name="ce261" table:formula="of:=-[.E120]/[.D120]" office:value-type="float" office:value="-0.5" calcext:value-type="float">
            <text:p>- 1/2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3x/8+1/2" calcext:value-type="string">
            <text:p>y = 3x/8+1/2</text:p>
          </table:table-cell>
          <table:table-cell table:style-name="ce254" table:formula="of:=RANK([.A120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0]" office:value-type="float" office:value="3.25" calcext:value-type="float">
            <text:p>13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6" calcext:value-type="float">
            <text:p>6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3" calcext:value-type="float">
            <text:p>3</text:p>
          </table:table-cell>
          <table:table-cell table:style-name="ce252" table:formula="of:=[.R120]/[.S120]" office:value-type="float" office:value="8" calcext:value-type="float">
            <text:p>8</text:p>
          </table:table-cell>
          <table:table-cell table:style-name="ce287" table:formula="of:=[.T120]/[.U120]" office:value-type="float" office:value="0.375" calcext:value-type="float">
            <text:p><text:s/>3/8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0.375" calcext:value-type="float">
            <text:p><text:s/>3/8 </text:p>
          </table:table-cell>
          <table:table-cell table:style-name="ce254" table:formula="of:=-ABS([.E120])*SIGN([.D120]*[.E120])" office:value-type="float" office:value="-8" calcext:value-type="float">
            <text:p>-8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X120]);ABS([.Y120]))" office:value-type="float" office:value="8" calcext:value-type="float">
            <text:p>8</text:p>
          </table:table-cell>
          <table:table-cell table:style-name="ce252" table:formula="of:=[.X120]/[.Z120]" office:value-type="float" office:value="-1" calcext:value-type="float">
            <text:p>-1</text:p>
          </table:table-cell>
          <table:table-cell table:style-name="ce252" table:formula="of:=[.Y120]/[.Z120]" office:value-type="float" office:value="2" calcext:value-type="float">
            <text:p>2</text:p>
          </table:table-cell>
          <table:table-cell table:style-name="ce287" table:formula="of:=[.AA120]/[.AB120]" office:value-type="float" office:value="-0.5" calcext:value-type="float">
            <text:p>- 1/2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-0.5" calcext:value-type="float">
            <text:p>- 1/2 </text:p>
          </table:table-cell>
          <table:table-cell table:style-name="ce254" table:formula="of:=(-[.C120]*[.L120]-[.E120])*SIGN([.D120])" office:value-type="float" office:value="52" calcext:value-type="float">
            <text:p>52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AE120]);ABS([.AF120]))" office:value-type="float" office:value="4" calcext:value-type="float">
            <text:p>4</text:p>
          </table:table-cell>
          <table:table-cell table:style-name="ce252" table:formula="of:=[.AE120]/[.AG120]" office:value-type="float" office:value="13" calcext:value-type="float">
            <text:p>13</text:p>
          </table:table-cell>
          <table:table-cell table:style-name="ce252" table:formula="of:=[.AF120]/[.AG120]" office:value-type="float" office:value="4" calcext:value-type="float">
            <text:p>4</text:p>
          </table:table-cell>
          <table:table-cell table:style-name="ce287" table:formula="of:=[.AH120]/[.AI120]" office:value-type="float" office:value="3.25" calcext:value-type="float">
            <text:p>13/4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3.25" calcext:value-type="float">
            <text:p>13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838928210036036" calcext:value-type="float">
            <text:p>0,83892821003603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6" calcext:value-type="float">
            <text:p>6</text:p>
          </table:table-cell>
          <table:table-cell table:style-name="ce254" table:formula="of:=[.D120]" office:value-type="float" office:value="-16" calcext:value-type="float">
            <text:p>-16</text:p>
          </table:table-cell>
          <table:table-cell table:style-name="ce254" table:formula="of:=[.E120]" office:value-type="float" office:value="-8" calcext:value-type="float">
            <text:p>-8</text:p>
          </table:table-cell>
          <table:table-cell table:style-name="ce254" table:formula="of:=[.F120]" office:value-type="string" office:string-value="6x-16y-8=0" calcext:value-type="string">
            <text:p>6x-16y-8=0</text:p>
          </table:table-cell>
          <table:table-cell table:style-name="ce261" table:formula="of:=[.G120]" office:value-type="float" office:value="0.375" calcext:value-type="float">
            <text:p><text:s/>3/8 </text:p>
          </table:table-cell>
          <table:table-cell table:style-name="ce261" table:formula="of:=[.H120]" office:value-type="float" office:value="-0.5" calcext:value-type="float">
            <text:p>- 1/2 </text:p>
          </table:table-cell>
          <table:table-cell table:style-name="ce261" table:formula="of:=[.I120]" office:value-type="string" office:string-value="y = 3x/8+1/2" calcext:value-type="string">
            <text:p>y = 3x/8+1/2</text:p>
          </table:table-cell>
          <table:table-cell table:style-name="ce254" table:formula="of:=RANK([.A121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0.307692307692308" calcext:value-type="float">
            <text:p><text:s/>4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21])*SIGN([.C121]*[.D121])" office:value-type="float" office:value="6" calcext:value-type="float">
            <text:p>6</text:p>
          </table:table-cell>
          <table:table-cell table:style-name="ce254" table:formula="of:=ABS([.D121])" office:value-type="float" office:value="16" calcext:value-type="float">
            <text:p>16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3" calcext:value-type="float">
            <text:p>3</text:p>
          </table:table-cell>
          <table:table-cell table:style-name="ce252" table:formula="of:=[.R121]/[.S121]" office:value-type="float" office:value="8" calcext:value-type="float">
            <text:p>8</text:p>
          </table:table-cell>
          <table:table-cell table:style-name="ce287" table:formula="of:=[.T121]/[.U121]" office:value-type="float" office:value="0.375" calcext:value-type="float">
            <text:p><text:s/>3/8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0.375" calcext:value-type="float">
            <text:p><text:s/>3/8 </text:p>
          </table:table-cell>
          <table:table-cell table:style-name="ce254" table:formula="of:=-ABS([.E121])*SIGN([.D121]*[.E121])+[.O121]" office:value-type="float" office:value="-1" calcext:value-type="float">
            <text:p>-1</text:p>
          </table:table-cell>
          <table:table-cell table:style-name="ce254" table:formula="of:=ABS([.D121])" office:value-type="float" office:value="16" calcext:value-type="float">
            <text:p>16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-1" calcext:value-type="float">
            <text:p>-1</text:p>
          </table:table-cell>
          <table:table-cell table:style-name="ce252" table:formula="of:=[.Y121]/[.Z121]" office:value-type="float" office:value="16" calcext:value-type="float">
            <text:p>16</text:p>
          </table:table-cell>
          <table:table-cell table:style-name="ce287" table:formula="of:=[.AA121]/[.AB121]" office:value-type="float" office:value="-0.0625" calcext:value-type="float">
            <text:p>- 1/16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-0.0625" calcext:value-type="float">
            <text:p>- 1/16</text:p>
          </table:table-cell>
          <table:table-cell table:style-name="ce254" table:formula="of:=[.AF120]" office:value-type="float" office:value="16" calcext:value-type="float">
            <text:p>16</text:p>
          </table:table-cell>
          <table:table-cell table:style-name="ce254" table:formula="of:=[.AE120]" office:value-type="float" office:value="52" calcext:value-type="float">
            <text:p>52</text:p>
          </table:table-cell>
          <table:table-cell table:style-name="ce254" table:formula="of:=GCD(ABS([.AE121]);ABS([.AF121]))" office:value-type="float" office:value="4" calcext:value-type="float">
            <text:p>4</text:p>
          </table:table-cell>
          <table:table-cell table:style-name="ce252" table:formula="of:=[.AE121]/[.AG121]" office:value-type="float" office:value="4" calcext:value-type="float">
            <text:p>4</text:p>
          </table:table-cell>
          <table:table-cell table:style-name="ce252" table:formula="of:=[.AF121]/[.AG121]" office:value-type="float" office:value="13" calcext:value-type="float">
            <text:p>13</text:p>
          </table:table-cell>
          <table:table-cell table:style-name="ce287" table:formula="of:=[.AH121]/[.AI121]" office:value-type="float" office:value="0.307692307692308" calcext:value-type="float">
            <text:p><text:s/>4/13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0.307692307692308" calcext:value-type="float">
            <text:p><text:s/>4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556010710610824" calcext:value-type="float">
            <text:p>0,556010710610824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4x+8y+11=0" calcext:value-type="string">
            <text:p>-4x+8y+11=0</text:p>
          </table:table-cell>
          <table:table-cell table:style-name="ce261" table:formula="of:=-[.C122]/[.D122]" office:value-type="float" office:value="0.5" calcext:value-type="float">
            <text:p><text:s/>1/2 </text:p>
          </table:table-cell>
          <table:table-cell table:style-name="ce261" table:formula="of:=-[.E122]/[.D122]" office:value-type="float" office:value="-1.375" calcext:value-type="float">
            <text:p>-11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x/2+11/8" calcext:value-type="string">
            <text:p>y = x/2+11/8</text:p>
          </table:table-cell>
          <table:table-cell table:style-name="ce254" table:formula="of:=RANK([.A122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22]" office:value-type="float" office:value="-2.375" calcext:value-type="float">
            <text:p>-19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4" calcext:value-type="float">
            <text:p>4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Q122]);ABS([.R122]))" office:value-type="float" office:value="4" calcext:value-type="float">
            <text:p>4</text:p>
          </table:table-cell>
          <table:table-cell table:style-name="ce252" table:formula="of:=[.Q122]/[.S122]" office:value-type="float" office:value="1" calcext:value-type="float">
            <text:p>1</text:p>
          </table:table-cell>
          <table:table-cell table:style-name="ce252" table:formula="of:=[.R122]/[.S122]" office:value-type="float" office:value="2" calcext:value-type="float">
            <text:p>2</text:p>
          </table:table-cell>
          <table:table-cell table:style-name="ce287" table:formula="of:=[.T122]/[.U122]" office:value-type="float" office:value="0.5" calcext:value-type="float">
            <text:p><text:s/>1/2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5" calcext:value-type="float">
            <text:p><text:s/>1/2 </text:p>
          </table:table-cell>
          <table:table-cell table:style-name="ce254" table:formula="of:=-ABS([.E122])*SIGN([.D122]*[.E122])" office:value-type="float" office:value="-11" calcext:value-type="float">
            <text:p>-11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X122]);ABS([.Y122]))" office:value-type="float" office:value="1" calcext:value-type="float">
            <text:p>1</text:p>
          </table:table-cell>
          <table:table-cell table:style-name="ce252" table:formula="of:=[.X122]/[.Z122]" office:value-type="float" office:value="-11" calcext:value-type="float">
            <text:p>-11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-1.375" calcext:value-type="float">
            <text:p>-11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-1.375" calcext:value-type="float">
            <text:p>-11/8 </text:p>
          </table:table-cell>
          <table:table-cell table:style-name="ce254" table:formula="of:=(-[.C122]*[.L122]-[.E122])*SIGN([.D122])" office:value-type="float" office:value="-19" calcext:value-type="float">
            <text:p>-19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AE122]);ABS([.AF122]))" office:value-type="float" office:value="1" calcext:value-type="float">
            <text:p>1</text:p>
          </table:table-cell>
          <table:table-cell table:style-name="ce252" table:formula="of:=[.AE122]/[.AG122]" office:value-type="float" office:value="-19" calcext:value-type="float">
            <text:p>-19</text:p>
          </table:table-cell>
          <table:table-cell table:style-name="ce252" table:formula="of:=[.AF122]/[.AG122]" office:value-type="float" office:value="8" calcext:value-type="float">
            <text:p>8</text:p>
          </table:table-cell>
          <table:table-cell table:style-name="ce287" table:formula="of:=[.AH122]/[.AI122]" office:value-type="float" office:value="-2.375" calcext:value-type="float">
            <text:p>-19/8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2.375" calcext:value-type="float">
            <text:p>-19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582215871890478" calcext:value-type="float">
            <text:p>0,582215871890478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4" calcext:value-type="float">
            <text:p>-4</text:p>
          </table:table-cell>
          <table:table-cell table:style-name="ce254" table:formula="of:=[.D122]" office:value-type="float" office:value="8" calcext:value-type="float">
            <text:p>8</text:p>
          </table:table-cell>
          <table:table-cell table:style-name="ce254" table:formula="of:=[.E122]" office:value-type="float" office:value="11" calcext:value-type="float">
            <text:p>11</text:p>
          </table:table-cell>
          <table:table-cell table:style-name="ce254" table:formula="of:=[.F122]" office:value-type="string" office:string-value="-4x+8y+11=0" calcext:value-type="string">
            <text:p>-4x+8y+11=0</text:p>
          </table:table-cell>
          <table:table-cell table:style-name="ce261" table:formula="of:=[.G122]" office:value-type="float" office:value="0.5" calcext:value-type="float">
            <text:p><text:s/>1/2 </text:p>
          </table:table-cell>
          <table:table-cell table:style-name="ce261" table:formula="of:=[.H122]" office:value-type="float" office:value="-1.375" calcext:value-type="float">
            <text:p>-11/8 </text:p>
          </table:table-cell>
          <table:table-cell table:style-name="ce261" table:formula="of:=[.I122]" office:value-type="string" office:string-value="y = x/2+11/8" calcext:value-type="string">
            <text:p>y = x/2+11/8</text:p>
          </table:table-cell>
          <table:table-cell table:style-name="ce254" table:formula="of:=RANK([.A123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23]" office:value-type="float" office:value="-0.421052631578947" calcext:value-type="float">
            <text:p>- 8/1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4" table:formula="of:=-ABS([.C123])*SIGN([.C123]*[.D123])" office:value-type="float" office:value="4" calcext:value-type="float">
            <text:p>4</text:p>
          </table:table-cell>
          <table:table-cell table:style-name="ce254" table:formula="of:=ABS([.D123])" office:value-type="float" office:value="8" calcext:value-type="float">
            <text:p>8</text:p>
          </table:table-cell>
          <table:table-cell table:style-name="ce254" table:formula="of:=GCD(ABS([.Q123]);ABS([.R123]))" office:value-type="float" office:value="4" calcext:value-type="float">
            <text:p>4</text:p>
          </table:table-cell>
          <table:table-cell table:style-name="ce252" table:formula="of:=[.Q123]/[.S123]" office:value-type="float" office:value="1" calcext:value-type="float">
            <text:p>1</text:p>
          </table:table-cell>
          <table:table-cell table:style-name="ce252" table:formula="of:=[.R123]/[.S123]" office:value-type="float" office:value="2" calcext:value-type="float">
            <text:p>2</text:p>
          </table:table-cell>
          <table:table-cell table:style-name="ce287" table:formula="of:=[.T123]/[.U123]" office:value-type="float" office:value="0.5" calcext:value-type="float">
            <text:p><text:s/>1/2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5" calcext:value-type="float">
            <text:p><text:s/>1/2 </text:p>
          </table:table-cell>
          <table:table-cell table:style-name="ce254" table:formula="of:=-ABS([.E123])*SIGN([.D123]*[.E123])+[.O123]" office:value-type="float" office:value="-3" calcext:value-type="float">
            <text:p>-3</text:p>
          </table:table-cell>
          <table:table-cell table:style-name="ce254" table:formula="of:=ABS([.D123])" office:value-type="float" office:value="8" calcext:value-type="float">
            <text:p>8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-3" calcext:value-type="float">
            <text:p>-3</text:p>
          </table:table-cell>
          <table:table-cell table:style-name="ce252" table:formula="of:=[.Y123]/[.Z123]" office:value-type="float" office:value="8" calcext:value-type="float">
            <text:p>8</text:p>
          </table:table-cell>
          <table:table-cell table:style-name="ce287" table:formula="of:=[.AA123]/[.AB123]" office:value-type="float" office:value="-0.375" calcext:value-type="float">
            <text:p>- 3/8 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-0.375" calcext:value-type="float">
            <text:p>- 3/8 </text:p>
          </table:table-cell>
          <table:table-cell table:style-name="ce254" table:formula="of:=[.AF122]" office:value-type="float" office:value="8" calcext:value-type="float">
            <text:p>8</text:p>
          </table:table-cell>
          <table:table-cell table:style-name="ce254" table:formula="of:=[.AE122]" office:value-type="float" office:value="-19" calcext:value-type="float">
            <text:p>-19</text:p>
          </table:table-cell>
          <table:table-cell table:style-name="ce254" table:formula="of:=GCD(ABS([.AE123]);ABS([.AF123]))" office:value-type="float" office:value="1" calcext:value-type="float">
            <text:p>1</text:p>
          </table:table-cell>
          <table:table-cell table:style-name="ce252" table:formula="of:=[.AE123]/[.AG123]" office:value-type="float" office:value="8" calcext:value-type="float">
            <text:p>8</text:p>
          </table:table-cell>
          <table:table-cell table:style-name="ce252" table:formula="of:=[.AF123]/[.AG123]" office:value-type="float" office:value="-19" calcext:value-type="float">
            <text:p>-19</text:p>
          </table:table-cell>
          <table:table-cell table:style-name="ce287" table:formula="of:=[.AH123]/[.AI123]" office:value-type="float" office:value="-0.421052631578947" calcext:value-type="float">
            <text:p>- 8/19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421052631578947" calcext:value-type="float">
            <text:p>- 8/19</text:p>
          </table:table-cell>
          <table:table-cell table:number-columns-repeated="27"/>
        </table:table-row>
        <table:table-row table:style-name="ro15">
          <table:table-cell table:style-name="ce239" office:value-type="float" office:value="0.495652543848524" calcext:value-type="float">
            <text:p>0,495652543848524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-7" calcext:value-type="float">
            <text:p>-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7x+18y+16=0" calcext:value-type="string">
            <text:p>-7x+18y+16=0</text:p>
          </table:table-cell>
          <table:table-cell table:style-name="ce261" table:formula="of:=-[.C124]/[.D124]" office:value-type="float" office:value="0.388888888888889" calcext:value-type="float">
            <text:p><text:s/>7/18</text:p>
          </table:table-cell>
          <table:table-cell table:style-name="ce261" table:formula="of:=-[.E124]/[.D124]" office:value-type="float" office:value="-0.888888888888889" calcext:value-type="float">
            <text:p>- 8/9 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7x/18+8/9" calcext:value-type="string">
            <text:p>y = 7x/18+8/9</text:p>
          </table:table-cell>
          <table:table-cell table:style-name="ce254" table:formula="of:=RANK([.A124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4]" office:value-type="float" office:value="-3.61111111111111" calcext:value-type="float">
            <text:p>-65/18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7" calcext:value-type="float">
            <text:p>7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7" calcext:value-type="float">
            <text:p>7</text:p>
          </table:table-cell>
          <table:table-cell table:style-name="ce252" table:formula="of:=[.R124]/[.S124]" office:value-type="float" office:value="18" calcext:value-type="float">
            <text:p>18</text:p>
          </table:table-cell>
          <table:table-cell table:style-name="ce287" table:formula="of:=[.T124]/[.U124]" office:value-type="float" office:value="0.388888888888889" calcext:value-type="float">
            <text:p><text:s/>7/18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388888888888889" calcext:value-type="float">
            <text:p><text:s/>7/18</text:p>
          </table:table-cell>
          <table:table-cell table:style-name="ce254" table:formula="of:=-ABS([.E124])*SIGN([.D124]*[.E124])" office:value-type="float" office:value="-16" calcext:value-type="float">
            <text:p>-16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X124]);ABS([.Y124]))" office:value-type="float" office:value="2" calcext:value-type="float">
            <text:p>2</text:p>
          </table:table-cell>
          <table:table-cell table:style-name="ce252" table:formula="of:=[.X124]/[.Z124]" office:value-type="float" office:value="-8" calcext:value-type="float">
            <text:p>-8</text:p>
          </table:table-cell>
          <table:table-cell table:style-name="ce252" table:formula="of:=[.Y124]/[.Z124]" office:value-type="float" office:value="9" calcext:value-type="float">
            <text:p>9</text:p>
          </table:table-cell>
          <table:table-cell table:style-name="ce287" table:formula="of:=[.AA124]/[.AB124]" office:value-type="float" office:value="-0.888888888888889" calcext:value-type="float">
            <text:p>- 8/9 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888888888888889" calcext:value-type="float">
            <text:p>- 8/9 </text:p>
          </table:table-cell>
          <table:table-cell table:style-name="ce254" table:formula="of:=(-[.C124]*[.L124]-[.E124])*SIGN([.D124])" office:value-type="float" office:value="-65" calcext:value-type="float">
            <text:p>-65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65" calcext:value-type="float">
            <text:p>-65</text:p>
          </table:table-cell>
          <table:table-cell table:style-name="ce252" table:formula="of:=[.AF124]/[.AG124]" office:value-type="float" office:value="18" calcext:value-type="float">
            <text:p>18</text:p>
          </table:table-cell>
          <table:table-cell table:style-name="ce287" table:formula="of:=[.AH124]/[.AI124]" office:value-type="float" office:value="-3.61111111111111" calcext:value-type="float">
            <text:p>-65/18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3.61111111111111" calcext:value-type="float">
            <text:p>-65/18</text:p>
          </table:table-cell>
          <table:table-cell table:number-columns-repeated="27"/>
        </table:table-row>
        <table:table-row table:style-name="ro15">
          <table:table-cell table:style-name="ce239" office:value-type="float" office:value="0.186236368178608" calcext:value-type="float">
            <text:p>0,18623636817860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7" calcext:value-type="float">
            <text:p>-7</text:p>
          </table:table-cell>
          <table:table-cell table:style-name="ce254" table:formula="of:=[.D124]" office:value-type="float" office:value="18" calcext:value-type="float">
            <text:p>18</text:p>
          </table:table-cell>
          <table:table-cell table:style-name="ce254" table:formula="of:=[.E124]" office:value-type="float" office:value="16" calcext:value-type="float">
            <text:p>16</text:p>
          </table:table-cell>
          <table:table-cell table:style-name="ce254" table:formula="of:=[.F124]" office:value-type="string" office:string-value="-7x+18y+16=0" calcext:value-type="string">
            <text:p>-7x+18y+16=0</text:p>
          </table:table-cell>
          <table:table-cell table:style-name="ce261" table:formula="of:=[.G124]" office:value-type="float" office:value="0.388888888888889" calcext:value-type="float">
            <text:p><text:s/>7/18</text:p>
          </table:table-cell>
          <table:table-cell table:style-name="ce261" table:formula="of:=[.H124]" office:value-type="float" office:value="-0.888888888888889" calcext:value-type="float">
            <text:p>- 8/9 </text:p>
          </table:table-cell>
          <table:table-cell table:style-name="ce261" table:formula="of:=[.I124]" office:value-type="string" office:string-value="y = 7x/18+8/9" calcext:value-type="string">
            <text:p>y = 7x/18+8/9</text:p>
          </table:table-cell>
          <table:table-cell table:style-name="ce254" table:formula="of:=RANK([.A125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25]" office:value-type="float" office:value="-0.276923076923077" calcext:value-type="float">
            <text:p>-18/65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4" table:formula="of:=-ABS([.C125])*SIGN([.C125]*[.D125])" office:value-type="float" office:value="7" calcext:value-type="float">
            <text:p>7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7" calcext:value-type="float">
            <text:p>7</text:p>
          </table:table-cell>
          <table:table-cell table:style-name="ce252" table:formula="of:=[.R125]/[.S125]" office:value-type="float" office:value="18" calcext:value-type="float">
            <text:p>18</text:p>
          </table:table-cell>
          <table:table-cell table:style-name="ce287" table:formula="of:=[.T125]/[.U125]" office:value-type="float" office:value="0.388888888888889" calcext:value-type="float">
            <text:p><text:s/>7/18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388888888888889" calcext:value-type="float">
            <text:p><text:s/>7/18</text:p>
          </table:table-cell>
          <table:table-cell table:style-name="ce254" table:formula="of:=-ABS([.E125])*SIGN([.D125]*[.E125])+[.O125]" office:value-type="float" office:value="-11" calcext:value-type="float">
            <text:p>-11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11" calcext:value-type="float">
            <text:p>-11</text:p>
          </table:table-cell>
          <table:table-cell table:style-name="ce252" table:formula="of:=[.Y125]/[.Z125]" office:value-type="float" office:value="18" calcext:value-type="float">
            <text:p>18</text:p>
          </table:table-cell>
          <table:table-cell table:style-name="ce287" table:formula="of:=[.AA125]/[.AB125]" office:value-type="float" office:value="-0.611111111111111" calcext:value-type="float">
            <text:p>-11/18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611111111111111" calcext:value-type="float">
            <text:p>-11/18</text:p>
          </table:table-cell>
          <table:table-cell table:style-name="ce254" table:formula="of:=[.AF124]" office:value-type="float" office:value="18" calcext:value-type="float">
            <text:p>18</text:p>
          </table:table-cell>
          <table:table-cell table:style-name="ce254" table:formula="of:=[.AE124]" office:value-type="float" office:value="-65" calcext:value-type="float">
            <text:p>-65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8" calcext:value-type="float">
            <text:p>18</text:p>
          </table:table-cell>
          <table:table-cell table:style-name="ce252" table:formula="of:=[.AF125]/[.AG125]" office:value-type="float" office:value="-65" calcext:value-type="float">
            <text:p>-65</text:p>
          </table:table-cell>
          <table:table-cell table:style-name="ce287" table:formula="of:=[.AH125]/[.AI125]" office:value-type="float" office:value="-0.276923076923077" calcext:value-type="float">
            <text:p>-18/65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276923076923077" calcext:value-type="float">
            <text:p>-18/65</text:p>
          </table:table-cell>
          <table:table-cell table:number-columns-repeated="27"/>
        </table:table-row>
        <table:table-row table:style-name="ro15">
          <table:table-cell table:style-name="ce239" office:value-type="float" office:value="0.250002792412264" calcext:value-type="float">
            <text:p>0,25000279241226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9x+6y+14=0" calcext:value-type="string">
            <text:p>19x+6y+14=0</text:p>
          </table:table-cell>
          <table:table-cell table:style-name="ce261" table:formula="of:=-[.C126]/[.D126]" office:value-type="float" office:value="-3.16666666666667" calcext:value-type="float">
            <text:p>-19/6 </text:p>
          </table:table-cell>
          <table:table-cell table:style-name="ce261" table:formula="of:=-[.E126]/[.D126]" office:value-type="float" office:value="-2.33333333333333" calcext:value-type="float">
            <text:p>- 7/3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9x/6-7/3" calcext:value-type="string">
            <text:p>y = -19x/6-7/3</text:p>
          </table:table-cell>
          <table:table-cell table:style-name="ce254" table:formula="of:=RANK([.A126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6]" office:value-type="float" office:value="-27.6666666666667" calcext:value-type="float">
            <text:p>-8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9" calcext:value-type="float">
            <text:p>-19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9" calcext:value-type="float">
            <text:p>-19</text:p>
          </table:table-cell>
          <table:table-cell table:style-name="ce252" table:formula="of:=[.R126]/[.S126]" office:value-type="float" office:value="6" calcext:value-type="float">
            <text:p>6</text:p>
          </table:table-cell>
          <table:table-cell table:style-name="ce287" table:formula="of:=[.T126]/[.U126]" office:value-type="float" office:value="-3.16666666666667" calcext:value-type="float">
            <text:p>-19/6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3.16666666666667" calcext:value-type="float">
            <text:p>-19/6 </text:p>
          </table:table-cell>
          <table:table-cell table:style-name="ce254" table:formula="of:=-ABS([.E126])*SIGN([.D126]*[.E126])" office:value-type="float" office:value="-14" calcext:value-type="float">
            <text:p>-14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X126]);ABS([.Y126]))" office:value-type="float" office:value="2" calcext:value-type="float">
            <text:p>2</text:p>
          </table:table-cell>
          <table:table-cell table:style-name="ce252" table:formula="of:=[.X126]/[.Z126]" office:value-type="float" office:value="-7" calcext:value-type="float">
            <text:p>-7</text:p>
          </table:table-cell>
          <table:table-cell table:style-name="ce252" table:formula="of:=[.Y126]/[.Z126]" office:value-type="float" office:value="3" calcext:value-type="float">
            <text:p>3</text:p>
          </table:table-cell>
          <table:table-cell table:style-name="ce287" table:formula="of:=[.AA126]/[.AB126]" office:value-type="float" office:value="-2.33333333333333" calcext:value-type="float">
            <text:p>- 7/3 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-2.33333333333333" calcext:value-type="float">
            <text:p>- 7/3 </text:p>
          </table:table-cell>
          <table:table-cell table:style-name="ce254" table:formula="of:=(-[.C126]*[.L126]-[.E126])*SIGN([.D126])" office:value-type="float" office:value="-166" calcext:value-type="float">
            <text:p>-166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83" calcext:value-type="float">
            <text:p>-83</text:p>
          </table:table-cell>
          <table:table-cell table:style-name="ce252" table:formula="of:=[.AF126]/[.AG126]" office:value-type="float" office:value="3" calcext:value-type="float">
            <text:p>3</text:p>
          </table:table-cell>
          <table:table-cell table:style-name="ce287" table:formula="of:=[.AH126]/[.AI126]" office:value-type="float" office:value="-27.6666666666667" calcext:value-type="float">
            <text:p>-83/3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27.6666666666667" calcext:value-type="float">
            <text:p>-83/3 </text:p>
          </table:table-cell>
          <table:table-cell table:number-columns-repeated="27"/>
        </table:table-row>
        <table:table-row table:style-name="ro15">
          <table:table-cell table:style-name="ce239" office:value-type="float" office:value="0.44850379897595" calcext:value-type="float">
            <text:p>0,44850379897595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9" calcext:value-type="float">
            <text:p>19</text:p>
          </table:table-cell>
          <table:table-cell table:style-name="ce254" table:formula="of:=[.D126]" office:value-type="float" office:value="6" calcext:value-type="float">
            <text:p>6</text:p>
          </table:table-cell>
          <table:table-cell table:style-name="ce254" table:formula="of:=[.E126]" office:value-type="float" office:value="14" calcext:value-type="float">
            <text:p>14</text:p>
          </table:table-cell>
          <table:table-cell table:style-name="ce254" table:formula="of:=[.F126]" office:value-type="string" office:string-value="19x+6y+14=0" calcext:value-type="string">
            <text:p>19x+6y+14=0</text:p>
          </table:table-cell>
          <table:table-cell table:style-name="ce261" table:formula="of:=[.G126]" office:value-type="float" office:value="-3.16666666666667" calcext:value-type="float">
            <text:p>-19/6 </text:p>
          </table:table-cell>
          <table:table-cell table:style-name="ce261" table:formula="of:=[.H126]" office:value-type="float" office:value="-2.33333333333333" calcext:value-type="float">
            <text:p>- 7/3 </text:p>
          </table:table-cell>
          <table:table-cell table:style-name="ce261" table:formula="of:=[.I126]" office:value-type="string" office:string-value="y = -19x/6-7/3" calcext:value-type="string">
            <text:p>y = -19x/6-7/3</text:p>
          </table:table-cell>
          <table:table-cell table:style-name="ce254" table:formula="of:=RANK([.A127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7]" office:value-type="float" office:value="-0.036144578313253" calcext:value-type="float">
            <text:p>- 3/8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27])*SIGN([.C127]*[.D127])" office:value-type="float" office:value="-19" calcext:value-type="float">
            <text:p>-19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9" calcext:value-type="float">
            <text:p>-19</text:p>
          </table:table-cell>
          <table:table-cell table:style-name="ce252" table:formula="of:=[.R127]/[.S127]" office:value-type="float" office:value="6" calcext:value-type="float">
            <text:p>6</text:p>
          </table:table-cell>
          <table:table-cell table:style-name="ce287" table:formula="of:=[.T127]/[.U127]" office:value-type="float" office:value="-3.16666666666667" calcext:value-type="float">
            <text:p>-19/6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3.16666666666667" calcext:value-type="float">
            <text:p>-19/6 </text:p>
          </table:table-cell>
          <table:table-cell table:style-name="ce254" table:formula="of:=-ABS([.E127])*SIGN([.D127]*[.E127])+[.O127]" office:value-type="float" office:value="-16" calcext:value-type="float">
            <text:p>-16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-8" calcext:value-type="float">
            <text:p>-8</text:p>
          </table:table-cell>
          <table:table-cell table:style-name="ce252" table:formula="of:=[.Y127]/[.Z127]" office:value-type="float" office:value="3" calcext:value-type="float">
            <text:p>3</text:p>
          </table:table-cell>
          <table:table-cell table:style-name="ce287" table:formula="of:=[.AA127]/[.AB127]" office:value-type="float" office:value="-2.66666666666667" calcext:value-type="float">
            <text:p>- 8/3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-2.66666666666667" calcext:value-type="float">
            <text:p>- 8/3 </text:p>
          </table:table-cell>
          <table:table-cell table:style-name="ce254" table:formula="of:=[.AF126]" office:value-type="float" office:value="6" calcext:value-type="float">
            <text:p>6</text:p>
          </table:table-cell>
          <table:table-cell table:style-name="ce254" table:formula="of:=[.AE126]" office:value-type="float" office:value="-166" calcext:value-type="float">
            <text:p>-166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3" calcext:value-type="float">
            <text:p>3</text:p>
          </table:table-cell>
          <table:table-cell table:style-name="ce252" table:formula="of:=[.AF127]/[.AG127]" office:value-type="float" office:value="-83" calcext:value-type="float">
            <text:p>-83</text:p>
          </table:table-cell>
          <table:table-cell table:style-name="ce287" table:formula="of:=[.AH127]/[.AI127]" office:value-type="float" office:value="-0.036144578313253" calcext:value-type="float">
            <text:p>- 3/8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036144578313253" calcext:value-type="float">
            <text:p>- 3/83</text:p>
          </table:table-cell>
          <table:table-cell table:number-columns-repeated="27"/>
        </table:table-row>
        <table:table-row table:style-name="ro15">
          <table:table-cell table:style-name="ce238" office:value-type="float" office:value="0.153235771870706" calcext:value-type="float">
            <text:p>0,153235771870706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x-18y+5=0" calcext:value-type="string">
            <text:p>2x-18y+5=0</text:p>
          </table:table-cell>
          <table:table-cell table:style-name="ce260" table:formula="of:=-[.C128]/[.D128]" office:value-type="float" office:value="0.111111111111111" calcext:value-type="float">
            <text:p><text:s/>1/9 </text:p>
          </table:table-cell>
          <table:table-cell table:style-name="ce260" table:formula="of:=-[.E128]/[.D128]" office:value-type="float" office:value="0.277777777777778" calcext:value-type="float">
            <text:p><text:s/>5/18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x/9+5/18" calcext:value-type="string">
            <text:p>y = x/9+5/18</text:p>
          </table:table-cell>
          <table:table-cell table:style-name="ce253" table:formula="of:=RANK([.A128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-74.5" calcext:value-type="float">
            <text:p>-149/2 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28])*SIGN([.C128]*[.D128])" office:value-type="float" office:value="2" calcext:value-type="float">
            <text:p>2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Q128]);ABS([.R128]))" office:value-type="float" office:value="2" calcext:value-type="float">
            <text:p>2</text:p>
          </table:table-cell>
          <table:table-cell table:style-name="ce252" table:formula="of:=[.Q128]/[.S128]" office:value-type="float" office:value="1" calcext:value-type="float">
            <text:p>1</text:p>
          </table:table-cell>
          <table:table-cell table:style-name="ce252" table:formula="of:=[.R128]/[.S128]" office:value-type="float" office:value="9" calcext:value-type="float">
            <text:p>9</text:p>
          </table:table-cell>
          <table:table-cell table:style-name="ce287" table:formula="of:=[.T128]/[.U128]" office:value-type="float" office:value="0.111111111111111" calcext:value-type="float">
            <text:p><text:s/>1/9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0.111111111111111" calcext:value-type="float">
            <text:p><text:s/>1/9 </text:p>
          </table:table-cell>
          <table:table-cell table:style-name="ce253" table:formula="of:=-ABS([.E128])*SIGN([.D128]*[.E128])" office:value-type="float" office:value="5" calcext:value-type="float">
            <text:p>5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5" calcext:value-type="float">
            <text:p>5</text:p>
          </table:table-cell>
          <table:table-cell table:style-name="ce252" table:formula="of:=[.Y128]/[.Z128]" office:value-type="float" office:value="18" calcext:value-type="float">
            <text:p>18</text:p>
          </table:table-cell>
          <table:table-cell table:style-name="ce287" table:formula="of:=[.AA128]/[.AB128]" office:value-type="float" office:value="0.277777777777778" calcext:value-type="float">
            <text:p><text:s/>5/18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0.277777777777778" calcext:value-type="float">
            <text:p><text:s/>5/18</text:p>
          </table:table-cell>
          <table:table-cell table:style-name="ce253" table:formula="of:=(-[.D128]*[.M128]-[.E128])*SIGN([.C128])" office:value-type="float" office:value="-149" calcext:value-type="float">
            <text:p>-149</text:p>
          </table:table-cell>
          <table:table-cell table:style-name="ce253" table:formula="of:=ABS([.C128])" office:value-type="float" office:value="2" calcext:value-type="float">
            <text:p>2</text:p>
          </table:table-cell>
          <table:table-cell table:style-name="ce253" table:formula="of:=GCD(ABS([.AE128]);ABS([.AF128]))" office:value-type="float" office:value="1" calcext:value-type="float">
            <text:p>1</text:p>
          </table:table-cell>
          <table:table-cell table:style-name="ce252" table:formula="of:=[.AE128]/[.AG128]" office:value-type="float" office:value="-149" calcext:value-type="float">
            <text:p>-149</text:p>
          </table:table-cell>
          <table:table-cell table:style-name="ce252" table:formula="of:=[.AF128]/[.AG128]" office:value-type="float" office:value="2" calcext:value-type="float">
            <text:p>2</text:p>
          </table:table-cell>
          <table:table-cell table:style-name="ce287" table:formula="of:=[.AH128]/[.AI128]" office:value-type="float" office:value="-74.5" calcext:value-type="float">
            <text:p>-149/2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-74.5" calcext:value-type="float">
            <text:p>-149/2 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5">
          <table:table-cell table:style-name="ce238" office:value-type="float" office:value="0.0104872208361141" calcext:value-type="float">
            <text:p>0,0104872208361141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2" calcext:value-type="float">
            <text:p>2</text:p>
          </table:table-cell>
          <table:table-cell table:style-name="ce253" table:formula="of:=[.D128]" office:value-type="float" office:value="-18" calcext:value-type="float">
            <text:p>-18</text:p>
          </table:table-cell>
          <table:table-cell table:style-name="ce253" table:formula="of:=[.E128]" office:value-type="float" office:value="5" calcext:value-type="float">
            <text:p>5</text:p>
          </table:table-cell>
          <table:table-cell table:style-name="ce253" table:formula="of:=[.F128]" office:value-type="string" office:string-value="2x-18y+5=0" calcext:value-type="string">
            <text:p>2x-18y+5=0</text:p>
          </table:table-cell>
          <table:table-cell table:style-name="ce260" table:formula="of:=[.G128]" office:value-type="float" office:value="0.111111111111111" calcext:value-type="float">
            <text:p><text:s/>1/9 </text:p>
          </table:table-cell>
          <table:table-cell table:style-name="ce260" table:formula="of:=[.H128]" office:value-type="float" office:value="0.277777777777778" calcext:value-type="float">
            <text:p><text:s/>5/18</text:p>
          </table:table-cell>
          <table:table-cell table:style-name="ce260" table:formula="of:=[.I128]" office:value-type="string" office:string-value="y = x/9+5/18" calcext:value-type="string">
            <text:p>y = x/9+5/18</text:p>
          </table:table-cell>
          <table:table-cell table:style-name="ce253" table:formula="of:=RANK([.A129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-0.0134228187919463" calcext:value-type="float">
            <text:p>- 1/75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3" table:formula="of:=-ABS([.C129])*SIGN([.C129]*[.D129])" office:value-type="float" office:value="2" calcext:value-type="float">
            <text:p>2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Q129]);ABS([.R129]))" office:value-type="float" office:value="2" calcext:value-type="float">
            <text:p>2</text:p>
          </table:table-cell>
          <table:table-cell table:style-name="ce252" table:formula="of:=[.Q129]/[.S129]" office:value-type="float" office:value="1" calcext:value-type="float">
            <text:p>1</text:p>
          </table:table-cell>
          <table:table-cell table:style-name="ce252" table:formula="of:=[.R129]/[.S129]" office:value-type="float" office:value="9" calcext:value-type="float">
            <text:p>9</text:p>
          </table:table-cell>
          <table:table-cell table:style-name="ce287" table:formula="of:=[.T129]/[.U129]" office:value-type="float" office:value="0.111111111111111" calcext:value-type="float">
            <text:p><text:s/>1/9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0.111111111111111" calcext:value-type="float">
            <text:p><text:s/>1/9 </text:p>
          </table:table-cell>
          <table:table-cell table:style-name="ce253" table:formula="of:=-ABS([.E129])*SIGN([.D129]*[.E129])+[.O129]" office:value-type="float" office:value="-3" calcext:value-type="float">
            <text:p>-3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X129]);ABS([.Y129]))" office:value-type="float" office:value="3" calcext:value-type="float">
            <text:p>3</text:p>
          </table:table-cell>
          <table:table-cell table:style-name="ce252" table:formula="of:=[.X129]/[.Z129]" office:value-type="float" office:value="-1" calcext:value-type="float">
            <text:p>-1</text:p>
          </table:table-cell>
          <table:table-cell table:style-name="ce252" table:formula="of:=[.Y129]/[.Z129]" office:value-type="float" office:value="6" calcext:value-type="float">
            <text:p>6</text:p>
          </table:table-cell>
          <table:table-cell table:style-name="ce287" table:formula="of:=[.AA129]/[.AB129]" office:value-type="float" office:value="-0.166666666666667" calcext:value-type="float">
            <text:p>- 1/6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-0.166666666666667" calcext:value-type="float">
            <text:p>- 1/6 </text:p>
          </table:table-cell>
          <table:table-cell table:style-name="ce253" table:formula="of:=[.AF128]" office:value-type="float" office:value="2" calcext:value-type="float">
            <text:p>2</text:p>
          </table:table-cell>
          <table:table-cell table:style-name="ce253" table:formula="of:=[.AE128]" office:value-type="float" office:value="-149" calcext:value-type="float">
            <text:p>-149</text:p>
          </table:table-cell>
          <table:table-cell table:style-name="ce253" table:formula="of:=GCD(ABS([.AE129]);ABS([.AF129]))" office:value-type="float" office:value="1" calcext:value-type="float">
            <text:p>1</text:p>
          </table:table-cell>
          <table:table-cell table:style-name="ce252" table:formula="of:=[.AE129]/[.AG129]" office:value-type="float" office:value="2" calcext:value-type="float">
            <text:p>2</text:p>
          </table:table-cell>
          <table:table-cell table:style-name="ce252" table:formula="of:=[.AF129]/[.AG129]" office:value-type="float" office:value="-149" calcext:value-type="float">
            <text:p>-149</text:p>
          </table:table-cell>
          <table:table-cell table:style-name="ce287" table:formula="of:=[.AH129]/[.AI129]" office:value-type="float" office:value="-0.0134228187919463" calcext:value-type="float">
            <text:p>- 1/75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-0.0134228187919463" calcext:value-type="float">
            <text:p>- 1/75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5">
          <table:table-cell table:style-name="ce238" office:value-type="float" office:value="0.845345328192863" calcext:value-type="float">
            <text:p>0,845345328192863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6x-9y+20=0" calcext:value-type="string">
            <text:p>-6x-9y+20=0</text:p>
          </table:table-cell>
          <table:table-cell table:style-name="ce260" table:formula="of:=-[.C130]/[.D130]" office:value-type="float" office:value="-0.666666666666667" calcext:value-type="float">
            <text:p>- 2/3 </text:p>
          </table:table-cell>
          <table:table-cell table:style-name="ce260" table:formula="of:=-[.E130]/[.D130]" office:value-type="float" office:value="2.22222222222222" calcext:value-type="float">
            <text:p>20/9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3+20/9" calcext:value-type="string">
            <text:p>y = -2x/3+20/9</text:p>
          </table:table-cell>
          <table:table-cell table:style-name="ce253" table:formula="of:=RANK([.A130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7.16666666666667" calcext:value-type="float">
            <text:p>-43/6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0])*SIGN([.C130]*[.D130])" office:value-type="float" office:value="-6" calcext:value-type="float">
            <text:p>-6</text:p>
          </table:table-cell>
          <table:table-cell table:style-name="ce253" table:formula="of:=ABS([.D130])" office:value-type="float" office:value="9" calcext:value-type="float">
            <text:p>9</text:p>
          </table:table-cell>
          <table:table-cell table:style-name="ce253" table:formula="of:=GCD(ABS([.Q130]);ABS([.R130]))" office:value-type="float" office:value="3" calcext:value-type="float">
            <text:p>3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3" calcext:value-type="float">
            <text:p>3</text:p>
          </table:table-cell>
          <table:table-cell table:style-name="ce287" table:formula="of:=[.T130]/[.U130]" office:value-type="float" office:value="-0.666666666666667" calcext:value-type="float">
            <text:p>- 2/3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666666666666667" calcext:value-type="float">
            <text:p>- 2/3 </text:p>
          </table:table-cell>
          <table:table-cell table:style-name="ce253" table:formula="of:=-ABS([.E130])*SIGN([.D130]*[.E130])" office:value-type="float" office:value="20" calcext:value-type="float">
            <text:p>20</text:p>
          </table:table-cell>
          <table:table-cell table:style-name="ce253" table:formula="of:=ABS([.D130])" office:value-type="float" office:value="9" calcext:value-type="float">
            <text:p>9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20" calcext:value-type="float">
            <text:p>20</text:p>
          </table:table-cell>
          <table:table-cell table:style-name="ce252" table:formula="of:=[.Y130]/[.Z130]" office:value-type="float" office:value="9" calcext:value-type="float">
            <text:p>9</text:p>
          </table:table-cell>
          <table:table-cell table:style-name="ce287" table:formula="of:=[.AA130]/[.AB130]" office:value-type="float" office:value="2.22222222222222" calcext:value-type="float">
            <text:p>20/9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2.22222222222222" calcext:value-type="float">
            <text:p>20/9 </text:p>
          </table:table-cell>
          <table:table-cell table:style-name="ce253" table:formula="of:=(-[.D130]*[.M130]-[.E130])*SIGN([.C130])" office:value-type="float" office:value="-43" calcext:value-type="float">
            <text:p>-43</text:p>
          </table:table-cell>
          <table:table-cell table:style-name="ce253" table:formula="of:=ABS([.C130])" office:value-type="float" office:value="6" calcext:value-type="float">
            <text:p>6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43" calcext:value-type="float">
            <text:p>-43</text:p>
          </table:table-cell>
          <table:table-cell table:style-name="ce252" table:formula="of:=[.AF130]/[.AG130]" office:value-type="float" office:value="6" calcext:value-type="float">
            <text:p>6</text:p>
          </table:table-cell>
          <table:table-cell table:style-name="ce287" table:formula="of:=[.AH130]/[.AI130]" office:value-type="float" office:value="-7.16666666666667" calcext:value-type="float">
            <text:p>-43/6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7.16666666666667" calcext:value-type="float">
            <text:p>-43/6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5">
          <table:table-cell table:style-name="ce238" office:value-type="float" office:value="0.321424611318878" calcext:value-type="float">
            <text:p>0,321424611318878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6" calcext:value-type="float">
            <text:p>-6</text:p>
          </table:table-cell>
          <table:table-cell table:style-name="ce253" table:formula="of:=[.D130]" office:value-type="float" office:value="-9" calcext:value-type="float">
            <text:p>-9</text:p>
          </table:table-cell>
          <table:table-cell table:style-name="ce253" table:formula="of:=[.E130]" office:value-type="float" office:value="20" calcext:value-type="float">
            <text:p>20</text:p>
          </table:table-cell>
          <table:table-cell table:style-name="ce253" table:formula="of:=[.F130]" office:value-type="string" office:string-value="-6x-9y+20=0" calcext:value-type="string">
            <text:p>-6x-9y+20=0</text:p>
          </table:table-cell>
          <table:table-cell table:style-name="ce260" table:formula="of:=[.G130]" office:value-type="float" office:value="-0.666666666666667" calcext:value-type="float">
            <text:p>- 2/3 </text:p>
          </table:table-cell>
          <table:table-cell table:style-name="ce260" table:formula="of:=[.H130]" office:value-type="float" office:value="2.22222222222222" calcext:value-type="float">
            <text:p>20/9 </text:p>
          </table:table-cell>
          <table:table-cell table:style-name="ce260" table:formula="of:=[.I130]" office:value-type="string" office:string-value="y = -2x/3+20/9" calcext:value-type="string">
            <text:p>y = -2x/3+20/9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13953488372093" calcext:value-type="float">
            <text:p>- 6/43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1])*SIGN([.C131]*[.D131])" office:value-type="float" office:value="-6" calcext:value-type="float">
            <text:p>-6</text:p>
          </table:table-cell>
          <table:table-cell table:style-name="ce253" table:formula="of:=ABS([.D131])" office:value-type="float" office:value="9" calcext:value-type="float">
            <text:p>9</text:p>
          </table:table-cell>
          <table:table-cell table:style-name="ce253" table:formula="of:=GCD(ABS([.Q131]);ABS([.R131]))" office:value-type="float" office:value="3" calcext:value-type="float">
            <text:p>3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3" calcext:value-type="float">
            <text:p>3</text:p>
          </table:table-cell>
          <table:table-cell table:style-name="ce287" table:formula="of:=[.T131]/[.U131]" office:value-type="float" office:value="-0.666666666666667" calcext:value-type="float">
            <text:p>- 2/3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666666666666667" calcext:value-type="float">
            <text:p>- 2/3 </text:p>
          </table:table-cell>
          <table:table-cell table:style-name="ce253" table:formula="of:=-ABS([.E131])*SIGN([.D131]*[.E131])+[.O131]" office:value-type="float" office:value="14" calcext:value-type="float">
            <text:p>14</text:p>
          </table:table-cell>
          <table:table-cell table:style-name="ce253" table:formula="of:=ABS([.D131])" office:value-type="float" office:value="9" calcext:value-type="float">
            <text:p>9</text:p>
          </table:table-cell>
          <table:table-cell table:style-name="ce253" table:formula="of:=GCD(ABS([.X131]);ABS([.Y131]))" office:value-type="float" office:value="1" calcext:value-type="float">
            <text:p>1</text:p>
          </table:table-cell>
          <table:table-cell table:style-name="ce252" table:formula="of:=[.X131]/[.Z131]" office:value-type="float" office:value="14" calcext:value-type="float">
            <text:p>14</text:p>
          </table:table-cell>
          <table:table-cell table:style-name="ce252" table:formula="of:=[.Y131]/[.Z131]" office:value-type="float" office:value="9" calcext:value-type="float">
            <text:p>9</text:p>
          </table:table-cell>
          <table:table-cell table:style-name="ce287" table:formula="of:=[.AA131]/[.AB131]" office:value-type="float" office:value="1.55555555555556" calcext:value-type="float">
            <text:p>14/9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1.55555555555556" calcext:value-type="float">
            <text:p>14/9 </text:p>
          </table:table-cell>
          <table:table-cell table:style-name="ce253" table:formula="of:=[.AF130]" office:value-type="float" office:value="6" calcext:value-type="float">
            <text:p>6</text:p>
          </table:table-cell>
          <table:table-cell table:style-name="ce253" table:formula="of:=[.AE130]" office:value-type="float" office:value="-43" calcext:value-type="float">
            <text:p>-43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6" calcext:value-type="float">
            <text:p>6</text:p>
          </table:table-cell>
          <table:table-cell table:style-name="ce252" table:formula="of:=[.AF131]/[.AG131]" office:value-type="float" office:value="-43" calcext:value-type="float">
            <text:p>-43</text:p>
          </table:table-cell>
          <table:table-cell table:style-name="ce287" table:formula="of:=[.AH131]/[.AI131]" office:value-type="float" office:value="-0.13953488372093" calcext:value-type="float">
            <text:p>- 6/43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13953488372093" calcext:value-type="float">
            <text:p>- 6/43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5">
          <table:table-cell table:style-name="ce238" office:value-type="float" office:value="0.756127781466324" calcext:value-type="float">
            <text:p>0,75612778146632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1x-8y-2=0" calcext:value-type="string">
            <text:p>11x-8y-2=0</text:p>
          </table:table-cell>
          <table:table-cell table:style-name="ce260" table:formula="of:=-[.C132]/[.D132]" office:value-type="float" office:value="1.375" calcext:value-type="float">
            <text:p>11/8 </text:p>
          </table:table-cell>
          <table:table-cell table:style-name="ce260" table:formula="of:=-[.E132]/[.D132]" office:value-type="float" office:value="-0.25" calcext:value-type="float">
            <text:p>- 1/4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11x/8-1/4" calcext:value-type="string">
            <text:p>y = 11x/8-1/4</text:p>
          </table:table-cell>
          <table:table-cell table:style-name="ce253" table:formula="of:=RANK([.A132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string" office:string-value="6" calcext:value-type="string">
            <text:p>6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9" calcext:value-type="float">
            <text:p>-9</text:p>
          </table:table-cell>
          <table:table-cell table:style-name="ce326"/>
          <table:table-cell table:style-name="ce253" table:formula="of:=-ABS([.C132])*SIGN([.C132]*[.D132])" office:value-type="float" office:value="11" calcext:value-type="float">
            <text:p>11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11" calcext:value-type="float">
            <text:p>11</text:p>
          </table:table-cell>
          <table:table-cell table:style-name="ce252" table:formula="of:=[.R132]/[.S132]" office:value-type="float" office:value="8" calcext:value-type="float">
            <text:p>8</text:p>
          </table:table-cell>
          <table:table-cell table:style-name="ce287" table:formula="of:=[.T132]/[.U132]" office:value-type="float" office:value="1.375" calcext:value-type="float">
            <text:p>11/8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1.375" calcext:value-type="float">
            <text:p>11/8 </text:p>
          </table:table-cell>
          <table:table-cell table:style-name="ce253" table:formula="of:=-ABS([.E132])*SIGN([.D132]*[.E132])" office:value-type="float" office:value="-2" calcext:value-type="float">
            <text:p>-2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1" calcext:value-type="float">
            <text:p>-1</text:p>
          </table:table-cell>
          <table:table-cell table:style-name="ce252" table:formula="of:=[.Y132]/[.Z132]" office:value-type="float" office:value="4" calcext:value-type="float">
            <text:p>4</text:p>
          </table:table-cell>
          <table:table-cell table:style-name="ce287" table:formula="of:=[.AA132]/[.AB132]" office:value-type="float" office:value="-0.25" calcext:value-type="float">
            <text:p>- 1/4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25" calcext:value-type="float">
            <text:p>- 1/4 </text:p>
          </table:table-cell>
          <table:table-cell table:style-name="ce253" table:formula="of:=(-[.D132]*[.M132]-[.E132])*SIGN([.C132])" office:value-type="float" office:value="66" calcext:value-type="float">
            <text:p>66</text:p>
          </table:table-cell>
          <table:table-cell table:style-name="ce253" table:formula="of:=ABS([.C132])" office:value-type="float" office:value="11" calcext:value-type="float">
            <text:p>11</text:p>
          </table:table-cell>
          <table:table-cell table:style-name="ce253" table:formula="of:=GCD(ABS([.AE132]);ABS([.AF132]))" office:value-type="float" office:value="11" calcext:value-type="float">
            <text:p>11</text:p>
          </table:table-cell>
          <table:table-cell table:style-name="ce252" table:formula="of:=[.AE132]/[.AG132]" office:value-type="float" office:value="6" calcext:value-type="float">
            <text:p>6</text:p>
          </table:table-cell>
          <table:table-cell table:style-name="ce252" table:formula="of:=[.AF132]/[.AG132]" office:value-type="float" office:value="1" calcext:value-type="float">
            <text:p>1</text:p>
          </table:table-cell>
          <table:table-cell table:style-name="ce287" table:formula="of:=[.AH132]/[.AI132]" office:value-type="float" office:value="6" calcext:value-type="float">
            <text:p><text:s/>6/1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string" office:string-value="6" calcext:value-type="string">
            <text:p>6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5">
          <table:table-cell table:style-name="ce238" office:value-type="float" office:value="0.115570472672329" calcext:value-type="float">
            <text:p>0,11557047267232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1" calcext:value-type="float">
            <text:p>11</text:p>
          </table:table-cell>
          <table:table-cell table:style-name="ce253" table:formula="of:=[.D132]" office:value-type="float" office:value="-8" calcext:value-type="float">
            <text:p>-8</text:p>
          </table:table-cell>
          <table:table-cell table:style-name="ce253" table:formula="of:=[.E132]" office:value-type="float" office:value="-2" calcext:value-type="float">
            <text:p>-2</text:p>
          </table:table-cell>
          <table:table-cell table:style-name="ce253" table:formula="of:=[.F132]" office:value-type="string" office:string-value="11x-8y-2=0" calcext:value-type="string">
            <text:p>11x-8y-2=0</text:p>
          </table:table-cell>
          <table:table-cell table:style-name="ce260" table:formula="of:=[.G132]" office:value-type="float" office:value="1.375" calcext:value-type="float">
            <text:p>11/8 </text:p>
          </table:table-cell>
          <table:table-cell table:style-name="ce260" table:formula="of:=[.H132]" office:value-type="float" office:value="-0.25" calcext:value-type="float">
            <text:p>- 1/4 </text:p>
          </table:table-cell>
          <table:table-cell table:style-name="ce260" table:formula="of:=[.I132]" office:value-type="string" office:string-value="y = 11x/8-1/4" calcext:value-type="string">
            <text:p>y = 11x/8-1/4</text:p>
          </table:table-cell>
          <table:table-cell table:style-name="ce253" table:formula="of:=RANK([.A133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0.166666666666667" calcext:value-type="float">
            <text:p><text:s/>1/6 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3])*SIGN([.C133]*[.D133])" office:value-type="float" office:value="11" calcext:value-type="float">
            <text:p>11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11" calcext:value-type="float">
            <text:p>11</text:p>
          </table:table-cell>
          <table:table-cell table:style-name="ce252" table:formula="of:=[.R133]/[.S133]" office:value-type="float" office:value="8" calcext:value-type="float">
            <text:p>8</text:p>
          </table:table-cell>
          <table:table-cell table:style-name="ce287" table:formula="of:=[.T133]/[.U133]" office:value-type="float" office:value="1.375" calcext:value-type="float">
            <text:p>11/8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1.375" calcext:value-type="float">
            <text:p>11/8 </text:p>
          </table:table-cell>
          <table:table-cell table:style-name="ce253" table:formula="of:=-ABS([.E133])*SIGN([.D133]*[.E133])+[.O133]" office:value-type="float" office:value="-8" calcext:value-type="float">
            <text:p>-8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X133]);ABS([.Y133]))" office:value-type="float" office:value="8" calcext:value-type="float">
            <text:p>8</text:p>
          </table:table-cell>
          <table:table-cell table:style-name="ce252" table:formula="of:=[.X133]/[.Z133]" office:value-type="float" office:value="-1" calcext:value-type="float">
            <text:p>-1</text:p>
          </table:table-cell>
          <table:table-cell table:style-name="ce252" table:formula="of:=[.Y133]/[.Z133]" office:value-type="float" office:value="1" calcext:value-type="float">
            <text:p>1</text:p>
          </table:table-cell>
          <table:table-cell table:style-name="ce287" table:formula="of:=[.AA133]/[.AB133]" office:value-type="float" office:value="-1" calcext:value-type="float">
            <text:p>- 1/1 </text:p>
          </table:table-cell>
          <table:table-cell table:style-name="ce287" table:formula="of:=IF([.X133]=0;&quot;0&quot;;(IF([.X133]=[.Y133];&quot;1&quot;;(IF([.X133]=-[.Y133];&quot;-1&quot;;IF([.AB133]=1;TEXT([.AA133];10);[.AC133]))))))" office:value-type="string" office:string-value="-1" calcext:value-type="string">
            <text:p>-1</text:p>
          </table:table-cell>
          <table:table-cell table:style-name="ce253" table:formula="of:=[.AF132]" office:value-type="float" office:value="11" calcext:value-type="float">
            <text:p>11</text:p>
          </table:table-cell>
          <table:table-cell table:style-name="ce253" table:formula="of:=[.AE132]" office:value-type="float" office:value="66" calcext:value-type="float">
            <text:p>66</text:p>
          </table:table-cell>
          <table:table-cell table:style-name="ce253" table:formula="of:=GCD(ABS([.AE133]);ABS([.AF133]))" office:value-type="float" office:value="11" calcext:value-type="float">
            <text:p>11</text:p>
          </table:table-cell>
          <table:table-cell table:style-name="ce252" table:formula="of:=[.AE133]/[.AG133]" office:value-type="float" office:value="1" calcext:value-type="float">
            <text:p>1</text:p>
          </table:table-cell>
          <table:table-cell table:style-name="ce252" table:formula="of:=[.AF133]/[.AG133]" office:value-type="float" office:value="6" calcext:value-type="float">
            <text:p>6</text:p>
          </table:table-cell>
          <table:table-cell table:style-name="ce287" table:formula="of:=[.AH133]/[.AI133]" office:value-type="float" office:value="0.166666666666667" calcext:value-type="float">
            <text:p><text:s/>1/6 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0.166666666666667" calcext:value-type="float">
            <text:p><text:s/>1/6 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5">
          <table:table-cell table:style-name="ce238" office:value-type="float" office:value="0.490572212796598" calcext:value-type="float">
            <text:p>0,490572212796598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7x+19y-13=0" calcext:value-type="string">
            <text:p>17x+19y-13=0</text:p>
          </table:table-cell>
          <table:table-cell table:style-name="ce260" table:formula="of:=-[.C134]/[.D134]" office:value-type="float" office:value="-0.894736842105263" calcext:value-type="float">
            <text:p>-17/19</text:p>
          </table:table-cell>
          <table:table-cell table:style-name="ce260" table:formula="of:=-[.E134]/[.D134]" office:value-type="float" office:value="0.68421052631579" calcext:value-type="float">
            <text:p>13/19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17x/19+13/19" calcext:value-type="string">
            <text:p>y = -17x/19+13/19</text:p>
          </table:table-cell>
          <table:table-cell table:style-name="ce253" table:formula="of:=RANK([.A134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-5.94117647058824" calcext:value-type="float">
            <text:p>-101/17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2" calcext:value-type="float">
            <text:p>2</text:p>
          </table:table-cell>
          <table:table-cell table:style-name="ce326"/>
          <table:table-cell table:style-name="ce253" table:formula="of:=-ABS([.C134])*SIGN([.C134]*[.D134])" office:value-type="float" office:value="-17" calcext:value-type="float">
            <text:p>-17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17" calcext:value-type="float">
            <text:p>-17</text:p>
          </table:table-cell>
          <table:table-cell table:style-name="ce252" table:formula="of:=[.R134]/[.S134]" office:value-type="float" office:value="19" calcext:value-type="float">
            <text:p>19</text:p>
          </table:table-cell>
          <table:table-cell table:style-name="ce287" table:formula="of:=[.T134]/[.U134]" office:value-type="float" office:value="-0.894736842105263" calcext:value-type="float">
            <text:p>-17/19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0.894736842105263" calcext:value-type="float">
            <text:p>-17/19</text:p>
          </table:table-cell>
          <table:table-cell table:style-name="ce253" table:formula="of:=-ABS([.E134])*SIGN([.D134]*[.E134])" office:value-type="float" office:value="13" calcext:value-type="float">
            <text:p>13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13" calcext:value-type="float">
            <text:p>13</text:p>
          </table:table-cell>
          <table:table-cell table:style-name="ce252" table:formula="of:=[.Y134]/[.Z134]" office:value-type="float" office:value="19" calcext:value-type="float">
            <text:p>19</text:p>
          </table:table-cell>
          <table:table-cell table:style-name="ce287" table:formula="of:=[.AA134]/[.AB134]" office:value-type="float" office:value="0.68421052631579" calcext:value-type="float">
            <text:p>13/19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0.68421052631579" calcext:value-type="float">
            <text:p>13/19</text:p>
          </table:table-cell>
          <table:table-cell table:style-name="ce253" table:formula="of:=(-[.D134]*[.M134]-[.E134])*SIGN([.C134])" office:value-type="float" office:value="-101" calcext:value-type="float">
            <text:p>-101</text:p>
          </table:table-cell>
          <table:table-cell table:style-name="ce253" table:formula="of:=ABS([.C134])" office:value-type="float" office:value="17" calcext:value-type="float">
            <text:p>1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-101" calcext:value-type="float">
            <text:p>-101</text:p>
          </table:table-cell>
          <table:table-cell table:style-name="ce252" table:formula="of:=[.AF134]/[.AG134]" office:value-type="float" office:value="17" calcext:value-type="float">
            <text:p>17</text:p>
          </table:table-cell>
          <table:table-cell table:style-name="ce287" table:formula="of:=[.AH134]/[.AI134]" office:value-type="float" office:value="-5.94117647058824" calcext:value-type="float">
            <text:p>-101/17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5.94117647058824" calcext:value-type="float">
            <text:p>-101/17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5">
          <table:table-cell table:style-name="ce238" office:value-type="float" office:value="0.861147734522501" calcext:value-type="float">
            <text:p>0,86114773452250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7" calcext:value-type="float">
            <text:p>17</text:p>
          </table:table-cell>
          <table:table-cell table:style-name="ce253" table:formula="of:=[.D134]" office:value-type="float" office:value="19" calcext:value-type="float">
            <text:p>19</text:p>
          </table:table-cell>
          <table:table-cell table:style-name="ce253" table:formula="of:=[.E134]" office:value-type="float" office:value="-13" calcext:value-type="float">
            <text:p>-13</text:p>
          </table:table-cell>
          <table:table-cell table:style-name="ce253" table:formula="of:=[.F134]" office:value-type="string" office:string-value="17x+19y-13=0" calcext:value-type="string">
            <text:p>17x+19y-13=0</text:p>
          </table:table-cell>
          <table:table-cell table:style-name="ce260" table:formula="of:=[.G134]" office:value-type="float" office:value="-0.894736842105263" calcext:value-type="float">
            <text:p>-17/19</text:p>
          </table:table-cell>
          <table:table-cell table:style-name="ce260" table:formula="of:=[.H134]" office:value-type="float" office:value="0.68421052631579" calcext:value-type="float">
            <text:p>13/19</text:p>
          </table:table-cell>
          <table:table-cell table:style-name="ce260" table:formula="of:=[.I134]" office:value-type="string" office:string-value="y = -17x/19+13/19" calcext:value-type="string">
            <text:p>y = -17x/19+13/19</text:p>
          </table:table-cell>
          <table:table-cell table:style-name="ce253" table:formula="of:=RANK([.A135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168316831683168" calcext:value-type="float">
            <text:p>-16/9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35])*SIGN([.C135]*[.D135])" office:value-type="float" office:value="-17" calcext:value-type="float">
            <text:p>-17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17" calcext:value-type="float">
            <text:p>-17</text:p>
          </table:table-cell>
          <table:table-cell table:style-name="ce252" table:formula="of:=[.R135]/[.S135]" office:value-type="float" office:value="19" calcext:value-type="float">
            <text:p>19</text:p>
          </table:table-cell>
          <table:table-cell table:style-name="ce287" table:formula="of:=[.T135]/[.U135]" office:value-type="float" office:value="-0.894736842105263" calcext:value-type="float">
            <text:p>-17/19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0.894736842105263" calcext:value-type="float">
            <text:p>-17/19</text:p>
          </table:table-cell>
          <table:table-cell table:style-name="ce253" table:formula="of:=-ABS([.E135])*SIGN([.D135]*[.E135])+[.O135]" office:value-type="float" office:value="18" calcext:value-type="float">
            <text:p>18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X135]);ABS([.Y135]))" office:value-type="float" office:value="1" calcext:value-type="float">
            <text:p>1</text:p>
          </table:table-cell>
          <table:table-cell table:style-name="ce252" table:formula="of:=[.X135]/[.Z135]" office:value-type="float" office:value="18" calcext:value-type="float">
            <text:p>18</text:p>
          </table:table-cell>
          <table:table-cell table:style-name="ce252" table:formula="of:=[.Y135]/[.Z135]" office:value-type="float" office:value="19" calcext:value-type="float">
            <text:p>19</text:p>
          </table:table-cell>
          <table:table-cell table:style-name="ce287" table:formula="of:=[.AA135]/[.AB135]" office:value-type="float" office:value="0.947368421052632" calcext:value-type="float">
            <text:p>18/19</text:p>
          </table:table-cell>
          <table:table-cell table:style-name="ce287" table:formula="of:=IF([.X135]=0;&quot;0&quot;;(IF([.X135]=[.Y135];&quot;1&quot;;(IF([.X135]=-[.Y135];&quot;-1&quot;;IF([.AB135]=1;TEXT([.AA135];10);[.AC135]))))))" office:value-type="float" office:value="0.947368421052632" calcext:value-type="float">
            <text:p>18/19</text:p>
          </table:table-cell>
          <table:table-cell table:style-name="ce253" table:formula="of:=[.AF134]" office:value-type="float" office:value="17" calcext:value-type="float">
            <text:p>17</text:p>
          </table:table-cell>
          <table:table-cell table:style-name="ce253" table:formula="of:=[.AE134]" office:value-type="float" office:value="-101" calcext:value-type="float">
            <text:p>-101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17" calcext:value-type="float">
            <text:p>17</text:p>
          </table:table-cell>
          <table:table-cell table:style-name="ce252" table:formula="of:=[.AF135]/[.AG135]" office:value-type="float" office:value="-101" calcext:value-type="float">
            <text:p>-101</text:p>
          </table:table-cell>
          <table:table-cell table:style-name="ce287" table:formula="of:=[.AH135]/[.AI135]" office:value-type="float" office:value="-0.168316831683168" calcext:value-type="float">
            <text:p>-16/95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168316831683168" calcext:value-type="float">
            <text:p>-16/95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5">
          <table:table-cell table:style-name="ce238" office:value-type="float" office:value="0.0943948743781377" calcext:value-type="float">
            <text:p>0,0943948743781377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8x+12y+4=0" calcext:value-type="string">
            <text:p>-8x+12y+4=0</text:p>
          </table:table-cell>
          <table:table-cell table:style-name="ce260" table:formula="of:=-[.C136]/[.D136]" office:value-type="float" office:value="0.666666666666667" calcext:value-type="float">
            <text:p><text:s/>2/3 </text:p>
          </table:table-cell>
          <table:table-cell table:style-name="ce260" table:formula="of:=-[.E136]/[.D136]" office:value-type="float" office:value="-0.333333333333333" calcext:value-type="float">
            <text:p>- 1/3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2x/3-1/3" calcext:value-type="string">
            <text:p>y = 2x/3-1/3</text:p>
          </table:table-cell>
          <table:table-cell table:style-name="ce253" table:formula="of:=RANK([.A13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string" office:string-value="-4" calcext:value-type="string">
            <text:p>-4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2" calcext:value-type="float">
            <text:p>2</text:p>
          </table:table-cell>
          <table:table-cell table:style-name="ce326"/>
          <table:table-cell table:style-name="ce253" table:formula="of:=-ABS([.C136])*SIGN([.C136]*[.D136])" office:value-type="float" office:value="8" calcext:value-type="float">
            <text:p>8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Q136]);ABS([.R136]))" office:value-type="float" office:value="4" calcext:value-type="float">
            <text:p>4</text:p>
          </table:table-cell>
          <table:table-cell table:style-name="ce252" table:formula="of:=[.Q136]/[.S136]" office:value-type="float" office:value="2" calcext:value-type="float">
            <text:p>2</text:p>
          </table:table-cell>
          <table:table-cell table:style-name="ce252" table:formula="of:=[.R136]/[.S136]" office:value-type="float" office:value="3" calcext:value-type="float">
            <text:p>3</text:p>
          </table:table-cell>
          <table:table-cell table:style-name="ce287" table:formula="of:=[.T136]/[.U136]" office:value-type="float" office:value="0.666666666666667" calcext:value-type="float">
            <text:p><text:s/>2/3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666666666666667" calcext:value-type="float">
            <text:p><text:s/>2/3 </text:p>
          </table:table-cell>
          <table:table-cell table:style-name="ce253" table:formula="of:=-ABS([.E136])*SIGN([.D136]*[.E136])" office:value-type="float" office:value="-4" calcext:value-type="float">
            <text:p>-4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X136]);ABS([.Y136]))" office:value-type="float" office:value="4" calcext:value-type="float">
            <text:p>4</text:p>
          </table:table-cell>
          <table:table-cell table:style-name="ce252" table:formula="of:=[.X136]/[.Z136]" office:value-type="float" office:value="-1" calcext:value-type="float">
            <text:p>-1</text:p>
          </table:table-cell>
          <table:table-cell table:style-name="ce252" table:formula="of:=[.Y136]/[.Z136]" office:value-type="float" office:value="3" calcext:value-type="float">
            <text:p>3</text:p>
          </table:table-cell>
          <table:table-cell table:style-name="ce287" table:formula="of:=[.AA136]/[.AB136]" office:value-type="float" office:value="-0.333333333333333" calcext:value-type="float">
            <text:p>- 1/3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333333333333333" calcext:value-type="float">
            <text:p>- 1/3 </text:p>
          </table:table-cell>
          <table:table-cell table:style-name="ce253" table:formula="of:=(-[.D136]*[.M136]-[.E136])*SIGN([.C136])" office:value-type="float" office:value="-32" calcext:value-type="float">
            <text:p>-32</text:p>
          </table:table-cell>
          <table:table-cell table:style-name="ce253" table:formula="of:=ABS([.C136])" office:value-type="float" office:value="8" calcext:value-type="float">
            <text:p>8</text:p>
          </table:table-cell>
          <table:table-cell table:style-name="ce253" table:formula="of:=GCD(ABS([.AE136]);ABS([.AF136]))" office:value-type="float" office:value="8" calcext:value-type="float">
            <text:p>8</text:p>
          </table:table-cell>
          <table:table-cell table:style-name="ce252" table:formula="of:=[.AE136]/[.AG136]" office:value-type="float" office:value="-4" calcext:value-type="float">
            <text:p>-4</text:p>
          </table:table-cell>
          <table:table-cell table:style-name="ce252" table:formula="of:=[.AF136]/[.AG136]" office:value-type="float" office:value="1" calcext:value-type="float">
            <text:p>1</text:p>
          </table:table-cell>
          <table:table-cell table:style-name="ce287" table:formula="of:=[.AH136]/[.AI136]" office:value-type="float" office:value="-4" calcext:value-type="float">
            <text:p>- 4/1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string" office:string-value="-4" calcext:value-type="string">
            <text:p>-4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5">
          <table:table-cell table:style-name="ce238" office:value-type="float" office:value="0.395741552740123" calcext:value-type="float">
            <text:p>0,39574155274012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8" calcext:value-type="float">
            <text:p>-8</text:p>
          </table:table-cell>
          <table:table-cell table:style-name="ce253" table:formula="of:=[.D136]" office:value-type="float" office:value="12" calcext:value-type="float">
            <text:p>12</text:p>
          </table:table-cell>
          <table:table-cell table:style-name="ce253" table:formula="of:=[.E136]" office:value-type="float" office:value="4" calcext:value-type="float">
            <text:p>4</text:p>
          </table:table-cell>
          <table:table-cell table:style-name="ce253" table:formula="of:=[.F136]" office:value-type="string" office:string-value="-8x+12y+4=0" calcext:value-type="string">
            <text:p>-8x+12y+4=0</text:p>
          </table:table-cell>
          <table:table-cell table:style-name="ce260" table:formula="of:=[.G136]" office:value-type="float" office:value="0.666666666666667" calcext:value-type="float">
            <text:p><text:s/>2/3 </text:p>
          </table:table-cell>
          <table:table-cell table:style-name="ce260" table:formula="of:=[.H136]" office:value-type="float" office:value="-0.333333333333333" calcext:value-type="float">
            <text:p>- 1/3 </text:p>
          </table:table-cell>
          <table:table-cell table:style-name="ce260" table:formula="of:=[.I136]" office:value-type="string" office:string-value="y = 2x/3-1/3" calcext:value-type="string">
            <text:p>y = 2x/3-1/3</text:p>
          </table:table-cell>
          <table:table-cell table:style-name="ce253" table:formula="of:=RANK([.A13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25" calcext:value-type="float">
            <text:p>- 1/4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7])*SIGN([.C137]*[.D137])" office:value-type="float" office:value="8" calcext:value-type="float">
            <text:p>8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Q137]);ABS([.R137]))" office:value-type="float" office:value="4" calcext:value-type="float">
            <text:p>4</text:p>
          </table:table-cell>
          <table:table-cell table:style-name="ce252" table:formula="of:=[.Q137]/[.S137]" office:value-type="float" office:value="2" calcext:value-type="float">
            <text:p>2</text:p>
          </table:table-cell>
          <table:table-cell table:style-name="ce252" table:formula="of:=[.R137]/[.S137]" office:value-type="float" office:value="3" calcext:value-type="float">
            <text:p>3</text:p>
          </table:table-cell>
          <table:table-cell table:style-name="ce287" table:formula="of:=[.T137]/[.U137]" office:value-type="float" office:value="0.666666666666667" calcext:value-type="float">
            <text:p><text:s/>2/3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666666666666667" calcext:value-type="float">
            <text:p><text:s/>2/3 </text:p>
          </table:table-cell>
          <table:table-cell table:style-name="ce253" table:formula="of:=-ABS([.E137])*SIGN([.D137]*[.E137])+[.O137]" office:value-type="float" office:value="5" calcext:value-type="float">
            <text:p>5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5" calcext:value-type="float">
            <text:p>5</text:p>
          </table:table-cell>
          <table:table-cell table:style-name="ce252" table:formula="of:=[.Y137]/[.Z137]" office:value-type="float" office:value="12" calcext:value-type="float">
            <text:p>12</text:p>
          </table:table-cell>
          <table:table-cell table:style-name="ce287" table:formula="of:=[.AA137]/[.AB137]" office:value-type="float" office:value="0.416666666666667" calcext:value-type="float">
            <text:p><text:s/>5/12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416666666666667" calcext:value-type="float">
            <text:p><text:s/>5/12</text:p>
          </table:table-cell>
          <table:table-cell table:style-name="ce253" table:formula="of:=[.AF136]" office:value-type="float" office:value="8" calcext:value-type="float">
            <text:p>8</text:p>
          </table:table-cell>
          <table:table-cell table:style-name="ce253" table:formula="of:=[.AE136]" office:value-type="float" office:value="-32" calcext:value-type="float">
            <text:p>-32</text:p>
          </table:table-cell>
          <table:table-cell table:style-name="ce253" table:formula="of:=GCD(ABS([.AE137]);ABS([.AF137]))" office:value-type="float" office:value="8" calcext:value-type="float">
            <text:p>8</text:p>
          </table:table-cell>
          <table:table-cell table:style-name="ce252" table:formula="of:=[.AE137]/[.AG137]" office:value-type="float" office:value="1" calcext:value-type="float">
            <text:p>1</text:p>
          </table:table-cell>
          <table:table-cell table:style-name="ce252" table:formula="of:=[.AF137]/[.AG137]" office:value-type="float" office:value="-4" calcext:value-type="float">
            <text:p>-4</text:p>
          </table:table-cell>
          <table:table-cell table:style-name="ce287" table:formula="of:=[.AH137]/[.AI137]" office:value-type="float" office:value="-0.25" calcext:value-type="float">
            <text:p>- 1/4 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5" calcext:value-type="float">
            <text:p>- 1/4 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5">
          <table:table-cell table:style-name="ce238" office:value-type="float" office:value="0.0412288868519351" calcext:value-type="float">
            <text:p>0,0412288868519351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5x-13y-12=0" calcext:value-type="string">
            <text:p>-15x-13y-12=0</text:p>
          </table:table-cell>
          <table:table-cell table:style-name="ce260" table:formula="of:=-[.C138]/[.D138]" office:value-type="float" office:value="-1.15384615384615" calcext:value-type="float">
            <text:p>-15/13</text:p>
          </table:table-cell>
          <table:table-cell table:style-name="ce260" table:formula="of:=-[.E138]/[.D138]" office:value-type="float" office:value="-0.923076923076923" calcext:value-type="float">
            <text:p>-12/13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-15x/13-12/13" calcext:value-type="string">
            <text:p>y = -15x/13-12/13</text:p>
          </table:table-cell>
          <table:table-cell table:style-name="ce253" table:formula="of:=RANK([.A138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0.933333333333333" calcext:value-type="float">
            <text:p>14/15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8])*SIGN([.C138]*[.D138])" office:value-type="float" office:value="-15" calcext:value-type="float">
            <text:p>-15</text:p>
          </table:table-cell>
          <table:table-cell table:style-name="ce253" table:formula="of:=ABS([.D138])" office:value-type="float" office:value="13" calcext:value-type="float">
            <text:p>13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-15" calcext:value-type="float">
            <text:p>-15</text:p>
          </table:table-cell>
          <table:table-cell table:style-name="ce252" table:formula="of:=[.R138]/[.S138]" office:value-type="float" office:value="13" calcext:value-type="float">
            <text:p>13</text:p>
          </table:table-cell>
          <table:table-cell table:style-name="ce287" table:formula="of:=[.T138]/[.U138]" office:value-type="float" office:value="-1.15384615384615" calcext:value-type="float">
            <text:p>-15/13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-1.15384615384615" calcext:value-type="float">
            <text:p>-15/13</text:p>
          </table:table-cell>
          <table:table-cell table:style-name="ce253" table:formula="of:=-ABS([.E138])*SIGN([.D138]*[.E138])" office:value-type="float" office:value="-12" calcext:value-type="float">
            <text:p>-12</text:p>
          </table:table-cell>
          <table:table-cell table:style-name="ce253" table:formula="of:=ABS([.D138])" office:value-type="float" office:value="13" calcext:value-type="float">
            <text:p>13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-12" calcext:value-type="float">
            <text:p>-12</text:p>
          </table:table-cell>
          <table:table-cell table:style-name="ce252" table:formula="of:=[.Y138]/[.Z138]" office:value-type="float" office:value="13" calcext:value-type="float">
            <text:p>13</text:p>
          </table:table-cell>
          <table:table-cell table:style-name="ce287" table:formula="of:=[.AA138]/[.AB138]" office:value-type="float" office:value="-0.923076923076923" calcext:value-type="float">
            <text:p>-12/13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-0.923076923076923" calcext:value-type="float">
            <text:p>-12/13</text:p>
          </table:table-cell>
          <table:table-cell table:style-name="ce253" table:formula="of:=(-[.D138]*[.M138]-[.E138])*SIGN([.C138])" office:value-type="float" office:value="14" calcext:value-type="float">
            <text:p>14</text:p>
          </table:table-cell>
          <table:table-cell table:style-name="ce253" table:formula="of:=ABS([.C138])" office:value-type="float" office:value="15" calcext:value-type="float">
            <text:p>1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14" calcext:value-type="float">
            <text:p>14</text:p>
          </table:table-cell>
          <table:table-cell table:style-name="ce252" table:formula="of:=[.AF138]/[.AG138]" office:value-type="float" office:value="15" calcext:value-type="float">
            <text:p>15</text:p>
          </table:table-cell>
          <table:table-cell table:style-name="ce287" table:formula="of:=[.AH138]/[.AI138]" office:value-type="float" office:value="0.933333333333333" calcext:value-type="float">
            <text:p>14/15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0.933333333333333" calcext:value-type="float">
            <text:p>14/15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5">
          <table:table-cell table:style-name="ce238" office:value-type="float" office:value="0.426943518386446" calcext:value-type="float">
            <text:p>0,426943518386446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5" calcext:value-type="float">
            <text:p>-15</text:p>
          </table:table-cell>
          <table:table-cell table:style-name="ce253" table:formula="of:=[.D138]" office:value-type="float" office:value="-13" calcext:value-type="float">
            <text:p>-13</text:p>
          </table:table-cell>
          <table:table-cell table:style-name="ce253" table:formula="of:=[.E138]" office:value-type="float" office:value="-12" calcext:value-type="float">
            <text:p>-12</text:p>
          </table:table-cell>
          <table:table-cell table:style-name="ce253" table:formula="of:=[.F138]" office:value-type="string" office:string-value="-15x-13y-12=0" calcext:value-type="string">
            <text:p>-15x-13y-12=0</text:p>
          </table:table-cell>
          <table:table-cell table:style-name="ce260" table:formula="of:=[.G138]" office:value-type="float" office:value="-1.15384615384615" calcext:value-type="float">
            <text:p>-15/13</text:p>
          </table:table-cell>
          <table:table-cell table:style-name="ce260" table:formula="of:=[.H138]" office:value-type="float" office:value="-0.923076923076923" calcext:value-type="float">
            <text:p>-12/13</text:p>
          </table:table-cell>
          <table:table-cell table:style-name="ce260" table:formula="of:=[.I138]" office:value-type="string" office:string-value="y = -15x/13-12/13" calcext:value-type="string">
            <text:p>y = -15x/13-12/13</text:p>
          </table:table-cell>
          <table:table-cell table:style-name="ce253" table:formula="of:=RANK([.A139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1.07142857142857" calcext:value-type="float">
            <text:p>15/14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326"/>
          <table:table-cell table:style-name="ce253" table:formula="of:=-ABS([.C139])*SIGN([.C139]*[.D139])" office:value-type="float" office:value="-15" calcext:value-type="float">
            <text:p>-15</text:p>
          </table:table-cell>
          <table:table-cell table:style-name="ce253" table:formula="of:=ABS([.D139])" office:value-type="float" office:value="13" calcext:value-type="float">
            <text:p>13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-15" calcext:value-type="float">
            <text:p>-15</text:p>
          </table:table-cell>
          <table:table-cell table:style-name="ce252" table:formula="of:=[.R139]/[.S139]" office:value-type="float" office:value="13" calcext:value-type="float">
            <text:p>13</text:p>
          </table:table-cell>
          <table:table-cell table:style-name="ce287" table:formula="of:=[.T139]/[.U139]" office:value-type="float" office:value="-1.15384615384615" calcext:value-type="float">
            <text:p>-15/13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-1.15384615384615" calcext:value-type="float">
            <text:p>-15/13</text:p>
          </table:table-cell>
          <table:table-cell table:style-name="ce253" table:formula="of:=-ABS([.E139])*SIGN([.D139]*[.E139])+[.O139]" office:value-type="float" office:value="-22" calcext:value-type="float">
            <text:p>-22</text:p>
          </table:table-cell>
          <table:table-cell table:style-name="ce253" table:formula="of:=ABS([.D139])" office:value-type="float" office:value="13" calcext:value-type="float">
            <text:p>13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-22" calcext:value-type="float">
            <text:p>-22</text:p>
          </table:table-cell>
          <table:table-cell table:style-name="ce252" table:formula="of:=[.Y139]/[.Z139]" office:value-type="float" office:value="13" calcext:value-type="float">
            <text:p>13</text:p>
          </table:table-cell>
          <table:table-cell table:style-name="ce287" table:formula="of:=[.AA139]/[.AB139]" office:value-type="float" office:value="-1.69230769230769" calcext:value-type="float">
            <text:p>-22/13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-1.69230769230769" calcext:value-type="float">
            <text:p>-22/13</text:p>
          </table:table-cell>
          <table:table-cell table:style-name="ce253" table:formula="of:=[.AF138]" office:value-type="float" office:value="15" calcext:value-type="float">
            <text:p>15</text:p>
          </table:table-cell>
          <table:table-cell table:style-name="ce253" table:formula="of:=[.AE138]" office:value-type="float" office:value="14" calcext:value-type="float">
            <text:p>14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15" calcext:value-type="float">
            <text:p>15</text:p>
          </table:table-cell>
          <table:table-cell table:style-name="ce252" table:formula="of:=[.AF139]/[.AG139]" office:value-type="float" office:value="14" calcext:value-type="float">
            <text:p>14</text:p>
          </table:table-cell>
          <table:table-cell table:style-name="ce287" table:formula="of:=[.AH139]/[.AI139]" office:value-type="float" office:value="1.07142857142857" calcext:value-type="float">
            <text:p>15/14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1.07142857142857" calcext:value-type="float">
            <text:p>15/14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5">
          <table:table-cell table:style-name="ce238" office:value-type="float" office:value="0.162027457947512" calcext:value-type="float">
            <text:p>0,162027457947512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2x+2y+5=0" calcext:value-type="string">
            <text:p>-12x+2y+5=0</text:p>
          </table:table-cell>
          <table:table-cell table:style-name="ce260" table:formula="of:=-[.C140]/[.D140]" office:value-type="float" office:value="6" calcext:value-type="float">
            <text:p><text:s/>6/1 </text:p>
          </table:table-cell>
          <table:table-cell table:style-name="ce260" table:formula="of:=-[.E140]/[.D140]" office:value-type="float" office:value="-2.5" calcext:value-type="float">
            <text:p>- 5/2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6x-5/2" calcext:value-type="string">
            <text:p>y = 6x-5/2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-0.25" calcext:value-type="float">
            <text:p>- 1/4 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10" calcext:value-type="float">
            <text:p>-10</text:p>
          </table:table-cell>
          <table:table-cell table:style-name="ce326"/>
          <table:table-cell table:style-name="ce253" table:formula="of:=-ABS([.C140])*SIGN([.C140]*[.D140])" office:value-type="float" office:value="12" calcext:value-type="float">
            <text:p>12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Q140]);ABS([.R140]))" office:value-type="float" office:value="2" calcext:value-type="float">
            <text:p>2</text:p>
          </table:table-cell>
          <table:table-cell table:style-name="ce252" table:formula="of:=[.Q140]/[.S140]" office:value-type="float" office:value="6" calcext:value-type="float">
            <text:p>6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6" calcext:value-type="float">
            <text:p><text:s/>6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6" calcext:value-type="string">
            <text:p>6</text:p>
          </table:table-cell>
          <table:table-cell table:style-name="ce253" table:formula="of:=-ABS([.E140])*SIGN([.D140]*[.E140])" office:value-type="float" office:value="-5" calcext:value-type="float">
            <text:p>-5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5" calcext:value-type="float">
            <text:p>-5</text:p>
          </table:table-cell>
          <table:table-cell table:style-name="ce252" table:formula="of:=[.Y140]/[.Z140]" office:value-type="float" office:value="2" calcext:value-type="float">
            <text:p>2</text:p>
          </table:table-cell>
          <table:table-cell table:style-name="ce287" table:formula="of:=[.AA140]/[.AB140]" office:value-type="float" office:value="-2.5" calcext:value-type="float">
            <text:p>- 5/2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2.5" calcext:value-type="float">
            <text:p>- 5/2 </text:p>
          </table:table-cell>
          <table:table-cell table:style-name="ce253" table:formula="of:=(-[.D140]*[.M140]-[.E140])*SIGN([.C140])" office:value-type="float" office:value="-3" calcext:value-type="float">
            <text:p>-3</text:p>
          </table:table-cell>
          <table:table-cell table:style-name="ce253" table:formula="of:=ABS([.C140])" office:value-type="float" office:value="12" calcext:value-type="float">
            <text:p>12</text:p>
          </table:table-cell>
          <table:table-cell table:style-name="ce253" table:formula="of:=GCD(ABS([.AE140]);ABS([.AF140]))" office:value-type="float" office:value="3" calcext:value-type="float">
            <text:p>3</text:p>
          </table:table-cell>
          <table:table-cell table:style-name="ce252" table:formula="of:=[.AE140]/[.AG140]" office:value-type="float" office:value="-1" calcext:value-type="float">
            <text:p>-1</text:p>
          </table:table-cell>
          <table:table-cell table:style-name="ce252" table:formula="of:=[.AF140]/[.AG140]" office:value-type="float" office:value="4" calcext:value-type="float">
            <text:p>4</text:p>
          </table:table-cell>
          <table:table-cell table:style-name="ce287" table:formula="of:=[.AH140]/[.AI140]" office:value-type="float" office:value="-0.25" calcext:value-type="float">
            <text:p>- 1/4 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0.25" calcext:value-type="float">
            <text:p>- 1/4 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5">
          <table:table-cell table:style-name="ce238" office:value-type="float" office:value="0.247423674139146" calcext:value-type="float">
            <text:p>0,247423674139146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2" calcext:value-type="float">
            <text:p>-12</text:p>
          </table:table-cell>
          <table:table-cell table:style-name="ce253" table:formula="of:=[.D140]" office:value-type="float" office:value="2" calcext:value-type="float">
            <text:p>2</text:p>
          </table:table-cell>
          <table:table-cell table:style-name="ce253" table:formula="of:=[.E140]" office:value-type="float" office:value="5" calcext:value-type="float">
            <text:p>5</text:p>
          </table:table-cell>
          <table:table-cell table:style-name="ce253" table:formula="of:=[.F140]" office:value-type="string" office:string-value="-12x+2y+5=0" calcext:value-type="string">
            <text:p>-12x+2y+5=0</text:p>
          </table:table-cell>
          <table:table-cell table:style-name="ce260" table:formula="of:=[.G140]" office:value-type="float" office:value="6" calcext:value-type="float">
            <text:p><text:s/>6/1 </text:p>
          </table:table-cell>
          <table:table-cell table:style-name="ce260" table:formula="of:=[.H140]" office:value-type="float" office:value="-2.5" calcext:value-type="float">
            <text:p>- 5/2 </text:p>
          </table:table-cell>
          <table:table-cell table:style-name="ce260" table:formula="of:=[.I140]" office:value-type="string" office:string-value="y = 6x-5/2" calcext:value-type="string">
            <text:p>y = 6x-5/2</text:p>
          </table:table-cell>
          <table:table-cell table:style-name="ce253" table:formula="of:=RANK([.A141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-4" calcext:value-type="float">
            <text:p>- 4/1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41])*SIGN([.C141]*[.D141])" office:value-type="float" office:value="12" calcext:value-type="float">
            <text:p>12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Q141]);ABS([.R141]))" office:value-type="float" office:value="2" calcext:value-type="float">
            <text:p>2</text:p>
          </table:table-cell>
          <table:table-cell table:style-name="ce252" table:formula="of:=[.Q141]/[.S141]" office:value-type="float" office:value="6" calcext:value-type="float">
            <text:p>6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6" calcext:value-type="float">
            <text:p><text:s/>6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6" calcext:value-type="string">
            <text:p>6</text:p>
          </table:table-cell>
          <table:table-cell table:style-name="ce253" table:formula="of:=-ABS([.E141])*SIGN([.D141]*[.E141])+[.O141]" office:value-type="float" office:value="-2" calcext:value-type="float">
            <text:p>-2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1" calcext:value-type="float">
            <text:p>-1</text:p>
          </table:table-cell>
          <table:table-cell table:style-name="ce252" table:formula="of:=[.Y141]/[.Z141]" office:value-type="float" office:value="1" calcext:value-type="float">
            <text:p>1</text:p>
          </table:table-cell>
          <table:table-cell table:style-name="ce287" table:formula="of:=[.AA141]/[.AB141]" office:value-type="float" office:value="-1" calcext:value-type="float">
            <text:p>- 1/1 </text:p>
          </table:table-cell>
          <table:table-cell table:style-name="ce287" table:formula="of:=IF([.X141]=0;&quot;0&quot;;(IF([.X141]=[.Y141];&quot;1&quot;;(IF([.X141]=-[.Y141];&quot;-1&quot;;IF([.AB141]=1;TEXT([.AA141];10);[.AC141]))))))" office:value-type="string" office:string-value="-1" calcext:value-type="string">
            <text:p>-1</text:p>
          </table:table-cell>
          <table:table-cell table:style-name="ce253" table:formula="of:=[.AF140]" office:value-type="float" office:value="12" calcext:value-type="float">
            <text:p>12</text:p>
          </table:table-cell>
          <table:table-cell table:style-name="ce253" table:formula="of:=[.AE140]" office:value-type="float" office:value="-3" calcext:value-type="float">
            <text:p>-3</text:p>
          </table:table-cell>
          <table:table-cell table:style-name="ce253" table:formula="of:=GCD(ABS([.AE141]);ABS([.AF141]))" office:value-type="float" office:value="3" calcext:value-type="float">
            <text:p>3</text:p>
          </table:table-cell>
          <table:table-cell table:style-name="ce252" table:formula="of:=[.AE141]/[.AG141]" office:value-type="float" office:value="4" calcext:value-type="float">
            <text:p>4</text:p>
          </table:table-cell>
          <table:table-cell table:style-name="ce252" table:formula="of:=[.AF141]/[.AG141]" office:value-type="float" office:value="-1" calcext:value-type="float">
            <text:p>-1</text:p>
          </table:table-cell>
          <table:table-cell table:style-name="ce287" table:formula="of:=[.AH141]/[.AI141]" office:value-type="float" office:value="-4" calcext:value-type="float">
            <text:p>- 4/1 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4" calcext:value-type="float">
            <text:p>- 4/1 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5">
          <table:table-cell table:style-name="ce238" office:value-type="float" office:value="0.163080147056751" calcext:value-type="float">
            <text:p>0,163080147056751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4x-19y-8=0" calcext:value-type="string">
            <text:p>14x-19y-8=0</text:p>
          </table:table-cell>
          <table:table-cell table:style-name="ce260" table:formula="of:=-[.C142]/[.D142]" office:value-type="float" office:value="0.736842105263158" calcext:value-type="float">
            <text:p>14/19</text:p>
          </table:table-cell>
          <table:table-cell table:style-name="ce260" table:formula="of:=-[.E142]/[.D142]" office:value-type="float" office:value="-0.421052631578947" calcext:value-type="float">
            <text:p>- 8/19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14x/19-8/19" calcext:value-type="string">
            <text:p>y = 14x/19-8/19</text:p>
          </table:table-cell>
          <table:table-cell table:style-name="ce253" table:formula="of:=RANK([.A142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-6.21428571428571" calcext:value-type="float">
            <text:p>-87/14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42])*SIGN([.C142]*[.D142])" office:value-type="float" office:value="14" calcext:value-type="float">
            <text:p>14</text:p>
          </table:table-cell>
          <table:table-cell table:style-name="ce253" table:formula="of:=ABS([.D142])" office:value-type="float" office:value="19" calcext:value-type="float">
            <text:p>19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14" calcext:value-type="float">
            <text:p>14</text:p>
          </table:table-cell>
          <table:table-cell table:style-name="ce252" table:formula="of:=[.R142]/[.S142]" office:value-type="float" office:value="19" calcext:value-type="float">
            <text:p>19</text:p>
          </table:table-cell>
          <table:table-cell table:style-name="ce287" table:formula="of:=[.T142]/[.U142]" office:value-type="float" office:value="0.736842105263158" calcext:value-type="float">
            <text:p>14/19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0.736842105263158" calcext:value-type="float">
            <text:p>14/19</text:p>
          </table:table-cell>
          <table:table-cell table:style-name="ce253" table:formula="of:=-ABS([.E142])*SIGN([.D142]*[.E142])" office:value-type="float" office:value="-8" calcext:value-type="float">
            <text:p>-8</text:p>
          </table:table-cell>
          <table:table-cell table:style-name="ce253" table:formula="of:=ABS([.D142])" office:value-type="float" office:value="19" calcext:value-type="float">
            <text:p>19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-8" calcext:value-type="float">
            <text:p>-8</text:p>
          </table:table-cell>
          <table:table-cell table:style-name="ce252" table:formula="of:=[.Y142]/[.Z142]" office:value-type="float" office:value="19" calcext:value-type="float">
            <text:p>19</text:p>
          </table:table-cell>
          <table:table-cell table:style-name="ce287" table:formula="of:=[.AA142]/[.AB142]" office:value-type="float" office:value="-0.421052631578947" calcext:value-type="float">
            <text:p>- 8/19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421052631578947" calcext:value-type="float">
            <text:p>- 8/19</text:p>
          </table:table-cell>
          <table:table-cell table:style-name="ce253" table:formula="of:=(-[.D142]*[.M142]-[.E142])*SIGN([.C142])" office:value-type="float" office:value="-87" calcext:value-type="float">
            <text:p>-87</text:p>
          </table:table-cell>
          <table:table-cell table:style-name="ce253" table:formula="of:=ABS([.C142])" office:value-type="float" office:value="14" calcext:value-type="float">
            <text:p>14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-87" calcext:value-type="float">
            <text:p>-87</text:p>
          </table:table-cell>
          <table:table-cell table:style-name="ce252" table:formula="of:=[.AF142]/[.AG142]" office:value-type="float" office:value="14" calcext:value-type="float">
            <text:p>14</text:p>
          </table:table-cell>
          <table:table-cell table:style-name="ce287" table:formula="of:=[.AH142]/[.AI142]" office:value-type="float" office:value="-6.21428571428571" calcext:value-type="float">
            <text:p>-87/14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-6.21428571428571" calcext:value-type="float">
            <text:p>-87/14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5">
          <table:table-cell table:style-name="ce238" office:value-type="float" office:value="0.146982936771025" calcext:value-type="float">
            <text:p>0,14698293677102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4" calcext:value-type="float">
            <text:p>14</text:p>
          </table:table-cell>
          <table:table-cell table:style-name="ce253" table:formula="of:=[.D142]" office:value-type="float" office:value="-19" calcext:value-type="float">
            <text:p>-19</text:p>
          </table:table-cell>
          <table:table-cell table:style-name="ce253" table:formula="of:=[.E142]" office:value-type="float" office:value="-8" calcext:value-type="float">
            <text:p>-8</text:p>
          </table:table-cell>
          <table:table-cell table:style-name="ce253" table:formula="of:=[.F142]" office:value-type="string" office:string-value="14x-19y-8=0" calcext:value-type="string">
            <text:p>14x-19y-8=0</text:p>
          </table:table-cell>
          <table:table-cell table:style-name="ce260" table:formula="of:=[.G142]" office:value-type="float" office:value="0.736842105263158" calcext:value-type="float">
            <text:p>14/19</text:p>
          </table:table-cell>
          <table:table-cell table:style-name="ce260" table:formula="of:=[.H142]" office:value-type="float" office:value="-0.421052631578947" calcext:value-type="float">
            <text:p>- 8/19</text:p>
          </table:table-cell>
          <table:table-cell table:style-name="ce260" table:formula="of:=[.I142]" office:value-type="string" office:string-value="y = 14x/19-8/19" calcext:value-type="string">
            <text:p>y = 14x/19-8/19</text:p>
          </table:table-cell>
          <table:table-cell table:style-name="ce253" table:formula="of:=RANK([.A143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-0.160919540229885" calcext:value-type="float">
            <text:p>-14/87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3" table:formula="of:=-ABS([.C143])*SIGN([.C143]*[.D143])" office:value-type="float" office:value="14" calcext:value-type="float">
            <text:p>14</text:p>
          </table:table-cell>
          <table:table-cell table:style-name="ce253" table:formula="of:=ABS([.D143])" office:value-type="float" office:value="19" calcext:value-type="float">
            <text:p>19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14" calcext:value-type="float">
            <text:p>14</text:p>
          </table:table-cell>
          <table:table-cell table:style-name="ce252" table:formula="of:=[.R143]/[.S143]" office:value-type="float" office:value="19" calcext:value-type="float">
            <text:p>19</text:p>
          </table:table-cell>
          <table:table-cell table:style-name="ce287" table:formula="of:=[.T143]/[.U143]" office:value-type="float" office:value="0.736842105263158" calcext:value-type="float">
            <text:p>14/19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0.736842105263158" calcext:value-type="float">
            <text:p>14/19</text:p>
          </table:table-cell>
          <table:table-cell table:style-name="ce253" table:formula="of:=-ABS([.E143])*SIGN([.D143]*[.E143])+[.O143]" office:value-type="float" office:value="-10" calcext:value-type="float">
            <text:p>-10</text:p>
          </table:table-cell>
          <table:table-cell table:style-name="ce253" table:formula="of:=ABS([.D143])" office:value-type="float" office:value="19" calcext:value-type="float">
            <text:p>19</text:p>
          </table:table-cell>
          <table:table-cell table:style-name="ce253" table:formula="of:=GCD(ABS([.X143]);ABS([.Y143]))" office:value-type="float" office:value="1" calcext:value-type="float">
            <text:p>1</text:p>
          </table:table-cell>
          <table:table-cell table:style-name="ce252" table:formula="of:=[.X143]/[.Z143]" office:value-type="float" office:value="-10" calcext:value-type="float">
            <text:p>-10</text:p>
          </table:table-cell>
          <table:table-cell table:style-name="ce252" table:formula="of:=[.Y143]/[.Z143]" office:value-type="float" office:value="19" calcext:value-type="float">
            <text:p>19</text:p>
          </table:table-cell>
          <table:table-cell table:style-name="ce287" table:formula="of:=[.AA143]/[.AB143]" office:value-type="float" office:value="-0.526315789473684" calcext:value-type="float">
            <text:p>-10/19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-0.526315789473684" calcext:value-type="float">
            <text:p>-10/19</text:p>
          </table:table-cell>
          <table:table-cell table:style-name="ce253" table:formula="of:=[.AF142]" office:value-type="float" office:value="14" calcext:value-type="float">
            <text:p>14</text:p>
          </table:table-cell>
          <table:table-cell table:style-name="ce253" table:formula="of:=[.AE142]" office:value-type="float" office:value="-87" calcext:value-type="float">
            <text:p>-87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14" calcext:value-type="float">
            <text:p>14</text:p>
          </table:table-cell>
          <table:table-cell table:style-name="ce252" table:formula="of:=[.AF143]/[.AG143]" office:value-type="float" office:value="-87" calcext:value-type="float">
            <text:p>-87</text:p>
          </table:table-cell>
          <table:table-cell table:style-name="ce287" table:formula="of:=[.AH143]/[.AI143]" office:value-type="float" office:value="-0.160919540229885" calcext:value-type="float">
            <text:p>-14/87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-0.160919540229885" calcext:value-type="float">
            <text:p>-14/87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5">
          <table:table-cell table:style-name="ce238" office:value-type="float" office:value="0.52581218324522" calcext:value-type="float">
            <text:p>0,52581218324522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1" calcext:value-type="float">
            <text:p>-11</text:p>
          </table:table-cell>
          <table:table-cell table:number-columns-repeated="2" table:style-name="ce253" office:value-type="float" office:value="-6" calcext:value-type="float">
            <text:p>-6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1x-6y-6=0" calcext:value-type="string">
            <text:p>-11x-6y-6=0</text:p>
          </table:table-cell>
          <table:table-cell table:style-name="ce260" table:formula="of:=-[.C144]/[.D144]" office:value-type="float" office:value="-1.83333333333333" calcext:value-type="float">
            <text:p>-11/6 </text:p>
          </table:table-cell>
          <table:table-cell table:style-name="ce260" table:formula="of:=-[.E144]/[.D144]" office:value-type="float" office:value="-1" calcext:value-type="float">
            <text:p>- 1/1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1x/6-1" calcext:value-type="string">
            <text:p>y = -11x/6-1</text:p>
          </table:table-cell>
          <table:table-cell table:style-name="ce253" table:formula="of:=RANK([.A14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float" office:value="-2.72727272727273" calcext:value-type="float">
            <text:p>-30/11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4" calcext:value-type="float">
            <text:p>-4</text:p>
          </table:table-cell>
          <table:table-cell table:style-name="ce326"/>
          <table:table-cell table:style-name="ce253" table:formula="of:=-ABS([.C144])*SIGN([.C144]*[.D144])" office:value-type="float" office:value="-11" calcext:value-type="float">
            <text:p>-11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1" calcext:value-type="float">
            <text:p>-11</text:p>
          </table:table-cell>
          <table:table-cell table:style-name="ce252" table:formula="of:=[.R144]/[.S144]" office:value-type="float" office:value="6" calcext:value-type="float">
            <text:p>6</text:p>
          </table:table-cell>
          <table:table-cell table:style-name="ce287" table:formula="of:=[.T144]/[.U144]" office:value-type="float" office:value="-1.83333333333333" calcext:value-type="float">
            <text:p>-11/6 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83333333333333" calcext:value-type="float">
            <text:p>-11/6 </text:p>
          </table:table-cell>
          <table:table-cell table:style-name="ce253" table:formula="of:=-ABS([.E144])*SIGN([.D144]*[.E144])" office:value-type="float" office:value="-6" calcext:value-type="float">
            <text:p>-6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X144]);ABS([.Y144]))" office:value-type="float" office:value="6" calcext:value-type="float">
            <text:p>6</text:p>
          </table:table-cell>
          <table:table-cell table:style-name="ce252" table:formula="of:=[.X144]/[.Z144]" office:value-type="float" office:value="-1" calcext:value-type="float">
            <text:p>-1</text:p>
          </table:table-cell>
          <table:table-cell table:style-name="ce252" table:formula="of:=[.Y144]/[.Z144]" office:value-type="float" office:value="1" calcext:value-type="float">
            <text:p>1</text:p>
          </table:table-cell>
          <table:table-cell table:style-name="ce287" table:formula="of:=[.AA144]/[.AB144]" office:value-type="float" office:value="-1" calcext:value-type="float">
            <text:p>- 1/1 </text:p>
          </table:table-cell>
          <table:table-cell table:style-name="ce287" table:formula="of:=IF([.X144]=0;&quot;0&quot;;(IF([.X144]=[.Y144];&quot;1&quot;;(IF([.X144]=-[.Y144];&quot;-1&quot;;IF([.AB144]=1;TEXT([.AA144];10);[.AC144]))))))" office:value-type="string" office:string-value="-1" calcext:value-type="string">
            <text:p>-1</text:p>
          </table:table-cell>
          <table:table-cell table:style-name="ce253" table:formula="of:=(-[.D144]*[.M144]-[.E144])*SIGN([.C144])" office:value-type="float" office:value="-30" calcext:value-type="float">
            <text:p>-30</text:p>
          </table:table-cell>
          <table:table-cell table:style-name="ce253" table:formula="of:=ABS([.C144])" office:value-type="float" office:value="11" calcext:value-type="float">
            <text:p>11</text:p>
          </table:table-cell>
          <table:table-cell table:style-name="ce253" table:formula="of:=GCD(ABS([.AE144]);ABS([.AF144]))" office:value-type="float" office:value="1" calcext:value-type="float">
            <text:p>1</text:p>
          </table:table-cell>
          <table:table-cell table:style-name="ce252" table:formula="of:=[.AE144]/[.AG144]" office:value-type="float" office:value="-30" calcext:value-type="float">
            <text:p>-30</text:p>
          </table:table-cell>
          <table:table-cell table:style-name="ce252" table:formula="of:=[.AF144]/[.AG144]" office:value-type="float" office:value="11" calcext:value-type="float">
            <text:p>11</text:p>
          </table:table-cell>
          <table:table-cell table:style-name="ce287" table:formula="of:=[.AH144]/[.AI144]" office:value-type="float" office:value="-2.72727272727273" calcext:value-type="float">
            <text:p>-30/11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-2.72727272727273" calcext:value-type="float">
            <text:p>-30/11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5">
          <table:table-cell table:style-name="ce238" office:value-type="float" office:value="0.279489840621079" calcext:value-type="float">
            <text:p>0,279489840621079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1" calcext:value-type="float">
            <text:p>-11</text:p>
          </table:table-cell>
          <table:table-cell table:style-name="ce253" table:formula="of:=[.D144]" office:value-type="float" office:value="-6" calcext:value-type="float">
            <text:p>-6</text:p>
          </table:table-cell>
          <table:table-cell table:style-name="ce253" table:formula="of:=[.E144]" office:value-type="float" office:value="-6" calcext:value-type="float">
            <text:p>-6</text:p>
          </table:table-cell>
          <table:table-cell table:style-name="ce253" table:formula="of:=[.F144]" office:value-type="string" office:string-value="-11x-6y-6=0" calcext:value-type="string">
            <text:p>-11x-6y-6=0</text:p>
          </table:table-cell>
          <table:table-cell table:style-name="ce260" table:formula="of:=[.G144]" office:value-type="float" office:value="-1.83333333333333" calcext:value-type="float">
            <text:p>-11/6 </text:p>
          </table:table-cell>
          <table:table-cell table:style-name="ce260" table:formula="of:=[.H144]" office:value-type="float" office:value="-1" calcext:value-type="float">
            <text:p>- 1/1 </text:p>
          </table:table-cell>
          <table:table-cell table:style-name="ce260" table:formula="of:=[.I144]" office:value-type="string" office:string-value="y = -11x/6-1" calcext:value-type="string">
            <text:p>y = -11x/6-1</text:p>
          </table:table-cell>
          <table:table-cell table:style-name="ce253" table:formula="of:=RANK([.A14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-0.366666666666667" calcext:value-type="float">
            <text:p>-11/30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45])*SIGN([.C145]*[.D145])" office:value-type="float" office:value="-11" calcext:value-type="float">
            <text:p>-11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1" calcext:value-type="float">
            <text:p>-11</text:p>
          </table:table-cell>
          <table:table-cell table:style-name="ce252" table:formula="of:=[.R145]/[.S145]" office:value-type="float" office:value="6" calcext:value-type="float">
            <text:p>6</text:p>
          </table:table-cell>
          <table:table-cell table:style-name="ce287" table:formula="of:=[.T145]/[.U145]" office:value-type="float" office:value="-1.83333333333333" calcext:value-type="float">
            <text:p>-11/6 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83333333333333" calcext:value-type="float">
            <text:p>-11/6 </text:p>
          </table:table-cell>
          <table:table-cell table:style-name="ce253" table:formula="of:=-ABS([.E145])*SIGN([.D145]*[.E145])+[.O145]" office:value-type="float" office:value="3" calcext:value-type="float">
            <text:p>3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X145]);ABS([.Y145]))" office:value-type="float" office:value="3" calcext:value-type="float">
            <text:p>3</text:p>
          </table:table-cell>
          <table:table-cell table:style-name="ce252" table:formula="of:=[.X145]/[.Z145]" office:value-type="float" office:value="1" calcext:value-type="float">
            <text:p>1</text:p>
          </table:table-cell>
          <table:table-cell table:style-name="ce252" table:formula="of:=[.Y145]/[.Z145]" office:value-type="float" office:value="2" calcext:value-type="float">
            <text:p>2</text:p>
          </table:table-cell>
          <table:table-cell table:style-name="ce287" table:formula="of:=[.AA145]/[.AB145]" office:value-type="float" office:value="0.5" calcext:value-type="float">
            <text:p><text:s/>1/2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0.5" calcext:value-type="float">
            <text:p><text:s/>1/2 </text:p>
          </table:table-cell>
          <table:table-cell table:style-name="ce253" table:formula="of:=[.AF144]" office:value-type="float" office:value="11" calcext:value-type="float">
            <text:p>11</text:p>
          </table:table-cell>
          <table:table-cell table:style-name="ce253" table:formula="of:=[.AE144]" office:value-type="float" office:value="-30" calcext:value-type="float">
            <text:p>-30</text:p>
          </table:table-cell>
          <table:table-cell table:style-name="ce253" table:formula="of:=GCD(ABS([.AE145]);ABS([.AF145]))" office:value-type="float" office:value="1" calcext:value-type="float">
            <text:p>1</text:p>
          </table:table-cell>
          <table:table-cell table:style-name="ce252" table:formula="of:=[.AE145]/[.AG145]" office:value-type="float" office:value="11" calcext:value-type="float">
            <text:p>11</text:p>
          </table:table-cell>
          <table:table-cell table:style-name="ce252" table:formula="of:=[.AF145]/[.AG145]" office:value-type="float" office:value="-30" calcext:value-type="float">
            <text:p>-30</text:p>
          </table:table-cell>
          <table:table-cell table:style-name="ce287" table:formula="of:=[.AH145]/[.AI145]" office:value-type="float" office:value="-0.366666666666667" calcext:value-type="float">
            <text:p>-11/30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366666666666667" calcext:value-type="float">
            <text:p>-11/30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5">
          <table:table-cell table:style-name="ce238" office:value-type="float" office:value="0.590141320209423" calcext:value-type="float">
            <text:p>0,590141320209423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20x+16y+4=0" calcext:value-type="string">
            <text:p>-20x+16y+4=0</text:p>
          </table:table-cell>
          <table:table-cell table:style-name="ce260" table:formula="of:=-[.C146]/[.D146]" office:value-type="float" office:value="1.25" calcext:value-type="float">
            <text:p><text:s/>5/4 </text:p>
          </table:table-cell>
          <table:table-cell table:style-name="ce260" table:formula="of:=-[.E146]/[.D146]" office:value-type="float" office:value="-0.25" calcext:value-type="float">
            <text:p>- 1/4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5x/4-1/4" calcext:value-type="string">
            <text:p>y = 5x/4-1/4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-2.2" calcext:value-type="float">
            <text:p>-11/5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46])*SIGN([.C146]*[.D146])" office:value-type="float" office:value="20" calcext:value-type="float">
            <text:p>20</text:p>
          </table:table-cell>
          <table:table-cell table:style-name="ce253" table:formula="of:=ABS([.D146])" office:value-type="float" office:value="16" calcext:value-type="float">
            <text:p>16</text:p>
          </table:table-cell>
          <table:table-cell table:style-name="ce253" table:formula="of:=GCD(ABS([.Q146]);ABS([.R146]))" office:value-type="float" office:value="4" calcext:value-type="float">
            <text:p>4</text:p>
          </table:table-cell>
          <table:table-cell table:style-name="ce252" table:formula="of:=[.Q146]/[.S146]" office:value-type="float" office:value="5" calcext:value-type="float">
            <text:p>5</text:p>
          </table:table-cell>
          <table:table-cell table:style-name="ce252" table:formula="of:=[.R146]/[.S146]" office:value-type="float" office:value="4" calcext:value-type="float">
            <text:p>4</text:p>
          </table:table-cell>
          <table:table-cell table:style-name="ce287" table:formula="of:=[.T146]/[.U146]" office:value-type="float" office:value="1.25" calcext:value-type="float">
            <text:p><text:s/>5/4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1.25" calcext:value-type="float">
            <text:p><text:s/>5/4 </text:p>
          </table:table-cell>
          <table:table-cell table:style-name="ce253" table:formula="of:=-ABS([.E146])*SIGN([.D146]*[.E146])" office:value-type="float" office:value="-4" calcext:value-type="float">
            <text:p>-4</text:p>
          </table:table-cell>
          <table:table-cell table:style-name="ce253" table:formula="of:=ABS([.D146])" office:value-type="float" office:value="16" calcext:value-type="float">
            <text:p>16</text:p>
          </table:table-cell>
          <table:table-cell table:style-name="ce253" table:formula="of:=GCD(ABS([.X146]);ABS([.Y146]))" office:value-type="float" office:value="4" calcext:value-type="float">
            <text:p>4</text:p>
          </table:table-cell>
          <table:table-cell table:style-name="ce252" table:formula="of:=[.X146]/[.Z146]" office:value-type="float" office:value="-1" calcext:value-type="float">
            <text:p>-1</text:p>
          </table:table-cell>
          <table:table-cell table:style-name="ce252" table:formula="of:=[.Y146]/[.Z146]" office:value-type="float" office:value="4" calcext:value-type="float">
            <text:p>4</text:p>
          </table:table-cell>
          <table:table-cell table:style-name="ce287" table:formula="of:=[.AA146]/[.AB146]" office:value-type="float" office:value="-0.25" calcext:value-type="float">
            <text:p>- 1/4 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-0.25" calcext:value-type="float">
            <text:p>- 1/4 </text:p>
          </table:table-cell>
          <table:table-cell table:style-name="ce253" table:formula="of:=(-[.D146]*[.M146]-[.E146])*SIGN([.C146])" office:value-type="float" office:value="-44" calcext:value-type="float">
            <text:p>-44</text:p>
          </table:table-cell>
          <table:table-cell table:style-name="ce253" table:formula="of:=ABS([.C146])" office:value-type="float" office:value="20" calcext:value-type="float">
            <text:p>20</text:p>
          </table:table-cell>
          <table:table-cell table:style-name="ce253" table:formula="of:=GCD(ABS([.AE146]);ABS([.AF146]))" office:value-type="float" office:value="4" calcext:value-type="float">
            <text:p>4</text:p>
          </table:table-cell>
          <table:table-cell table:style-name="ce252" table:formula="of:=[.AE146]/[.AG146]" office:value-type="float" office:value="-11" calcext:value-type="float">
            <text:p>-11</text:p>
          </table:table-cell>
          <table:table-cell table:style-name="ce252" table:formula="of:=[.AF146]/[.AG146]" office:value-type="float" office:value="5" calcext:value-type="float">
            <text:p>5</text:p>
          </table:table-cell>
          <table:table-cell table:style-name="ce287" table:formula="of:=[.AH146]/[.AI146]" office:value-type="float" office:value="-2.2" calcext:value-type="float">
            <text:p>-11/5 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-2.2" calcext:value-type="float">
            <text:p>-11/5 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5">
          <table:table-cell table:style-name="ce238" office:value-type="float" office:value="0.744806400702662" calcext:value-type="float">
            <text:p>0,744806400702662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20" calcext:value-type="float">
            <text:p>-20</text:p>
          </table:table-cell>
          <table:table-cell table:style-name="ce253" table:formula="of:=[.D146]" office:value-type="float" office:value="16" calcext:value-type="float">
            <text:p>16</text:p>
          </table:table-cell>
          <table:table-cell table:style-name="ce253" table:formula="of:=[.E146]" office:value-type="float" office:value="4" calcext:value-type="float">
            <text:p>4</text:p>
          </table:table-cell>
          <table:table-cell table:style-name="ce253" table:formula="of:=[.F146]" office:value-type="string" office:string-value="-20x+16y+4=0" calcext:value-type="string">
            <text:p>-20x+16y+4=0</text:p>
          </table:table-cell>
          <table:table-cell table:style-name="ce260" table:formula="of:=[.G146]" office:value-type="float" office:value="1.25" calcext:value-type="float">
            <text:p><text:s/>5/4 </text:p>
          </table:table-cell>
          <table:table-cell table:style-name="ce260" table:formula="of:=[.H146]" office:value-type="float" office:value="-0.25" calcext:value-type="float">
            <text:p>- 1/4 </text:p>
          </table:table-cell>
          <table:table-cell table:style-name="ce260" table:formula="of:=[.I146]" office:value-type="string" office:string-value="y = 5x/4-1/4" calcext:value-type="string">
            <text:p>y = 5x/4-1/4</text:p>
          </table:table-cell>
          <table:table-cell table:style-name="ce253" table:formula="of:=RANK([.A147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-0.454545454545455" calcext:value-type="float">
            <text:p>- 5/11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20" calcext:value-type="float">
            <text:p>20</text:p>
          </table:table-cell>
          <table:table-cell table:style-name="ce253" table:formula="of:=ABS([.D147])" office:value-type="float" office:value="16" calcext:value-type="float">
            <text:p>16</text:p>
          </table:table-cell>
          <table:table-cell table:style-name="ce253" table:formula="of:=GCD(ABS([.Q147]);ABS([.R147]))" office:value-type="float" office:value="4" calcext:value-type="float">
            <text:p>4</text:p>
          </table:table-cell>
          <table:table-cell table:style-name="ce252" table:formula="of:=[.Q147]/[.S147]" office:value-type="float" office:value="5" calcext:value-type="float">
            <text:p>5</text:p>
          </table:table-cell>
          <table:table-cell table:style-name="ce252" table:formula="of:=[.R147]/[.S147]" office:value-type="float" office:value="4" calcext:value-type="float">
            <text:p>4</text:p>
          </table:table-cell>
          <table:table-cell table:style-name="ce287" table:formula="of:=[.T147]/[.U147]" office:value-type="float" office:value="1.25" calcext:value-type="float">
            <text:p><text:s/>5/4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1.25" calcext:value-type="float">
            <text:p><text:s/>5/4 </text:p>
          </table:table-cell>
          <table:table-cell table:style-name="ce253" table:formula="of:=-ABS([.E147])*SIGN([.D147]*[.E147])+[.O147]" office:value-type="float" office:value="6" calcext:value-type="float">
            <text:p>6</text:p>
          </table:table-cell>
          <table:table-cell table:style-name="ce253" table:formula="of:=ABS([.D147])" office:value-type="float" office:value="16" calcext:value-type="float">
            <text:p>16</text:p>
          </table:table-cell>
          <table:table-cell table:style-name="ce253" table:formula="of:=GCD(ABS([.X147]);ABS([.Y147]))" office:value-type="float" office:value="2" calcext:value-type="float">
            <text:p>2</text:p>
          </table:table-cell>
          <table:table-cell table:style-name="ce252" table:formula="of:=[.X147]/[.Z147]" office:value-type="float" office:value="3" calcext:value-type="float">
            <text:p>3</text:p>
          </table:table-cell>
          <table:table-cell table:style-name="ce252" table:formula="of:=[.Y147]/[.Z147]" office:value-type="float" office:value="8" calcext:value-type="float">
            <text:p>8</text:p>
          </table:table-cell>
          <table:table-cell table:style-name="ce287" table:formula="of:=[.AA147]/[.AB147]" office:value-type="float" office:value="0.375" calcext:value-type="float">
            <text:p><text:s/>3/8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0.375" calcext:value-type="float">
            <text:p><text:s/>3/8 </text:p>
          </table:table-cell>
          <table:table-cell table:style-name="ce253" table:formula="of:=[.AF146]" office:value-type="float" office:value="20" calcext:value-type="float">
            <text:p>20</text:p>
          </table:table-cell>
          <table:table-cell table:style-name="ce253" table:formula="of:=[.AE146]" office:value-type="float" office:value="-44" calcext:value-type="float">
            <text:p>-44</text:p>
          </table:table-cell>
          <table:table-cell table:style-name="ce253" table:formula="of:=GCD(ABS([.AE147]);ABS([.AF147]))" office:value-type="float" office:value="4" calcext:value-type="float">
            <text:p>4</text:p>
          </table:table-cell>
          <table:table-cell table:style-name="ce252" table:formula="of:=[.AE147]/[.AG147]" office:value-type="float" office:value="5" calcext:value-type="float">
            <text:p>5</text:p>
          </table:table-cell>
          <table:table-cell table:style-name="ce252" table:formula="of:=[.AF147]/[.AG147]" office:value-type="float" office:value="-11" calcext:value-type="float">
            <text:p>-11</text:p>
          </table:table-cell>
          <table:table-cell table:style-name="ce287" table:formula="of:=[.AH147]/[.AI147]" office:value-type="float" office:value="-0.454545454545455" calcext:value-type="float">
            <text:p>- 5/11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454545454545455" calcext:value-type="float">
            <text:p>- 5/11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4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4">
          <table:table-cell table:number-columns-repeated="11"/>
          <table:table-cell table:style-name="ce234" table:formula="of:=[.L128]" office:value-type="float" office:value="-74.5" calcext:value-type="float">
            <text:p>-149/2 </text:p>
          </table:table-cell>
          <table:table-cell table:formula="of:=[.G128]*[.L150]+[.H128]" office:value-type="float" office:value="-7.99999999999999" calcext:value-type="float">
            <text:p>-7,99999999999999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4">
          <table:table-cell table:number-columns-repeated="11"/>
          <table:table-cell table:style-name="ce234" table:formula="of:=[.L129]" office:value-type="float" office:value="-0.0134228187919463" calcext:value-type="float">
            <text:p>- 1/75</text:p>
          </table:table-cell>
          <table:table-cell table:formula="of:=[.G129]*[.L151]+[.H129]" office:value-type="float" office:value="0.276286353467562" calcext:value-type="float">
            <text:p>0,276286353467562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4">
          <table:table-cell table:number-columns-repeated="11"/>
          <table:table-cell table:style-name="ce234" table:formula="of:=[.L130]" office:value-type="float" office:value="-7.16666666666667" calcext:value-type="float">
            <text:p>-43/6 </text:p>
          </table:table-cell>
          <table:table-cell table:formula="of:=[.G130]*[.L152]+[.H130]" office:value-type="float" office:value="7" calcext:value-type="float">
            <text:p>7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1]" office:value-type="float" office:value="-0.13953488372093" calcext:value-type="float">
            <text:p>- 6/43</text:p>
          </table:table-cell>
          <table:table-cell table:formula="of:=[.G131]*[.L153]+[.H131]" office:value-type="float" office:value="2.31524547803617" calcext:value-type="float">
            <text:p>2,3152454780361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2]" office:value-type="string" office:string-value="6" calcext:value-type="string">
            <text:p>6</text:p>
          </table:table-cell>
          <table:table-cell table:formula="of:=[.G132]*[.L154]+[.H132]" office:value-type="float" office:value="8" calcext:value-type="float">
            <text:p>8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3]" office:value-type="float" office:value="0.166666666666667" calcext:value-type="float">
            <text:p><text:s/>1/6 </text:p>
          </table:table-cell>
          <table:table-cell table:formula="of:=[.G133]*[.L155]+[.H133]" office:value-type="float" office:value="-0.0208333333333329" calcext:value-type="float">
            <text:p>-0,020833333333332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4]" office:value-type="float" office:value="-5.94117647058824" calcext:value-type="float">
            <text:p>-101/17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5]" office:value-type="float" office:value="-0.168316831683168" calcext:value-type="float">
            <text:p>-16/95</text:p>
          </table:table-cell>
          <table:table-cell table:formula="of:=[.G135]*[.L157]+[.H135]" office:value-type="float" office:value="0.834809796769151" calcext:value-type="float">
            <text:p>0,834809796769151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6]" office:value-type="string" office:string-value="-4" calcext:value-type="string">
            <text:p>-4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7]" office:value-type="float" office:value="-0.25" calcext:value-type="float">
            <text:p>- 1/4 </text:p>
          </table:table-cell>
          <table:table-cell table:formula="of:=[.G137]*[.L159]+[.H137]" office:value-type="float" office:value="-0.5" calcext:value-type="float">
            <text:p>-0,5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8]" office:value-type="float" office:value="0.933333333333333" calcext:value-type="float">
            <text:p>14/15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9]" office:value-type="float" office:value="1.07142857142857" calcext:value-type="float">
            <text:p>15/14</text:p>
          </table:table-cell>
          <table:table-cell table:formula="of:=[.G139]*[.L161]+[.H139]" office:value-type="float" office:value="-2.15934065934065" calcext:value-type="float">
            <text:p>-2,15934065934065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0]" office:value-type="float" office:value="-0.25" calcext:value-type="float">
            <text:p>- 1/4 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1]" office:value-type="float" office:value="-4" calcext:value-type="float">
            <text:p>- 4/1 </text:p>
          </table:table-cell>
          <table:table-cell table:formula="of:=[.G141]*[.L163]+[.H141]" office:value-type="float" office:value="-26.5" calcext:value-type="float">
            <text:p>-26,5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2]" office:value-type="float" office:value="-6.21428571428571" calcext:value-type="float">
            <text:p>-87/14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3]" office:value-type="float" office:value="-0.160919540229885" calcext:value-type="float">
            <text:p>-14/87</text:p>
          </table:table-cell>
          <table:table-cell table:formula="of:=[.G143]*[.L165]+[.H143]" office:value-type="float" office:value="-0.539624924379915" calcext:value-type="float">
            <text:p>-0,53962492437991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4]" office:value-type="float" office:value="-2.72727272727273" calcext:value-type="float">
            <text:p>-30/11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5]" office:value-type="float" office:value="-0.366666666666667" calcext:value-type="float">
            <text:p>-11/30</text:p>
          </table:table-cell>
          <table:table-cell table:formula="of:=[.G145]*[.L167]+[.H145]" office:value-type="float" office:value="-0.327777777777778" calcext:value-type="float">
            <text:p>-0,327777777777778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6]" office:value-type="float" office:value="-2.2" calcext:value-type="float">
            <text:p>-11/5 </text:p>
          </table:table-cell>
          <table:table-cell table:formula="of:=[.G146]*[.L168]+[.H146]" office:value-type="float" office:value="-3" calcext:value-type="float">
            <text:p>-3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7]" office:value-type="float" office:value="-0.454545454545455" calcext:value-type="float">
            <text:p>- 5/11</text:p>
          </table:table-cell>
          <table:table-cell table:formula="of:=[.G147]*[.L169]+[.H147]" office:value-type="float" office:value="-0.818181818181819" calcext:value-type="float">
            <text:p>-0,818181818181819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30">
          <table:table-cell table:number-columns-repeated="64"/>
        </table:table-row>
        <table:table-row table:style-name="ro4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hUTmqPuX+gLxt9oViCRkzFGDrek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42" table:default-cell-style-name="ce392"/>
        <table:table-column table:style-name="co43" table:number-columns-repeated="3" table:default-cell-style-name="ce392"/>
        <table:table-column table:style-name="co44" table:default-cell-style-name="ce392"/>
        <table:table-column table:style-name="co1" table:default-cell-style-name="ce392"/>
        <table:table-column table:style-name="co45" table:default-cell-style-name="ce392"/>
        <table:table-column table:style-name="co46" table:default-cell-style-name="ce392"/>
        <table:table-column table:style-name="co1" table:number-columns-repeated="55" table:default-cell-style-name="ce392"/>
        <table:table-row table:style-name="ro16">
          <table:table-cell table:style-name="ce352" table:formula="of:=IF([.$I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400" table:formula="of:=IF([.$I$1];&quot;Notes&quot;;&quot;&quot;)" office:value-type="string" office:string-value="Notes" calcext:value-type="string">
            <text:p>Notes</text:p>
          </table:table-cell>
          <table:table-cell table:style-name="ce406" table:formula="of:=IF([.$I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00"/>
          <table:table-cell table:style-name="ce400" office:value-type="string" calcext:value-type="string">
            <text:p>A faire</text:p>
          </table:table-cell>
          <table:table-cell table:style-name="ce400" table:formula="of:=IF([.$I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8]=[.B100];1;0)" office:value-type="float" office:value="1" calcext:value-type="float">
            <text:p>1</text:p>
          </table:table-cell>
          <table:table-cell table:style-name="ce423" table:formula="of:=IF([.$I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6">
          <table:table-cell table:style-name="ce356" table:formula="of:=IF([.$I$1];&quot;1&quot;;&quot;&quot;)" office:value-type="string" office:string-value="1" calcext:value-type="string">
            <text:p>1</text:p>
          </table:table-cell>
          <table:table-cell table:style-name="ce356" table:formula="of:=IF([.$I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I$1];[$Données.T16];&quot;&quot;)" office:value-type="float" office:value="0" calcext:value-type="float">
            <text:p>0,00</text:p>
          </table:table-cell>
          <table:table-cell table:style-name="ce387" table:formula="of:=IF([.$I$1];IF(COUNTA([$Appartenance.$H$3:$Appartenance.$H$12])&lt;&gt;0;&quot;Oui&quot;;&quot;Non&quot;);&quot;&quot;)" office:value-type="string" office:string-value="Non" calcext:value-type="string">
            <text:p>Non</text:p>
          </table:table-cell>
          <table:table-cell table:style-name="ce387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372"/>
          <table:table-cell/>
          <table:covered-table-cell table:style-name="ce400"/>
          <table:covered-table-cell table:style-name="ce387"/>
          <table:table-cell table:number-columns-repeated="55"/>
        </table:table-row>
        <table:table-row table:style-name="ro16">
          <table:table-cell table:style-name="ce357" table:formula="of:=IF([.$I$1];&quot;2&quot;;&quot;&quot;)" office:value-type="string" office:string-value="2" calcext:value-type="string">
            <text:p>2</text:p>
          </table:table-cell>
          <table:table-cell table:style-name="ce357" table:formula="of:=IF([.$I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I$1];[$Données.U16];&quot;&quot;)" office:value-type="float" office:value="0" calcext:value-type="float">
            <text:p>0,00</text:p>
          </table:table-cell>
          <table:table-cell table:style-name="ce369" table:formula="of:=IF([.$I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style-name="ce369" office:value-type="float" office:value="1" calcext:value-type="float">
            <text:p>1</text:p>
          </table:table-cell>
          <table:table-cell table:style-name="ce369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I$1];IF(SUM([.E2:.E6])=0;0;ROUND(2*SUMPRODUCT([.C2:.C6];[.G2:.G6])/SUM([.G2:.G6]);0)/2);&quot;&quot;)" office:value-type="float" office:value="0" calcext:value-type="float" table:number-columns-spanned="1" table:number-rows-spanned="2">
            <text:p>0</text:p>
          </table:table-cell>
          <table:table-cell table:style-name="ce423" table:formula="of:=IF([.$I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6">
          <table:table-cell table:style-name="ce356" table:formula="of:=IF([.$I$1];&quot;3&quot;;&quot;&quot;)" office:value-type="string" office:string-value="3" calcext:value-type="string">
            <text:p>3</text:p>
          </table:table-cell>
          <table:table-cell table:style-name="ce356" table:formula="of:=IF([.$I$1];&quot;Niveau 1&quot;;&quot;&quot;)" office:value-type="string" office:string-value="Niveau 1" calcext:value-type="string">
            <text:p>Niveau 1</text:p>
          </table:table-cell>
          <table:table-cell table:style-name="ce363" table:formula="of:=IF([.$I$1];[$Données.V16];&quot;&quot;)" office:value-type="float" office:value="0" calcext:value-type="float">
            <text:p>0,00</text:p>
          </table:table-cell>
          <table:table-cell table:style-name="ce370" table:formula="of:=IF([.$I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70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6">
          <table:table-cell table:style-name="ce357" table:formula="of:=IF([.$I$1];&quot;4&quot;;&quot;&quot;)" office:value-type="string" office:string-value="4" calcext:value-type="string">
            <text:p>4</text:p>
          </table:table-cell>
          <table:table-cell table:style-name="ce357" table:formula="of:=IF([.$I$1];&quot;Niveau 2&quot;;&quot;&quot;)" office:value-type="string" office:string-value="Niveau 2" calcext:value-type="string">
            <text:p>Niveau 2</text:p>
          </table:table-cell>
          <table:table-cell table:style-name="ce364" table:formula="of:=IF([.$I$1];[$Données.W16];&quot;&quot;)" office:value-type="float" office:value="0" calcext:value-type="float">
            <text:p>0,00</text:p>
          </table:table-cell>
          <table:table-cell table:style-name="ce369" table:formula="of:=IF([.$I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369" office:value-type="float" office:value="1" calcext:value-type="float">
            <text:p>1</text:p>
          </table:table-cell>
          <table:table-cell table:style-name="ce357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6" table:formula="of:=IF([.$I$1];&quot;5&quot;;&quot;&quot;)" office:value-type="string" office:string-value="5" calcext:value-type="string">
            <text:p>5</text:p>
          </table:table-cell>
          <table:table-cell table:style-name="ce356" table:formula="of:=IF([.$I$1];&quot;Niveau 3&quot;;&quot;&quot;)" office:value-type="string" office:string-value="Niveau 3" calcext:value-type="string">
            <text:p>Niveau 3</text:p>
          </table:table-cell>
          <table:table-cell table:style-name="ce363" table:formula="of:=IF([.$I$1];[$Données.X16];&quot;&quot;)" office:value-type="float" office:value="0" calcext:value-type="float">
            <text:p>0,00</text:p>
          </table:table-cell>
          <table:table-cell table:style-name="ce370" table:formula="of:=IF([.$I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56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8" table:number-columns-repeated="2"/>
          <table:table-cell table:style-name="ce365"/>
          <table:table-cell table:style-name="ce371" table:number-columns-repeated="3"/>
          <table:table-cell table:style-name="ce358"/>
          <table:table-cell table:style-name="ce373"/>
          <table:table-cell table:number-columns-repeated="58"/>
        </table:table-row>
        <table:table-row table:style-name="ro16">
          <table:table-cell table:style-name="ce393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style-name="ce374"/>
          <table:table-cell table:style-name="ce376" table:number-columns-repeated="58"/>
        </table:table-row>
        <table:table-row table:style-name="ro16">
          <table:table-cell table:number-columns-repeated="7"/>
          <table:table-cell table:style-name="ce375"/>
          <table:table-cell table:style-name="ce376" table:number-columns-repeated="58"/>
        </table:table-row>
        <table:table-row table:style-name="ro16">
          <table:table-cell table:style-name="ce395" office:value-type="string" calcext:value-type="string" table:number-columns-spanned="2" table:number-rows-spanned="1">
            <text:p>Rang</text:p>
          </table:table-cell>
          <table:covered-table-cell table:style-name="ce397"/>
          <table:table-cell table:style-name="ce403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>
          <table:table-cell table:style-name="ce395" office:value-type="string" calcext:value-type="string" table:number-columns-spanned="2" table:number-rows-spanned="1">
            <text:p>Nom :</text:p>
          </table:table-cell>
          <table:covered-table-cell table:style-name="ce397"/>
          <table:table-cell table:style-name="ce404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6" table:number-columns-repeated="59"/>
        </table:table-row>
        <table:table-row table:style-name="ro16">
          <table:table-cell table:style-name="ce395" office:value-type="string" calcext:value-type="string" table:number-columns-spanned="2" table:number-rows-spanned="1">
            <text:p>Prénom :</text:p>
          </table:table-cell>
          <table:covered-table-cell table:style-name="ce397"/>
          <table:table-cell table:style-name="ce403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6" table:number-columns-repeated="59"/>
        </table:table-row>
        <table:table-row table:style-name="ro17">
          <table:table-cell table:number-columns-repeated="66"/>
        </table:table-row>
        <table:table-row table:style-name="ro17" table:number-rows-repeated="2">
          <table:table-cell table:style-name="Default" table:number-columns-repeated="7"/>
          <table:table-cell table:number-columns-repeated="59"/>
        </table:table-row>
        <table:table-row table:style-name="ro17">
          <table:table-cell table:number-columns-repeated="66"/>
        </table:table-row>
        <table:table-row table:style-name="ro17">
          <table:table-cell table:number-columns-repeated="2"/>
          <table:table-cell table:style-name="ce367"/>
          <table:table-cell table:number-columns-repeated="63"/>
        </table:table-row>
        <table:table-row table:style-name="ro17">
          <table:table-cell table:number-columns-repeated="66"/>
        </table:table-row>
        <table:table-row table:style-name="ro17">
          <table:table-cell table:style-name="Default" table:number-columns-repeated="2"/>
          <table:table-cell table:number-columns-repeated="64"/>
        </table:table-row>
        <table:table-row table:style-name="ro17" table:number-rows-repeated="80">
          <table:table-cell table:number-columns-repeated="66"/>
        </table:table-row>
        <table:table-row table:style-name="ro17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4"/>
        </table:table-row>
        <table:table-row table:style-name="ro17" table:number-rows-repeated="1048475">
          <table:table-cell table:number-columns-repeated="66"/>
        </table:table-row>
        <table:table-row table:style-name="ro17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number:number-style style:name="N193">
      <number:number number:decimal-places="0" number:min-decimal-places="0" number:min-integer-digits="0"/>
      <number:text>π</number:text>
    </number:number-style>
    <number:number-style style:name="N194">
      <number:number number:decimal-places="1" number:min-decimal-places="0" number:min-integer-digits="0" number:decimal-replacement=""/>
      <number:text>π</number:text>
    </number:number-style>
    <number:number-style style:name="N195">
      <number:number number:decimal-places="1" number:min-decimal-places="1" number:min-integer-digits="1"/>
      <number:text>π</number:text>
    </number:number-style>
    <number:number-style style:name="N196">
      <number:number number:decimal-places="1" number:min-decimal-places="0" number:min-integer-digits="1" number:decimal-replacement=""/>
      <number:text>π</number:text>
    </number:number-style>
    <number:number-style style:name="N197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1:59:09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09T12:00:06.970000000</dc:date>
    <meta:editing-duration>P2DT15H26M38S</meta:editing-duration>
    <meta:editing-cycles>686</meta:editing-cycles>
    <meta:generator>LibreOffice/7.2.6.2$Windows_X86_64 LibreOffice_project/b0ec3a565991f7569a5a7f5d24fed7f52653d754</meta:generator>
    <meta:document-statistic meta:table-count="8" meta:cell-count="3652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2,10)
		Else Feuille.GetCellRangeByName("L" &amp; i).value = SK_Alea(-10,-2)
	End If
	Next i
	For i = 109 to 147 Step 2
	If SK_Alea(1,2)=1 Then 
		Feuille.GetCellRangeByName("O" &amp; i).value = SK_Alea(2,10)
		Else Feuille.GetCellRangeByName("O" &amp; i).value = SK_Alea(-10,-2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33">
                <text:p>33</text:p>
                <draw:g>
                  <svg:desc>Données.O16:Données.P16</svg:desc>
                </draw:g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4">
                <text:p>-44</text:p>
                <draw:g>
                  <svg:desc>Données.O17:Données.P17</svg:desc>
                </draw:g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6">
                <text:p>-6</text:p>
                <draw:g>
                  <svg:desc>Données.M18:Données.N18</svg:desc>
                </draw:g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1">
                <text:p>-11</text:p>
                <draw:g>
                  <svg:desc>Données.O18:Données.P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14">
                <text:p>-14</text:p>
                <draw:g>
                  <svg:desc>Données.O19:Données.P19</svg:desc>
                </draw:g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21">
                <text:p>21</text:p>
                <draw:g>
                  <svg:desc>Données.O20:Données.P20</svg:desc>
                </draw:g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3465a4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  <chart:data-label chart:style-name="ch10"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  <chart:data-label chart:style-name="ch10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4">
                <text:p>-4</text:p>
                <draw:g>
                  <svg:desc>Données.M3:Données.N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0">
                <text:p>10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29">
                <text:p>-29</text:p>
                <draw:g>
                  <svg:desc>Données.O5:Données.P5</svg:desc>
                </draw:g>
              </table:table-cell>
              <table:table-cell office:value-type="float" office:value="3">
                <text:p>3</text:p>
                <draw:g>
                  <svg:desc>Données.M6:Données.N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27">
                <text:p>27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6.125">
                <text:p>16.125</text:p>
                <draw:g>
                  <svg:desc>Données.O32:Données.P32</svg:desc>
                </draw:g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67">
                <text:p>67</text:p>
                <draw:g>
                  <svg:desc>Données.O33:Données.P33</svg:desc>
                </draw:g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0.7777777777778">
                <text:p>10.7777777777778</text:p>
                <draw:g>
                  <svg:desc>Données.O34:Données.P34</svg:desc>
                </draw:g>
              </table:table-cell>
              <table:table-cell office:value-type="float" office:value="-8.77777777777778">
                <text:p>-8.77777777777778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6.875">
                <text:p>16.875</text:p>
                <draw:g>
                  <svg:desc>Données.O35:Données.P35</svg:desc>
                </draw:g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9.3333333333333">
                <text:p>-19.3333333333333</text:p>
                <draw:g>
                  <svg:desc>Données.O36:Données.P36</svg:desc>
                </draw:g>
              </table:table-cell>
              <table:table-cell office:value-type="float" office:value="39.3333333333333">
                <text:p>39.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